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adornments="Normál" style:font-family-generic="swiss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72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7146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4693in"/>
    </style:style>
    <style:style style:name="co10" style:family="table-column">
      <style:table-column-properties fo:break-before="auto" style:column-width="0.928in"/>
    </style:style>
    <style:style style:name="co11" style:family="table-column">
      <style:table-column-properties fo:break-before="auto" style:column-width="1.1028in"/>
    </style:style>
    <style:style style:name="co12" style:family="table-column">
      <style:table-column-properties fo:break-before="auto" style:column-width="1.0264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1362in"/>
    </style:style>
    <style:style style:name="co15" style:family="table-column">
      <style:table-column-properties fo:break-before="auto" style:column-width="0.5898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5181in"/>
    </style:style>
    <style:style style:name="co18" style:family="table-column">
      <style:table-column-properties fo:break-before="auto" style:column-width="0.748in"/>
    </style:style>
    <style:style style:name="co19" style:family="table-column">
      <style:table-column-properties fo:break-before="auto" style:column-width="0.7874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9283in"/>
    </style:style>
    <style:style style:name="co22" style:family="table-column">
      <style:table-column-properties fo:break-before="auto" style:column-width="0.7165in"/>
    </style:style>
    <style:style style:name="co23" style:family="table-column">
      <style:table-column-properties fo:break-before="auto" style:column-width="0.6535in"/>
    </style:style>
    <style:style style:name="co24" style:family="table-column">
      <style:table-column-properties fo:break-before="auto" style:column-width="0.4638in"/>
    </style:style>
    <style:style style:name="co25" style:family="table-column">
      <style:table-column-properties fo:break-before="auto" style:column-width="0.4744in"/>
    </style:style>
    <style:style style:name="co26" style:family="table-column">
      <style:table-column-properties fo:break-before="auto" style:column-width="0.5063in"/>
    </style:style>
    <style:style style:name="co27" style:family="table-column">
      <style:table-column-properties fo:break-before="auto" style:column-width="0.5134in"/>
    </style:style>
    <style:style style:name="co28" style:family="table-column">
      <style:table-column-properties fo:break-before="auto" style:column-width="0.3165in"/>
    </style:style>
    <style:style style:name="co29" style:family="table-column">
      <style:table-column-properties fo:break-before="auto" style:column-width="0.6638in"/>
    </style:style>
    <style:style style:name="co30" style:family="table-column">
      <style:table-column-properties fo:break-before="auto" style:column-width="0.622in"/>
    </style:style>
    <style:style style:name="co31" style:family="table-column">
      <style:table-column-properties fo:break-before="auto" style:column-width="0.4256in"/>
    </style:style>
    <style:style style:name="co32" style:family="table-column">
      <style:table-column-properties fo:break-before="auto" style:column-width="0.6335in"/>
    </style:style>
    <style:style style:name="co33" style:family="table-column">
      <style:table-column-properties fo:break-before="auto" style:column-width="0.5346in"/>
    </style:style>
    <style:style style:name="co34" style:family="table-column">
      <style:table-column-properties fo:break-before="auto" style:column-width="1.6602in"/>
    </style:style>
    <style:style style:name="co35" style:family="table-column">
      <style:table-column-properties fo:break-before="auto" style:column-width="0.4583in"/>
    </style:style>
    <style:style style:name="co36" style:family="table-column">
      <style:table-column-properties fo:break-before="auto" style:column-width="0.4366in"/>
    </style:style>
    <style:style style:name="co37" style:family="table-column">
      <style:table-column-properties fo:break-before="auto" style:column-width="0.5244in"/>
    </style:style>
    <style:style style:name="co38" style:family="table-column">
      <style:table-column-properties fo:break-before="auto" style:column-width="0.502in"/>
    </style:style>
    <style:style style:name="co39" style:family="table-column">
      <style:table-column-properties fo:break-before="auto" style:column-width="0.9701in"/>
    </style:style>
    <style:style style:name="co40" style:family="table-column">
      <style:table-column-properties fo:break-before="auto" style:column-width="10.4953in"/>
    </style:style>
    <style:style style:name="co41" style:family="table-column">
      <style:table-column-properties fo:break-before="auto" style:column-width="5.3311in"/>
    </style:style>
    <style:style style:name="co42" style:family="table-column">
      <style:table-column-properties fo:break-before="auto" style:column-width="1.4417in"/>
    </style:style>
    <style:style style:name="co43" style:family="table-column">
      <style:table-column-properties fo:break-before="auto" style:column-width="1.628in"/>
    </style:style>
    <style:style style:name="co44" style:family="table-column">
      <style:table-column-properties fo:break-before="auto" style:column-width="0.3728in"/>
    </style:style>
    <style:style style:name="co45" style:family="table-column">
      <style:table-column-properties fo:break-before="auto" style:column-width="0.5693in"/>
    </style:style>
    <style:style style:name="co46" style:family="table-column">
      <style:table-column-properties fo:break-before="auto" style:column-width="2.7528in"/>
    </style:style>
    <style:style style:name="co47" style:family="table-column">
      <style:table-column-properties fo:break-before="auto" style:column-width="0.6118in"/>
    </style:style>
    <style:style style:name="co48" style:family="table-column">
      <style:table-column-properties fo:break-before="auto" style:column-width="0.8189in"/>
    </style:style>
    <style:style style:name="co49" style:family="table-column">
      <style:table-column-properties fo:break-before="auto" style:column-width="0.7693in"/>
    </style:style>
    <style:style style:name="co50" style:family="table-column">
      <style:table-column-properties fo:break-before="auto" style:column-width="0.5457in"/>
    </style:style>
    <style:style style:name="co51" style:family="table-column">
      <style:table-column-properties fo:break-before="auto" style:column-width="0.5165in"/>
    </style:style>
    <style:style style:name="co52" style:family="table-column">
      <style:table-column-properties fo:break-before="auto" style:column-width="0.7591in"/>
    </style:style>
    <style:style style:name="co53" style:family="table-column">
      <style:table-column-properties fo:break-before="auto" style:column-width="0.5374in"/>
    </style:style>
    <style:style style:name="co54" style:family="table-column">
      <style:table-column-properties fo:break-before="auto" style:column-width="0.3819in"/>
    </style:style>
    <style:style style:name="co55" style:family="table-column">
      <style:table-column-properties fo:break-before="auto" style:column-width="1.4854in"/>
    </style:style>
    <style:style style:name="co56" style:family="table-column">
      <style:table-column-properties fo:break-before="auto" style:column-width="0.5902in"/>
    </style:style>
    <style:style style:name="co57" style:family="table-column">
      <style:table-column-properties fo:break-before="auto" style:column-width="0.7535in"/>
    </style:style>
    <style:style style:name="co58" style:family="table-column">
      <style:table-column-properties fo:break-before="auto" style:column-width="0.7209in"/>
    </style:style>
    <style:style style:name="co59" style:family="table-column">
      <style:table-column-properties fo:break-before="auto" style:column-width="0.6744in"/>
    </style:style>
    <style:style style:name="co60" style:family="table-column">
      <style:table-column-properties fo:break-before="auto" style:column-width="0.7972in"/>
    </style:style>
    <style:style style:name="co61" style:family="table-column">
      <style:table-column-properties fo:break-before="auto" style:column-width="1.2016in"/>
    </style:style>
    <style:style style:name="co62" style:family="table-column">
      <style:table-column-properties fo:break-before="auto" style:column-width="5.8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1346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1965in" fo:break-before="auto" style:use-optimal-row-height="false"/>
    </style:style>
    <style:style style:name="ro9" style:family="table-row">
      <style:table-row-properties style:row-height="0.1854in" fo:break-before="auto" style:use-optimal-row-height="true"/>
    </style:style>
    <style:style style:name="ro10" style:family="table-row">
      <style:table-row-properties style:row-height="0.1138in" fo:break-before="auto" style:use-optimal-row-height="false"/>
    </style:style>
    <style:style style:name="ro11" style:family="table-row">
      <style:table-row-properties style:row-height="0.2693in" fo:break-before="auto" style:use-optimal-row-height="true"/>
    </style:style>
    <style:style style:name="ro12" style:family="table-row">
      <style:table-row-properties style:row-height="0.1835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15" style:family="table-row">
      <style:table-row-properties style:row-height="0.6008in" fo:break-before="auto" style:use-optimal-row-height="false"/>
    </style:style>
    <style:style style:name="ro16" style:family="table-row">
      <style:table-row-properties style:row-height="0.798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8" style:family="table-row">
      <style:table-row-properties style:row-height="1.1091in" fo:break-before="auto" style:use-optimal-row-height="true"/>
    </style:style>
    <style:style style:name="ro19" style:family="table-row">
      <style:table-row-properties style:row-height="0.3102in" fo:break-before="auto" style:use-optimal-row-height="true"/>
    </style:style>
    <style:style style:name="ro20" style:family="table-row">
      <style:table-row-properties style:row-height="0.1244in" fo:break-before="auto" style:use-optimal-row-height="false"/>
    </style:style>
    <style:style style:name="ro21" style:family="table-row">
      <style:table-row-properties style:row-height="0.4555in" fo:break-before="auto" style:use-optimal-row-height="true"/>
    </style:style>
    <style:style style:name="ro22" style:family="table-row">
      <style:table-row-properties style:row-height="0.6008in" fo:break-before="auto" style:use-optimal-row-height="true"/>
    </style:style>
    <style:style style:name="ro23" style:family="table-row">
      <style:table-row-properties style:row-height="0.7457in" fo:break-before="auto" style:use-optimal-row-height="true"/>
    </style:style>
    <style:style style:name="ro24" style:family="table-row">
      <style:table-row-properties style:row-height="0.3937in" fo:break-before="auto" style:use-optimal-row-height="true"/>
    </style:style>
    <style:style style:name="ro25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8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  <style:map style:condition="is-true-formula([$Mágia_Pszi.$K$13]=1)" style:apply-style-name="Írástudó_5f_tradícióból" style:base-cell-address="Tulajdonságok_képzettségek.A43"/>
    </style:style>
    <style:style style:name="ce2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3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2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5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164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5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3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6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181" style:family="table-cell" style:parent-style-name="Default" style:data-style-name="N14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  <style:map style:condition="cell-content()&lt;0" style:apply-style-name="Warning_5f_negativ" style:base-cell-address="Tulajdonságok_képzettségek.D56"/>
      <style:map style:condition="cell-content()=0" style:apply-style-name="Pont_5f_nulla" style:base-cell-address="Tulajdonságok_képzettségek.D56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C10"/>
    </style:style>
    <style:style style:name="ce18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96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97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ulajdonságok_képzettségek.E32"/>
      <style:map style:condition="cell-content()&lt;0" style:apply-style-name="Warning_5f_negativ" style:base-cell-address="Tulajdonságok_képzettségek.E32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21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51"/>
      <style:map style:condition="cell-content()&lt;0" style:apply-style-name="Warning_5f_negativ" style:base-cell-address="Tulajdonságok_képzettségek.E51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2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55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55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55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weight-asian="normal" style:font-weight-complex="normal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40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46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249" style:family="table-cell" style:parent-style-name="Default" style:data-style-name="N14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69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523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52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52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540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544" style:family="table-cell" style:parent-style-name="Default">
      <style:table-cell-properties style:vertical-align="middle"/>
      <style:text-properties style:font-name="Arial" fo:font-size="9pt"/>
    </style:style>
    <style:style style:name="ce5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53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5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596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66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6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68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3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in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70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380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705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17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in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72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729" style:family="table-cell" style:parent-style-name="Default" style:data-style-name="N16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6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4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in"/>
      <style:text-properties fo:font-size="9pt" fo:font-weight="bold"/>
    </style:style>
    <style:style style:name="ce443" style:family="table-cell" style:parent-style-name="Default">
      <style:table-cell-properties fo:border-bottom="0.99pt solid #000000" fo:background-color="#b3b3b3" style:text-align-source="fix" style:repeat-content="false" fo:border-left="2.49pt solid #000000" fo:border-right="2.49pt solid #000000" fo:border-top="2.49pt solid #000000" style:vertical-align="middle"/>
      <style:paragraph-properties fo:text-align="center"/>
      <style:text-properties fo:font-size="11pt" fo:font-weight="bold"/>
    </style:style>
    <style:style style:name="ce444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</style:style>
    <style:style style:name="ce44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1" fo:font-size="9pt" fo:font-weight="bold"/>
    </style:style>
    <style:style style:name="ce783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/>
      <style:text-properties fo:color="#999999" fo:font-size="9pt" fo:font-weight="bold"/>
    </style:style>
    <style:style style:name="ce447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50" style:family="table-cell" style:parent-style-name="Default">
      <style:table-cell-properties fo:border-bottom="none" fo:border-left="2.49pt solid #000000" fo:border-right="2.49pt solid #000000" fo:border-top="none"/>
    </style:style>
    <style:style style:name="ce80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09" style:family="table-cell" style:parent-style-name="Default">
      <style:table-cell-properties fo:background-color="#e6e6e6" fo:border="0.06pt solid #000000"/>
    </style:style>
    <style:style style:name="ce81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fo:font-size="10.5pt" style:font-size-asian="10.5pt" style:font-size-complex="10.5pt"/>
    </style:style>
    <style:style style:name="ce45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4c4c4c" fo:font-weight="bold" style:font-weight-asian="bold" style:font-weight-complex="bold"/>
    </style:style>
    <style:style style:name="ce854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57" style:family="table-cell" style:parent-style-name="Default">
      <style:table-cell-properties fo:border="0.06pt solid #000000"/>
      <style:text-properties fo:font-size="9pt"/>
    </style:style>
    <style:style style:name="ce864" style:family="table-cell" style:parent-style-name="Default">
      <style:table-cell-properties fo:border="0.06pt solid #000000"/>
      <style:text-properties fo:color="#999999" fo:font-size="9pt"/>
    </style:style>
    <style:style style:name="ce474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fo:color="#999999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477" style:family="table-cell" style:parent-style-name="Default">
      <style:table-cell-properties fo:border="0.06pt solid #000000"/>
    </style:style>
    <style:style style:name="ce47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71" style:family="table-cell" style:parent-style-name="Default">
      <style:table-cell-properties fo:border="0.06pt solid #000000"/>
      <style:text-properties fo:color="#999999"/>
    </style:style>
    <style:style style:name="ce4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8]" style:apply-style-name="Warning_5f_foktúllépés" style:base-cell-address="Mágia_Pszi.C16"/>
    </style:style>
    <style:style style:name="ce48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Mágia_Pszi.D3"/>
    </style:style>
    <style:style style:name="ce483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  <style:map style:condition="cell-content()&gt;[$Mágia_Pszi.$D$8]" style:apply-style-name="Warning_5f_HM" style:base-cell-address="Mágia_Pszi.D7"/>
    </style:style>
    <style:style style:name="ce484" style:family="table-cell" style:parent-style-name="Default" style:data-style-name="N174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485" style:family="table-cell" style:parent-style-name="Default" style:data-style-name="N134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4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bold" style:font-size-asian="9pt" style:font-size-complex="9pt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/>
    </style:style>
    <style:style style:name="ce574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</style:style>
    <style:style style:name="ce88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576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883" style:family="table-cell" style:parent-style-name="Default">
      <style:table-cell-properties fo:border-bottom="0.06pt solid #000000" fo:border-left="0.06pt solid #000000" fo:border-right="2.49pt solid #000000" fo:border-top="0.06pt solid #000000"/>
      <style:text-properties fo:color="#999999"/>
    </style:style>
    <style:style style:name="ce578" style:family="table-cell" style:parent-style-name="Default">
      <style:table-cell-properties fo:border-bottom="2.49pt solid #000000" fo:border-left="0.06pt solid #000000" fo:border-right="2.49pt solid #000000" fo:border-top="0.06pt solid #000000"/>
      <style:text-properties fo:color="#999999"/>
    </style:style>
    <style:style style:name="ce17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57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5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font-name="Arial1" fo:font-weight="bold" style:font-weight-asian="bold" style:font-weight-complex="bold"/>
    </style:style>
    <style:style style:name="ce58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Mágia_Pszi.F13"/>
      <style:map style:condition="cell-content()&lt;0" style:apply-style-name="Warning_5f_negativ" style:base-cell-address="Mágia_Pszi.F13"/>
    </style:style>
    <style:style style:name="ce5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Mágia_Pszi.F21"/>
      <style:map style:condition="cell-content()&lt;0" style:apply-style-name="Warning_5f_negativ" style:base-cell-address="Mágia_Pszi.F21"/>
    </style:style>
    <style:style style:name="ce58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Mágia_Pszi.F22"/>
      <style:map style:condition="cell-content()&lt;0" style:apply-style-name="Warning_5f_negativ" style:base-cell-address="Mágia_Pszi.F22"/>
    </style:style>
    <style:style style:name="ce58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Mágia_Pszi.F23"/>
      <style:map style:condition="cell-content()&lt;0" style:apply-style-name="Warning_5f_negativ" style:base-cell-address="Mágia_Pszi.F23"/>
    </style:style>
    <style:style style:name="ce58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Mágia_Pszi.F24"/>
      <style:map style:condition="cell-content()&lt;0" style:apply-style-name="Warning_5f_negativ" style:base-cell-address="Mágia_Pszi.F24"/>
    </style:style>
    <style:style style:name="ce58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Mágia_Pszi.F25"/>
      <style:map style:condition="cell-content()&lt;0" style:apply-style-name="Warning_5f_negativ" style:base-cell-address="Mágia_Pszi.F25"/>
    </style:style>
    <style:style style:name="ce59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6]&gt;[.$D$26])" style:apply-style-name="Warning_5f_Fortély" style:base-cell-address="Mágia_Pszi.F26"/>
      <style:map style:condition="cell-content()&lt;0" style:apply-style-name="Warning_5f_negativ" style:base-cell-address="Mágia_Pszi.F26"/>
    </style:style>
    <style:style style:name="ce59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7]&gt;[.$D$27])" style:apply-style-name="Warning_5f_Fortély" style:base-cell-address="Mágia_Pszi.F27"/>
      <style:map style:condition="cell-content()&lt;0" style:apply-style-name="Warning_5f_negativ" style:base-cell-address="Mágia_Pszi.F27"/>
    </style:style>
    <style:style style:name="ce59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999999"/>
    </style:style>
    <style:style style:name="ce5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999999"/>
    </style:style>
    <style:style style:name="ce5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4c4c4c" fo:font-weight="bold" style:font-weight-asian="bold" style:font-weight-complex="bold"/>
    </style:style>
    <style:style style:name="ce59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904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90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59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 fo:margin-left="0in"/>
    </style:style>
    <style:style style:name="ce907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600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909" style:family="table-cell" style:parent-style-name="Default">
      <style:text-properties fo:font-size="9pt" style:font-size-asian="9pt" style:font-size-complex="9pt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60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Mágia_Pszi.D3"/>
    </style:style>
    <style:style style:name="ce604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605" style:family="table-cell" style:parent-style-name="Default">
      <style:table-cell-properties fo:border="none"/>
    </style:style>
    <style:style style:name="ce606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607" style:family="table-cell" style:parent-style-name="Default" style:data-style-name="N16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60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Mágia_Pszi.K13"/>
    </style:style>
    <style:style style:name="ce60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Mágia_Pszi.K13"/>
    </style:style>
    <style:style style:name="ce61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18"/>
    </style:style>
    <style:style style:name="ce61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19"/>
    </style:style>
    <style:style style:name="ce61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0"/>
    </style:style>
    <style:style style:name="ce61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1"/>
    </style:style>
    <style:style style:name="ce61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2"/>
    </style:style>
    <style:style style:name="ce61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3"/>
    </style:style>
    <style:style style:name="ce61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4"/>
    </style:style>
    <style:style style:name="ce61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5"/>
    </style:style>
    <style:style style:name="ce61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6"/>
    </style:style>
    <style:style style:name="ce619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7"/>
    </style:style>
    <style:style style:name="ce62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Mágia_Pszi.$K$13]&gt;2)" style:apply-style-name="Warning_5f_Fortély" style:base-cell-address="Mágia_Pszi.M13"/>
    </style:style>
    <style:style style:name="ce62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1]&gt;[.$K$31])" style:apply-style-name="Warning_5f_Fortély" style:base-cell-address="Mágia_Pszi.M31"/>
      <style:map style:condition="cell-content()&lt;0" style:apply-style-name="Warning_5f_negativ" style:base-cell-address="Mágia_Pszi.M31"/>
    </style:style>
    <style:style style:name="ce62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2]&gt;[.$K$32])" style:apply-style-name="Warning_5f_Fortély" style:base-cell-address="Mágia_Pszi.M32"/>
      <style:map style:condition="cell-content()&lt;0" style:apply-style-name="Warning_5f_negativ" style:base-cell-address="Mágia_Pszi.M32"/>
    </style:style>
    <style:style style:name="ce62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3]&gt;[.$K$33])" style:apply-style-name="Warning_5f_Fortély" style:base-cell-address="Mágia_Pszi.M33"/>
      <style:map style:condition="cell-content()&lt;0" style:apply-style-name="Warning_5f_negativ" style:base-cell-address="Mágia_Pszi.M33"/>
    </style:style>
    <style:style style:name="ce62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4]&gt;[.$K$34])" style:apply-style-name="Warning_5f_Fortély" style:base-cell-address="Mágia_Pszi.M34"/>
      <style:map style:condition="cell-content()&lt;0" style:apply-style-name="Warning_5f_negativ" style:base-cell-address="Mágia_Pszi.M34"/>
    </style:style>
    <style:style style:name="ce62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5]&gt;[.$K$35])" style:apply-style-name="Warning_5f_Fortély" style:base-cell-address="Mágia_Pszi.M35"/>
      <style:map style:condition="cell-content()&lt;0" style:apply-style-name="Warning_5f_negativ" style:base-cell-address="Mágia_Pszi.M35"/>
    </style:style>
    <style:style style:name="ce62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8]&gt;[.$K$38])" style:apply-style-name="Warning_5f_Fortély" style:base-cell-address="Mágia_Pszi.M36"/>
      <style:map style:condition="cell-content()&lt;0" style:apply-style-name="Warning_5f_negativ" style:base-cell-address="Mágia_Pszi.M36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63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94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941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63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9" style:family="table-cell" style:parent-style-name="Default" style:data-style-name="N14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65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32"/>
      <style:map style:condition="cell-content()&lt;0" style:apply-style-name="Warning_5f_negativ" style:base-cell-address="Tartalék.F32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069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70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1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2" style:family="table-cell" style:parent-style-name="Default">
      <style:text-properties style:font-name="DejaVu Serif" fo:font-size="9pt" fo:font-style="normal"/>
    </style:style>
    <style:style style:name="ce1073" style:family="table-cell" style:parent-style-name="Default">
      <style:text-properties style:font-name="DejaVu Serif" fo:font-size="9pt"/>
    </style:style>
    <style:style style:name="ce1074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175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76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177" style:family="table-cell" style:parent-style-name="Default">
      <style:table-cell-properties fo:wrap-option="wrap"/>
      <style:text-properties style:font-name="DejaVu Serif" fo:font-size="9pt" fo:font-style="normal"/>
    </style:style>
    <style:style style:name="ce1178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79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180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81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182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83" style:family="table-cell" style:parent-style-name="Default">
      <style:text-properties style:font-name="DejaVu Serif" fo:font-size="9pt" fo:font-style="normal" fo:font-weight="bold"/>
    </style:style>
    <style:style style:name="ce1091" style:family="table-cell" style:parent-style-name="Default" style:data-style-name="N100">
      <style:text-properties fo:font-weight="bold"/>
    </style:style>
    <style:style style:name="ce1095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90" style:family="table-cell" style:parent-style-name="Default" style:data-style-name="N100">
      <style:text-properties fo:color="#ff0000" fo:font-weight="bold"/>
    </style:style>
    <style:style style:name="ce1092" style:family="table-cell" style:parent-style-name="Default" style:data-style-name="N100">
      <style:text-properties fo:font-weight="normal" style:font-weight-asian="normal" style:font-weight-complex="normal"/>
    </style:style>
    <style:style style:name="ce1093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94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96" style:family="table-cell" style:parent-style-name="Default" style:data-style-name="N100">
      <style:text-properties fo:font-weight="normal"/>
    </style:style>
    <style:style style:name="ce1097" style:family="table-cell" style:parent-style-name="Default">
      <style:text-properties fo:font-weight="normal"/>
    </style:style>
    <style:style style:name="ce1098" style:family="table-cell" style:parent-style-name="Default">
      <style:text-properties fo:font-weight="normal" style:font-weight-asian="normal" style:font-weight-complex="normal"/>
    </style:style>
    <style:style style:name="ce1099" style:family="table-cell" style:parent-style-name="Default">
      <style:text-properties style:use-window-font-color="true" fo:font-weight="normal" style:font-weight-asian="normal" style:font-weight-complex="normal"/>
    </style:style>
    <style:style style:name="ce1100" style:family="table-cell" style:parent-style-name="Default">
      <style:text-properties fo:font-weight="bold"/>
    </style:style>
    <style:style style:name="ce1101" style:family="table-cell" style:parent-style-name="Default">
      <style:text-properties fo:color="#ff0000" fo:font-weight="normal"/>
    </style:style>
    <style:style style:name="ce119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97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9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9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0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3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2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1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1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1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2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220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2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7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228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1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23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2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3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0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1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2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24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2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5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7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0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61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6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6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7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77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111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11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11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12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38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130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13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192">
      <style:table-cell-properties style:text-align-source="fix" style:repeat-content="false" fo:border="0.06pt solid #000000"/>
      <style:paragraph-properties fo:text-align="center" fo:margin-left="0in"/>
    </style:style>
    <style:style style:name="ce1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38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145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19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15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82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34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77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66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60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7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9" style:family="table-cell" style:parent-style-name="Default" style:data-style-name="N168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40" style:family="table-cell" style:parent-style-name="Default" style:data-style-name="N17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1" style:family="table-cell" style:parent-style-name="Default" style:data-style-name="N174">
      <style:table-cell-properties fo:background-color="#ffcc99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42" style:family="table-cell" style:parent-style-name="Default" style:data-style-name="N197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43" style:family="table-cell" style:parent-style-name="Default" style:data-style-name="N148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19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45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5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</style:style>
    <style:style style:name="ce85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1274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74" style:family="table-cell" style:parent-style-name="Default">
      <style:table-cell-properties fo:wrap-option="wrap"/>
    </style:style>
    <style:style style:name="ce137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Nyílhegyek_20_1" draw:marker-start-width="0.0787in" draw:marker-start-center="false" draw:fill="solid" draw:fill-color="#ffffc0" draw:auto-grow-height="false" draw:auto-grow-width="false" fo:min-height="0.7272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ff0000" fo:font-style="italic" style:font-style-asian="italic" style:font-style-complex="italic"/>
    </style:style>
    <style:style style:name="T4" style:family="text">
      <style:text-properties fo:color="#000000"/>
    </style:style>
    <style:style style:name="T5" style:family="text">
      <style:text-properties fo:font-size="7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/>
    </style:style>
    <style:style style:name="T8" style:family="text">
      <style:text-properties fo:color="#dc2300" style:font-size-asian="10pt" style:font-size-complex="10pt"/>
    </style:style>
    <style:style style:name="T9" style:family="text">
      <style:text-properties style:font-size-asian="10pt" style:font-size-complex="10pt"/>
    </style:style>
    <style:style style:name="T10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2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3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4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5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6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1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19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0" style:family="text">
      <style:text-properties fo:color="#000000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ff0000" fo:font-weight="bold" style:font-weight-asian="bold" style:font-weight-complex="bold"/>
    </style:style>
    <style:style style:name="T2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25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2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28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9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0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31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3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condition="of:cell-content-is-whole-number() and cell-content()=SUM([Mágia_Pszi.C25:.C30];[Mágia_Pszi.C33:.C34]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4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8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3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4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5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6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7" table:base-cell-address="Mágia_Pszi.H34">
          <table:help-message table:title="Ne editáld!" table:display="true">
            <text:p>A program számolja!</text:p>
          </table:help-message>
        </table:content-validation>
        <table:content-validation table:name="val48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9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0" table:base-cell-address="Harcértékek.G36">
          <table:help-message table:title="Info" table:display="true">
            <text:p>Figyelem! A Fájdalomtűrés is Harci képzettség! </text:p>
            <text:p>Nem költhető rá az extra KP-ból!</text:p>
          </table:help-message>
        </table:content-validation>
        <table:content-validation table:name="val51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2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3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4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55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56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Tulajdonságok_képzettségek.H34">
          <table:help-message table:title="Fájdalomtűrés" table:display="true">
            <text:p>Ez is Primer ismeret, nem költhető rá az extra KP-kból.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Tulajdonságok_képzettségek.H35">
          <table:help-message table:title="Észlelés" table:display="true">
            <text:p>Ez is Primer ismeret, nem költhető rá az extra 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2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4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65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6" table:base-cell-address="Harcértékek.A24">
          <table:error-message table:message-type="stop" table:display="true"/>
        </table:content-validation>
        <table:content-validation table:name="val67" table:base-cell-address="Mágia_Pszi.A24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68" table:condition="of:cell-content-is-in-list(kezifegyverek_nev)" table:allow-empty-cell="true" table:display-list="sort-ascending" table:base-cell-address="Mágia_Pszi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69" table:base-cell-address="Harcértékek.A32">
          <table:help-message table:display="true"/>
          <table:error-message table:message-type="stop" table:display="true"/>
        </table:content-validation>
        <table:content-validation table:name="val70" table:condition="of:cell-content-is-in-list(tavolsagi_fegyverek_nev)" table:allow-empty-cell="true" table:display-list="sort-ascending" table:base-cell-address="Mágia_Pszi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condition="of:cell-content-is-in-list(tavolsagi_fegyverek_nev)" table:allow-empty-cell="true" table:display-list="sort-ascending" table:base-cell-address="Mágia_Pszi.A34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2" table:base-cell-address="Mágia_Pszi.A3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3" table:base-cell-address="Mágia_Pszi.D25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4" table:base-cell-address="Mágia_Pszi.A4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5" table:base-cell-address="Mágia_Pszi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7" table:base-cell-address="Mágia_Pszi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78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79" table:base-cell-address="Mágia_Pszi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0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1" table:base-cell-address="Mágia_Pszi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2" table:base-cell-address="Mágia_Pszi.C8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3" table:base-cell-address="Mágia_Pszi.C21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4" table:condition="of:cell-content-is-whole-number() and cell-content-is-between(0,3)" table:allow-empty-cell="true" table:base-cell-address="Mágia_Pszi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5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6" table:base-cell-address="Mágia_Pszi.C4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7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88" table:base-cell-address="Mágia_Pszi.C4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89" table:base-cell-address="Mágia_Pszi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0" table:base-cell-address="Harcértékek.D4">
          <table:help-message table:title="KÉ-hez tartozó módosítók" table:display="true">
            <text:p>+ Tapasztalati szint + (2 x Gyorsaság)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1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2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3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4" table:base-cell-address="Mágia_Pszi.F45">
          <table:help-message table:title="Végleges harcértékek." table:display="true">
            <text:p>Ne módosítsd! A program számolja.</text:p>
          </table:help-message>
        </table:content-validation>
        <table:content-validation table:name="val95" table:base-cell-address="Mágia_Pszi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6" table:base-cell-address="Mágia_Pszi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7" table:base-cell-address="Mágia_Pszi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8" table:base-cell-address="Mágia_Pszi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Mágia_Pszi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Mágia_Pszi.E10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1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2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3" table:base-cell-address="Mágia_Pszi.F5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4" table:base-cell-address="Mágia_Pszi.G21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5" table:base-cell-address="Mágia_Pszi.G25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6" table:base-cell-address="Mágia_Pszi.G26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7" table:base-cell-address="Mágia_Pszi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08" table:base-cell-address="Mágia_Pszi.G3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9" table:base-cell-address="Mágia_Pszi.G29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0" table:base-cell-address="Mágia_Pszi.G4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1" table:base-cell-address="Mágia_Pszi.G4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2" table:base-cell-address="Mágia_Pszi.G54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3" table:base-cell-address="Mágia_Pszi.H4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4" table:base-cell-address="Mágia_Pszi.H54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5" table:base-cell-address="Mágia_Pszi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16" table:base-cell-address="Harcértéke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17" table:base-cell-address="Mágia_Pszi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18" table:base-cell-address="Mágia_Pszi.I10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19" table:base-cell-address="Mágia_Pszi.I54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0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1" table:base-cell-address="Tartalék.A32">
          <table:help-message table:title="Intuíció" table:display="true">
            <text:p>Alapból értéke megegyezik az Érzékenység tulajdonsággal.</text:p>
          </table:help-message>
        </table:content-validation>
        <table:content-validation table:name="val122" table:base-cell-address="Tartalék.A33">
          <table:help-message table:title="Látás" table:display="true">
            <text:p>Alapból értéke megegyezik az Edzettség tulajdonsággal.</text:p>
          </table:help-message>
        </table:content-validation>
        <table:content-validation table:name="val123" table:base-cell-address="Tartalék.A34">
          <table:help-message table:title="Hallás" table:display="true">
            <text:p>Alapból értéke megegyezik az Edzettség tulajdonsággal.</text:p>
          </table:help-message>
        </table:content-validation>
        <table:content-validation table:name="val124" table:base-cell-address="Mágia_Pszi.A34">
          <table:help-message table:title="Ízlelés/Szaglás/Tapintás" table:display="true">
            <text:p>Értékük alapból megegyezik az Edzettség tulajdonsággal.</text:p>
            <text:p>Értékük csak együtt változtatható, kezelésük egységes.</text:p>
            <text:p>Ez egyesekben érthetően visszás érzéseket kelt, de külön-külön alacsony </text:p>
            <text:p>KP igénnyel rendelkeznének és így abnormálisan könnyen lehetne +5-ös </text:p>
            <text:p>értéket elérni velük.</text:p>
          </table:help-message>
        </table:content-validation>
        <table:content-validation table:name="val125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26" table:condition="of:cell-content-is-whole-number() and cell-content()&gt;=0" table:allow-empty-cell="true" table:base-cell-address="Mágia_Pszi.D7">
          <table:help-message table:title="Ψ pont" table:display="true">
            <text:p>Ide írd be, hány Ψ pontot szeretnél a karakterednek.</text:p>
            <text:p>Limitet a felvett Pszí fortély foka von: </text:p>
            <text:p>Max (1. és 2. foknál): (Tapasztalati Szint) x 4</text:p>
            <text:p>Max (3. és 4. foknál): (Tapasztalati Szint) x 5</text:p>
            <text:p/>
            <text:p>1Ψp = 2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27" table:base-cell-address="Tartalék.D37">
          <table:help-message table:title="Érzékek növelése" table:display="true">
            <text:p>Az érzékeket kizárólag első szinten lehet növelni KP-ból!</text:p>
          </table:help-message>
        </table:content-validation>
        <table:content-validation table:name="val128" table:base-cell-address="Mágia_Pszi.D34">
          <table:help-message table:title="Érzékek növelése" table:display="true">
            <text:p>Az érzékeket kizárólag első szinten lehet növelni KP-ból!</text:p>
            <text:p>Emberi maximum: +5-ös érték! </text:p>
            <text:p>E fölé nem emelhető egyik érzék és tulajdonság sem.</text:p>
          </table:help-message>
        </table:content-validation>
        <table:content-validation table:name="val129" table:base-cell-address="Tartalék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30" table:condition="of:cell-content-is-whole-number() and cell-content-is-between(0,4)" table:allow-empty-cell="false" table:base-cell-address="Mágia_Pszi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0 (vagy +1??)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1" table:base-cell-address="Mágia_Pszi.H25">
          <table:help-message table:title="Ne editáld!" table:display="true">
            <text:p>A program számolja.</text:p>
          </table:help-message>
        </table:content-validation>
        <table:content-validation table:name="val132" table:base-cell-address="Tartalék.E37">
          <table:help-message table:title="Érzékek értékei (összesen)" table:display="true">
            <text:p>Ne módosítsd!</text:p>
            <text:p>A program számolja.</text:p>
          </table:help-message>
        </table:content-validation>
        <table:content-validation table:name="val133" table:base-cell-address="Tartalék.H8">
          <table:help-message table:title="Még kérdéses" table:display="true">
            <text:p>Még meg kell vitatni, hogy legyen-e limit.</text:p>
            <text:p>Egyik ötlet: max 15MP/szint lehessen.</text:p>
          </table:help-message>
        </table:content-validation>
        <table:content-validation table:name="val134" table:base-cell-address="Tartalék.H13">
          <table:help-message table:title="Tradíció neve" table:display="true">
            <text:p>Lehet</text:p>
            <text:p>a. Mágia tradíció</text:p>
            <text:p><text:s text:c="2"/>- Magasmágia, Vulgármágia, Tűzmágia, Sámánmágia,</text:p>
            <text:p>b. Papi mágia</text:p>
            <text:p><text:s text:c="2"/>- Pl. Arel misztériuma</text:p>
            <text:p>c. "Belső út" (Slan)</text:p>
          </table:help-message>
        </table:content-validation>
        <table:content-validation table:name="val135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<text:s text:c="4"/>Ezek általában korlátozott szeráfi tradíciók (csak egy vehető fel)</text:p>
            <text:p><text:s text:c="5"/>- pl. Quars (toroni Ikrek fejvadász szektájának titkos árnymágiája)</text:p>
            <text:p/>
            <text:p>b. "Slan-light"</text:p>
          </table:help-message>
        </table:content-validation>
        <table:content-validation table:name="val136" table:condition="of:cell-content-is-whole-number() and cell-content()&gt;=0" table:allow-empty-cell="true" table:base-cell-address="Tartalék.K7">
          <table:help-message table:title="Mana Pont" table:display="true">
            <text:p>Ide írd be, hány Mana Pontot szeretnél karakterednek. </text:p>
            <text:p>Limit: 15MP/szint </text:p>
            <text:p>(de ezt még változhat)</text:p>
            <text:p/>
            <text:p>1MP = 3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37" table:condition="of:cell-content-is-whole-number() and cell-content()=0" table:allow-empty-cell="true" table:base-cell-address="Tartalék.K12"/>
        <table:content-validation table:name="val138" table:condition="of:cell-content-is-whole-number() and cell-content-is-between(0,1)" table:allow-empty-cell="true" table:base-cell-address="Tartalék.K13">
          <table:help-message table:title="Tradíció felvétele" table:display="true">
            <text:p>Értéke lehet:</text:p>
            <text:p>0: ha nincs tradíciód</text:p>
            <text:p>1: ha tanultál valamilyen Tradíciót (50 KP)</text:p>
            <text:p/>
            <text:p>Követelményei vannak!</text:p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39" table:condition="of:cell-content-is-whole-number() and cell-content-is-between(0,1)" table:allow-empty-cell="true" table:base-cell-address="Tartalék.K15">
          <table:help-message table:title="Céltradíció felvétele" table:display="true">
            <text:p>Értéke lehet:</text:p>
            <text:p>0: ha nincs Céltradíciód</text:p>
            <text:p>1: ha tanultál valamilyen Céltradíciót (25 KP)</text:p>
            <text:p/>
            <text:p>Egy Céltradíció felvétele 25KP-ba kerül és követelményei vannak, továbbá csak 1 konkrét, </text:p>
            <text:p>specializált mágia iskola tanulását (képzettség) teszi lehetővé.</text:p>
          </table:help-message>
          <table:error-message table:message-type="stop" table:title="Hibás érték!" table:display="true">
            <text:p>Lehetséges értékek:</text:p>
            <text:p>0: Nincs felvett céltradíció</text:p>
            <text:p>1: Van felvett céltradíció</text:p>
          </table:error-message>
        </table:content-validation>
        <table:content-validation table:name="val140" table:condition="of:cell-content-is-whole-number() and cell-content-is-between(0,2)" table:allow-empty-cell="true" table:base-cell-address="Tartalék.K13">
          <table:help-message table:title="Mágia tradíció felvétele" table:display="true">
            <text:p>Értéke lehet:</text:p>
            <text:p>0: ha nincs mágia tradíciód</text:p>
            <text:p>1: ha Cél-mágia tradíciót tanultál <text:s/>(25KP)</text:p>
            <text:p><text:s text:c="2"/>- pl. Quars, vagy korlátozott szeráfi tradíciók</text:p>
            <text:p>2: ha Mágia tradíciót tanultál (50 KP)</text:p>
            <text:p><text:s text:c="2"/>- Magasmágia, Vulgármágia, Tűzmágia, Sámánmágia,</text:p>
            <text:p><text:s text:c="4"/>Papi mágia, </text:p>
            <text:p/>
            <text:p>- Egy Cél-mágia tradíció felvétele 25KP-ba kerül és követelményei vannak, továbbá </text:p>
            <text:p>csak 1 konkrét, specializált mágia iskola tanulását (képzettség) teszi lehetővé.</text:p>
            <text:p/>
            <text:p>- Egy "rendes" mágia tradíció felvétele 50KP-ba kerül és követelményei vannak.</text:p>
            <text:p/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41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42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43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9" table:default-cell-style-name="ce33"/>
        <table:table-column table:style-name="co10" table:default-cell-style-name="ce69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default-cell-style-name="ce33"/>
        <table:table-column table:style-name="co13" table:default-cell-style-name="ce33"/>
        <table:table-column table:style-name="co15" table:default-cell-style-name="ce33"/>
        <table:table-column table:style-name="co13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39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9"/>
          <table:covered-table-cell table:style-name="ce88"/>
          <table:covered-table-cell table:style-name="ce18"/>
          <table:covered-table-cell table:number-columns-repeated="4" table:style-name="ce39"/>
          <table:covered-table-cell table:style-name="ce267"/>
          <table:table-cell/>
          <table:table-cell table:style-name="Default"/>
          <table:table-cell table:number-columns-repeated="3"/>
          <table:table-cell table:style-name="ce39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18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8"/>
          <table:covered-table-cell table:style-name="ce146"/>
          <table:table-cell table:style-name="ce174" office:value-type="float" office:value="5" calcext:value-type="float" table:number-columns-spanned="2" table:number-rows-spanned="1">
            <text:p>5</text:p>
          </table:table-cell>
          <table:covered-table-cell table:style-name="ce18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6" table:formula="of:=IF(([.$D$8]+[$KP_tablazat.$K$11])&gt;[KP_tablazat.B21];15;[.$D$8]+[$KP_tablazat.$K$11])" office:value-type="float" office:value="13" calcext:value-type="float" table:number-columns-spanned="2" table:number-rows-spanned="1">
            <text:p>13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8"/>
          <table:table-cell/>
          <table:table-cell table:style-name="ce220" office:value-type="string" calcext:value-type="string" table:number-columns-spanned="3" table:number-rows-spanned="1">
            <text:p>Harci &amp; misztikus képz. max szintje</text:p>
          </table:table-cell>
          <table:covered-table-cell table:style-name="ce235"/>
          <table:covered-table-cell table:style-name="ce146"/>
          <table:table-cell table:style-name="ce250" table:content-validation-name="val46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85" table:content-validation-name="val46" table:formula="of:=[.$E$11]-([.$K$11]+[.$D$53]+[Harcértékek.E10]+[Mágia_Pszi.D3]+[Mágia_Pszi.F36])" office:value-type="float" office:value="600" calcext:value-type="float">
            <text:p>60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32"/>
          <table:table-cell table:style-name="ce186" table:content-validation-name="val1" table:formula="of:=[$KP_tablazat.$K$7]+([.$D$8]*([.C22]+[.C23]+[$KP_tablazat.$K8]+[KP_tablazat.K9]))" office:value-type="float" office:value="600" calcext:value-type="float">
            <text:p>60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6" table:formula="of:=SUM([.$K$27:.$K$30])+SUM([.$K$34:.$K$51])+SUM([.$K$55:.$K$62])+SUM([.K16:.K23])+SUM([Tartalék.L5:.L13])+SUM([Tartalék.L17:.L29])+SUM([Tartalék.L33:.L43])+SUM([Tartalék.F36:.F43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2"/>
          <table:table-cell table:number-columns-repeated="5"/>
          <table:table-cell table:style-name="ce693"/>
          <table:table-cell table:style-name="Default" table:number-columns-repeated="3"/>
          <table:table-cell table:style-name="ce693"/>
          <table:table-cell table:number-columns-repeated="239"/>
        </table:table-row>
        <table:table-row table:style-name="ro2">
          <table:table-cell table:style-name="ce10" table:content-validation-name="val2" office:value-type="string" calcext:value-type="string" table:number-columns-spanned="4" table:number-rows-spanned="1">
            <text:p>Harci+misztikus értékekre költve KP</text:p>
          </table:table-cell>
          <table:covered-table-cell table:number-columns-repeated="3" table:style-name="ce10"/>
          <table:table-cell table:style-name="ce187" table:content-validation-name="val2" table:formula="of:=SUM([.K16:.K23])+SUM([.E32:.E42])+SUM([.E49:.E51])+[.K34]+[.K35]+[Harcértékek.E10]+[Mágia_Pszi.D3]" office:value-type="float" office:value="0" calcext:value-type="float">
            <text:p>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93"/>
          <table:table-cell table:style-name="Default" table:number-columns-repeated="3"/>
          <table:table-cell table:style-name="ce693"/>
          <table:table-cell table:number-columns-repeated="239"/>
        </table:table-row>
        <table:table-row table:style-name="ro1">
          <table:table-cell table:style-name="ce10" table:content-validation-name="val3" office:value-type="string" calcext:value-type="string" table:number-columns-spanned="4" table:number-rows-spanned="1">
            <text:p>Max elméleti limit H&amp;M értékekre</text:p>
          </table:table-cell>
          <table:covered-table-cell table:number-columns-repeated="3" table:style-name="ce10" table:content-validation-name="val11"/>
          <table:table-cell table:style-name="ce188" table:content-validation-name="val3" table:formula="of:=([$KP_tablazat.$K$7]+([.$D$8]*([.C22]+[$KP_tablazat.$K8])))" office:value-type="float" office:value="500" calcext:value-type="float">
            <text:p>500</text:p>
          </table:table-cell>
          <table:table-cell/>
          <table:table-cell table:style-name="ce223" office:value-type="string" calcext:value-type="string" table:number-columns-spanned="5" table:number-rows-spanned="1">
            <text:p>Harcmodor képzettségek (Átfogóak!)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96"/>
          <table:table-cell/>
          <table:table-cell table:style-name="ce693"/>
          <table:table-cell table:style-name="Default" table:number-columns-repeated="3"/>
          <table:table-cell table:style-name="ce693"/>
          <table:table-cell table:number-columns-repeated="239"/>
        </table:table-row>
        <table:table-row table:style-name="ro1">
          <table:table-cell table:style-name="ce115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8"/>
          <table:table-cell/>
          <table:table-cell table:style-name="ce224" office:value-type="string" calcext:value-type="string">
            <text:p>Harcmodor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93"/>
          <table:table-cell table:style-name="Default" table:number-columns-repeated="3"/>
          <table:table-cell table:style-name="ce693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225" office:value-type="string" calcext:value-type="string">
            <text:p>Közelharc</text:p>
          </table:table-cell>
          <table:table-cell table:style-name="ce458" table:content-validation-name="val56"/>
          <table:table-cell table:style-name="ce458" table:content-validation-name="val57"/>
          <table:table-cell table:style-name="ce251" table:content-validation-name="val46" table:formula="of:=[.H16]+[.I16]" office:value-type="float" office:value="0" calcext:value-type="float">
            <text:p>0</text:p>
          </table:table-cell>
          <table:table-cell table:style-name="ce271" table:content-validation-name="val46" table:formula="of:=-IF([.$I16]&gt;0;VLOOKUP([.$I16];KP_táblázat;MATCH(&quot;Átfogó&quot;;KP_fejléc;0);0);0)+IF([.$J16]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693"/>
          <table:table-cell table:style-name="Default" table:number-columns-repeated="3"/>
          <table:table-cell table:style-name="ce693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225" office:value-type="string" calcext:value-type="string">
            <text:p>Kardvívás</text:p>
          </table:table-cell>
          <table:table-cell table:style-name="ce458" table:content-validation-name="val56"/>
          <table:table-cell table:style-name="ce458" table:content-validation-name="val57"/>
          <table:table-cell table:style-name="ce252" table:content-validation-name="val46" table:formula="of:=[.H17]+[.I17]" office:value-type="float" office:value="0" calcext:value-type="float">
            <text:p>0</text:p>
          </table:table-cell>
          <table:table-cell table:style-name="ce271" table:content-validation-name="val46" table:formula="of:=-IF([.$I17]&gt;0;VLOOKUP([.$I17];KP_táblázat;MATCH(&quot;Átfogó&quot;;KP_fejléc;0);0);0)+IF([.$J17]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693"/>
          <table:table-cell table:style-name="ce515"/>
          <table:table-cell table:style-name="Default" table:number-columns-repeated="2"/>
          <table:table-cell table:style-name="ce69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9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18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Pusztítás</text:p>
          </table:table-cell>
          <table:table-cell table:style-name="ce458" table:content-validation-name="val56"/>
          <table:table-cell table:style-name="ce458" table:content-validation-name="val57"/>
          <table:table-cell table:style-name="ce253" table:content-validation-name="val46" table:formula="of:=[.H18]+[.I18]" office:value-type="float" office:value="0" calcext:value-type="float">
            <text:p>0</text:p>
          </table:table-cell>
          <table:table-cell table:style-name="ce271" table:content-validation-name="val46" table:formula="of:=-IF([.$I18]&gt;0;VLOOKUP([.$I18];KP_táblázat;MATCH(&quot;Átfogó&quot;;KP_fejléc;0);0);0)+IF([.$J18]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693"/>
          <table:table-cell table:style-name="Default" table:number-columns-repeated="3"/>
          <table:table-cell table:style-name="ce69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9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19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Lándzsavívás</text:p>
          </table:table-cell>
          <table:table-cell table:style-name="ce458" table:content-validation-name="val56"/>
          <table:table-cell table:style-name="ce458" table:content-validation-name="val57"/>
          <table:table-cell table:style-name="ce254" table:content-validation-name="val46" table:formula="of:=[.H19]+[.I19]" office:value-type="float" office:value="0" calcext:value-type="float">
            <text:p>0</text:p>
          </table:table-cell>
          <table:table-cell table:style-name="ce271" table:content-validation-name="val46" table:formula="of:=-IF([.$I19]&gt;0;VLOOKUP([.$I19];KP_táblázat;MATCH(&quot;Átfogó&quot;;KP_fejléc;0);0);0)+IF([.$J19]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93"/>
          <table:table-cell table:style-name="Default" table:number-columns-repeated="3"/>
          <table:table-cell table:style-name="ce69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9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0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Hajítás</text:p>
          </table:table-cell>
          <table:table-cell table:style-name="ce458" table:content-validation-name="val57" table:number-columns-repeated="2"/>
          <table:table-cell table:style-name="ce255" table:content-validation-name="val46" table:formula="of:=[.H20]+[.I20]" office:value-type="float" office:value="0" calcext:value-type="float">
            <text:p>0</text:p>
          </table:table-cell>
          <table:table-cell table:style-name="ce271" table:content-validation-name="val46" table:formula="of:=-IF([.$I20]&gt;0;VLOOKUP([.$I20];KP_táblázat;MATCH(&quot;Átfogó&quot;;KP_fejléc;0);0);0)+IF([.$J20]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693"/>
          <table:table-cell table:style-name="Default" table:number-columns-repeated="3"/>
          <table:table-cell table:style-name="ce69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1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Íjászat</text:p>
          </table:table-cell>
          <table:table-cell table:style-name="ce458" table:content-validation-name="val57" table:number-columns-repeated="2"/>
          <table:table-cell table:style-name="ce256" table:content-validation-name="val46" table:formula="of:=[.H21]+[.I21]" office:value-type="float" office:value="0" calcext:value-type="float">
            <text:p>0</text:p>
          </table:table-cell>
          <table:table-cell table:style-name="ce271" table:content-validation-name="val46" table:formula="of:=-IF([.$I21]&gt;0;VLOOKUP([.$I21];KP_táblázat;MATCH(&quot;Átfogó&quot;;KP_fejléc;0);0);0)+IF([.$J21]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693"/>
          <table:table-cell table:style-name="Default" table:number-columns-repeated="3"/>
          <table:table-cell table:style-name="ce69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2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Lövészet</text:p>
          </table:table-cell>
          <table:table-cell table:style-name="ce458" table:content-validation-name="val57" table:number-columns-repeated="2"/>
          <table:table-cell table:style-name="ce257" table:content-validation-name="val46" table:formula="of:=[.H22]+[.I22]" office:value-type="float" office:value="0" calcext:value-type="float">
            <text:p>0</text:p>
          </table:table-cell>
          <table:table-cell table:style-name="ce271" table:content-validation-name="val46" table:formula="of:=-IF([.$I22]&gt;0;VLOOKUP([.$I22];KP_táblázat;MATCH(&quot;Átfogó&quot;;KP_fejléc;0);0);0)+IF([.$J22]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693"/>
          <table:table-cell table:style-name="Default" table:number-columns-repeated="3"/>
          <table:table-cell table:style-name="ce69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9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3];tulajdonsagok;2)" office:value-type="float" office:value="5" calcext:value-type="float">
            <text:p>5</text:p>
          </table:table-cell>
          <table:table-cell/>
          <table:table-cell table:style-name="ce226" office:value-type="string" calcext:value-type="string">
            <text:p>Mágikus célzás</text:p>
          </table:table-cell>
          <table:table-cell table:style-name="ce458" table:content-validation-name="val57" table:number-columns-repeated="2"/>
          <table:table-cell table:style-name="ce258" table:content-validation-name="val46" table:formula="of:=[.H23]+[.I23]" office:value-type="float" office:value="0" calcext:value-type="float">
            <text:p>0</text:p>
          </table:table-cell>
          <table:table-cell table:style-name="ce271" table:content-validation-name="val46" table:formula="of:=-IF([.$I23]&gt;0;VLOOKUP([.$I23];KP_táblázat;MATCH(&quot;Átfogó&quot;;KP_fejléc;0);0);0)+IF([.$J23]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693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9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6"/>
          <table:table-cell/>
          <table:table-cell table:style-name="ce693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Fogékonyság</text:p>
          </table:table-cell>
          <table:covered-table-cell table:style-name="ce146"/>
          <table:table-cell table:style-name="ce59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number-columns-repeated="245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21" table:number-columns-spanned="2" table:number-rows-spanned="1"/>
          <table:covered-table-cell table:style-name="ce18"/>
          <table:table-cell table:style-name="ce96"/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5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163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2"/>
          <table:table-cell table:style-name="ce96"/>
          <table:table-cell/>
          <table:table-cell table:style-name="ce228" office:value-type="string" calcext:value-type="string">
            <text:p>Akrobatika</text:p>
          </table:table-cell>
          <table:table-cell table:style-name="ce458" table:content-validation-name="val57" table:number-columns-repeated="2"/>
          <table:table-cell table:style-name="ce259" table:content-validation-name="val46" table:formula="of:=[.H27]+[.I27]" office:value-type="float" office:value="0" calcext:value-type="float">
            <text:p>0</text:p>
          </table:table-cell>
          <table:table-cell table:style-name="ce271" table:content-validation-name="val46" table:formula="of:=-IF([.$I27]&gt;0;VLOOKUP([.$I27];KP_táblázat;MATCH(&quot;Átfogó&quot;;KP_fejléc;0);0);0)+IF([.$J27];VLOOKUP([.$J27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"/>
          <table:table-cell table:style-name="ce164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6" table:content-validation-name="val22"/>
          <table:table-cell table:style-name="ce97"/>
          <table:table-cell/>
          <table:table-cell table:style-name="ce556"/>
          <table:table-cell table:style-name="ce458" table:content-validation-name="val57" table:number-columns-repeated="2"/>
          <table:table-cell table:style-name="ce259" table:content-validation-name="val46" table:formula="of:=[.H28]+[.I28]" office:value-type="float" office:value="0" calcext:value-type="float">
            <text:p>0</text:p>
          </table:table-cell>
          <table:table-cell table:style-name="ce271" table:content-validation-name="val46" table:formula="of:=-IF([.$I28]&gt;0;VLOOKUP([.$I28];KP_táblázat;MATCH(&quot;Átfogó&quot;;KP_fejléc;0);0);0)+IF([.$J28];VLOOKUP([.$J28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18" table:number-columns-spanned="5" table:number-rows-spanned="1"/>
          <table:covered-table-cell table:number-columns-repeated="4" table:style-name="ce18"/>
          <table:table-cell/>
          <table:table-cell table:style-name="ce228"/>
          <table:table-cell table:style-name="ce458" table:content-validation-name="val57" table:number-columns-repeated="2"/>
          <table:table-cell table:style-name="ce259" table:content-validation-name="val46" table:formula="of:=[.H29]+[.I29]" office:value-type="float" office:value="0" calcext:value-type="float">
            <text:p>0</text:p>
          </table:table-cell>
          <table:table-cell table:style-name="ce271" table:content-validation-name="val46" table:formula="of:=-IF([.$I29]&gt;0;VLOOKUP([.$I29];KP_táblázat;MATCH(&quot;Átfogó&quot;;KP_fejléc;0);0);0)+IF([.$J29];VLOOKUP([.$J29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228"/>
          <table:table-cell table:style-name="ce458" table:content-validation-name="val57" table:number-columns-repeated="2"/>
          <table:table-cell table:style-name="ce259" table:content-validation-name="val46" table:formula="of:=[.H30]+[.I30]" office:value-type="float" office:value="0" calcext:value-type="float">
            <text:p>0</text:p>
          </table:table-cell>
          <table:table-cell table:style-name="ce271" table:content-validation-name="val46" table:formula="of:=-IF([.$I30]&gt;0;VLOOKUP([.$I30];KP_táblázat;MATCH(&quot;Átfogó&quot;;KP_fejléc;0);0);0)+IF([.$J30];VLOOKUP([.$J30];KP_táblázat;MATCH(&quot;Átfogó&quot;;KP_fejléc;0);0);0)" office:value-type="float" office:value="0" calcext:value-type="float">
            <text:p>0</text:p>
          </table:table-cell>
          <table:table-cell table:number-columns-repeated="3"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6"/>
          <table:table-cell table:number-columns-repeated="2"/>
          <table:table-cell table:style-name="ce39" table:number-columns-repeated="3"/>
          <table:table-cell table:style-name="ce88" table:number-columns-repeated="2"/>
          <table:table-cell table:style-name="ce283" table:number-columns-repeated="238"/>
        </table:table-row>
        <table:table-row table:style-name="ro1">
          <table:table-cell table:style-name="ce2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65" table:content-validation-name="val23" office:value-type="float" office:value="4" calcext:value-type="float">
            <text:p>4</text:p>
          </table:table-cell>
          <table:table-cell table:style-name="ce80" table:content-validation-name="val4"/>
          <table:table-cell table:style-name="ce197" table:content-validation-name="val46" table:formula="of:=[.$D32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65" table:content-validation-name="val24" office:value-type="float" office:value="1" calcext:value-type="float">
            <text:p>1</text:p>
          </table:table-cell>
          <table:table-cell table:style-name="ce177" table:content-validation-name="val34"/>
          <table:table-cell table:style-name="ce198" table:content-validation-name="val46" table:formula="of:=[.$D33]*[$KP_tablazat.$K$14]" office:value-type="float" office:value="0" calcext:value-type="float">
            <text:p>0</text:p>
          </table:table-cell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65" table:content-validation-name="val25" office:value-type="float" office:value="2" calcext:value-type="float">
            <text:p>2</text:p>
          </table:table-cell>
          <table:table-cell table:style-name="ce80" table:content-validation-name="val35"/>
          <table:table-cell table:style-name="ce199" table:content-validation-name="val46" table:formula="of:=[.$D34]*[$KP_tablazat.$K$14]" office:value-type="float" office:value="0" calcext:value-type="float">
            <text:p>0</text:p>
          </table:table-cell>
          <table:table-cell/>
          <table:table-cell table:style-name="ce557" table:content-validation-name="val50" office:value-type="string" calcext:value-type="string">
            <text:p>Fájdalomtűrés</text:p>
          </table:table-cell>
          <table:table-cell table:style-name="ce458" table:content-validation-name="val58"/>
          <table:table-cell table:style-name="ce239" table:content-validation-name="val60"/>
          <table:table-cell table:style-name="ce260" table:content-validation-name="val46" table:formula="of:=[.H34]+[.I34]" office:value-type="float" office:value="0" calcext:value-type="float">
            <text:p>0</text:p>
          </table:table-cell>
          <table:table-cell table:style-name="ce275" table:content-validation-name="val46" table:formula="of:=-IF([.$I34]&gt;0;VLOOKUP([.$I34];KP_táblázat;MATCH(&quot;Átlagos&quot;;KP_fejléc;0);0);0)+IF([.$J34];VLOOKUP([.$J3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65" table:content-validation-name="val26" office:value-type="float" office:value="2" calcext:value-type="float">
            <text:p>2</text:p>
          </table:table-cell>
          <table:table-cell table:style-name="ce80" table:content-validation-name="val36"/>
          <table:table-cell table:style-name="ce200" table:content-validation-name="val46" table:formula="of:=[.$D35]*[$KP_tablazat.$K$14]" office:value-type="float" office:value="0" calcext:value-type="float">
            <text:p>0</text:p>
          </table:table-cell>
          <table:table-cell/>
          <table:table-cell table:style-name="ce556" office:value-type="string" calcext:value-type="string">
            <text:p>Észlelés</text:p>
          </table:table-cell>
          <table:table-cell table:style-name="ce458" table:content-validation-name="val59"/>
          <table:table-cell table:style-name="ce239" table:content-validation-name="val60"/>
          <table:table-cell table:style-name="ce260" table:content-validation-name="val46" table:formula="of:=[.H35]+[.I35]" office:value-type="float" office:value="0" calcext:value-type="float">
            <text:p>0</text:p>
          </table:table-cell>
          <table:table-cell table:style-name="ce275" table:content-validation-name="val46" table:formula="of:=-IF([.$I35]&gt;0;VLOOKUP([.$I35];KP_táblázat;MATCH(&quot;Átlagos&quot;;KP_fejléc;0);0);0)+IF([.$J35];VLOOKUP([.$J3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Sárkány ököl</text:p>
          </table:table-cell>
          <table:covered-table-cell table:style-name="ce151"/>
          <table:table-cell table:style-name="ce65" table:content-validation-name="val27" office:value-type="float" office:value="3" calcext:value-type="float">
            <text:p>3</text:p>
          </table:table-cell>
          <table:table-cell table:style-name="ce80" table:content-validation-name="val37"/>
          <table:table-cell table:style-name="ce201" table:content-validation-name="val46" table:formula="of:=[.$D36]*[$KP_tablazat.$K$14]" office:value-type="float" office:value="0" calcext:value-type="float">
            <text:p>0</text:p>
          </table:table-cell>
          <table:table-cell/>
          <table:table-cell table:style-name="ce558" office:value-type="string" calcext:value-type="string">
            <text:p>Emberismeret</text:p>
          </table:table-cell>
          <table:table-cell table:style-name="ce239" table:content-validation-name="val60" table:number-columns-repeated="2"/>
          <table:table-cell table:style-name="ce260" table:content-validation-name="val46" table:formula="of:=[.H36]+[.I36]" office:value-type="float" office:value="0" calcext:value-type="float">
            <text:p>0</text:p>
          </table:table-cell>
          <table:table-cell table:style-name="ce275" table:content-validation-name="val46" table:formula="of:=-IF([.$I36]&gt;0;VLOOKUP([.$I36];KP_táblázat;MATCH(&quot;Átlagos&quot;;KP_fejléc;0);0);0)+IF([.$J36];VLOOKUP([.$J3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0" table:content-validation-name="val28"/>
          <table:table-cell table:style-name="ce202" table:content-validation-name="val46" table:formula="of:=[.$D37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37]+[.I37]" office:value-type="float" office:value="0" calcext:value-type="float">
            <text:p>0</text:p>
          </table:table-cell>
          <table:table-cell table:style-name="ce275" table:content-validation-name="val46" table:formula="of:=-IF([.$I37]&gt;0;VLOOKUP([.$I37];KP_táblázat;MATCH(&quot;Átlagos&quot;;KP_fejléc;0);0);0)+IF([.$J37];VLOOKUP([.$J3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0" table:content-validation-name="val28"/>
          <table:table-cell table:style-name="ce203" table:content-validation-name="val46" table:formula="of:=[.$D38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38]+[.I38]" office:value-type="float" office:value="0" calcext:value-type="float">
            <text:p>0</text:p>
          </table:table-cell>
          <table:table-cell table:style-name="ce275" table:content-validation-name="val46" table:formula="of:=-IF([.$I38]&gt;0;VLOOKUP([.$I38];KP_táblázat;MATCH(&quot;Átlagos&quot;;KP_fejléc;0);0);0)+IF([.$J38];VLOOKUP([.$J3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0" table:content-validation-name="val28"/>
          <table:table-cell table:style-name="ce204" table:content-validation-name="val46" table:formula="of:=[.$D39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39]+[.I39]" office:value-type="float" office:value="0" calcext:value-type="float">
            <text:p>0</text:p>
          </table:table-cell>
          <table:table-cell table:style-name="ce275" table:content-validation-name="val46" table:formula="of:=-IF([.$I39]&gt;0;VLOOKUP([.$I39];KP_táblázat;MATCH(&quot;Átlagos&quot;;KP_fejléc;0);0);0)+IF([.$J39];VLOOKUP([.$J3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0" table:content-validation-name="val28"/>
          <table:table-cell table:style-name="ce205" table:content-validation-name="val46" table:formula="of:=[.$D40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0]+[.I40]" office:value-type="float" office:value="0" calcext:value-type="float">
            <text:p>0</text:p>
          </table:table-cell>
          <table:table-cell table:style-name="ce275" table:content-validation-name="val46" table:formula="of:=-IF([.$I40]&gt;0;VLOOKUP([.$I40];KP_táblázat;MATCH(&quot;Átlagos&quot;;KP_fejléc;0);0);0)+IF([.$J40];VLOOKUP([.$J4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0" table:content-validation-name="val28"/>
          <table:table-cell table:style-name="ce206" table:content-validation-name="val46" table:formula="of:=[.$D41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1]+[.I41]" office:value-type="float" office:value="0" calcext:value-type="float">
            <text:p>0</text:p>
          </table:table-cell>
          <table:table-cell table:style-name="ce275" table:content-validation-name="val46" table:formula="of:=-IF([.$I41]&gt;0;VLOOKUP([.$I41];KP_táblázat;MATCH(&quot;Átlagos&quot;;KP_fejléc;0);0);0)+IF([.$J41];VLOOKUP([.$J41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2]+[.I42]" office:value-type="float" office:value="0" calcext:value-type="float">
            <text:p>0</text:p>
          </table:table-cell>
          <table:table-cell table:style-name="ce275" table:content-validation-name="val46" table:formula="of:=-IF([.$I42]&gt;0;VLOOKUP([.$I42];KP_táblázat;MATCH(&quot;Átlagos&quot;;KP_fejléc;0);0);0)+IF([.$J42];VLOOKUP([.$J42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3"/>
          <table:table-cell table:style-name="ce88" table:number-columns-repeated="2"/>
          <table:table-cell table:style-name="ce283" table:number-columns-repeated="238"/>
        </table:table-row>
        <table:table-row table:style-name="ro1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9" table:content-validation-name="val29" office:value-type="float" office:value="1" calcext:value-type="float">
            <text:p>1</text:p>
          </table:table-cell>
          <table:table-cell table:style-name="ce80" table:content-validation-name="val38"/>
          <table:table-cell table:style-name="ce207" table:content-validation-name="val46" table:formula="of:=IF(([.$D43]*[$KP_tablazat.$K$14]-([KP_tablazat.K14]*[Mágia_Pszi.K13]))&lt;0;0;[.$D43]*[$KP_tablazat.$K$14]-([KP_tablazat.K14]*[Mágia_Pszi.K13]))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3]+[.I43]" office:value-type="float" office:value="0" calcext:value-type="float">
            <text:p>0</text:p>
          </table:table-cell>
          <table:table-cell table:style-name="ce275" table:content-validation-name="val46" table:formula="of:=-IF([.$I43]&gt;0;VLOOKUP([.$I43];KP_táblázat;MATCH(&quot;Átlagos&quot;;KP_fejléc;0);0);0)+IF([.$J43];VLOOKUP([.$J43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0"/>
          <table:table-cell table:style-name="ce168" table:content-validation-name="val28"/>
          <table:table-cell table:style-name="ce80" table:content-validation-name="val28"/>
          <table:table-cell table:style-name="ce208" table:content-validation-name="val46" table:formula="of:=[.$D44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4]+[.I44]" office:value-type="float" office:value="0" calcext:value-type="float">
            <text:p>0</text:p>
          </table:table-cell>
          <table:table-cell table:style-name="ce275" table:content-validation-name="val46" table:formula="of:=-IF([.$I44]&gt;0;VLOOKUP([.$I44];KP_táblázat;MATCH(&quot;Átlagos&quot;;KP_fejléc;0);0);0)+IF([.$J44]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8" table:content-validation-name="val28"/>
          <table:table-cell table:style-name="ce80" table:content-validation-name="val28"/>
          <table:table-cell table:style-name="ce209" table:content-validation-name="val46" table:formula="of:=[.$D45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5]+[.I45]" office:value-type="float" office:value="0" calcext:value-type="float">
            <text:p>0</text:p>
          </table:table-cell>
          <table:table-cell table:style-name="ce275" table:content-validation-name="val46" table:formula="of:=-IF([.$I45]&gt;0;VLOOKUP([.$I45];KP_táblázat;MATCH(&quot;Átlagos&quot;;KP_fejléc;0);0);0)+IF([.$J45]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0"/>
          <table:table-cell table:style-name="ce168" table:content-validation-name="val28"/>
          <table:table-cell table:style-name="ce80" table:content-validation-name="val28"/>
          <table:table-cell table:style-name="ce210" table:content-validation-name="val46" table:formula="of:=[.$D46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6]+[.I46]" office:value-type="float" office:value="0" calcext:value-type="float">
            <text:p>0</text:p>
          </table:table-cell>
          <table:table-cell table:style-name="ce275" table:content-validation-name="val46" table:formula="of:=-IF([.$I46]&gt;0;VLOOKUP([.$I46];KP_táblázat;MATCH(&quot;Átlagos&quot;;KP_fejléc;0);0);0)+IF([.$J46]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office:value-type="string" calcext:value-type="string" table:number-columns-spanned="2" table:number-rows-spanned="1">
            <text:p>Tartós sérülés</text:p>
          </table:table-cell>
          <table:covered-table-cell table:style-name="ce150"/>
          <table:table-cell table:style-name="ce168" table:content-validation-name="val28" office:value-type="float" office:value="5" calcext:value-type="float">
            <text:p>5</text:p>
          </table:table-cell>
          <table:table-cell table:style-name="ce80" table:content-validation-name="val39"/>
          <table:table-cell table:style-name="ce211" table:content-validation-name="val46" table:formula="of:=-[.$D47]*[$KP_tablazat.$O$30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7]+[.I47]" office:value-type="float" office:value="0" calcext:value-type="float">
            <text:p>0</text:p>
          </table:table-cell>
          <table:table-cell table:style-name="ce275" table:content-validation-name="val46" table:formula="of:=-IF([.$I47]&gt;0;VLOOKUP([.$I47];KP_táblázat;MATCH(&quot;Átlagos&quot;;KP_fejléc;0);0);0)+IF([.$J47]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2" table:content-validation-name="val12"/>
          <table:table-cell table:style-name="ce69" table:content-validation-name="val30" office:value-type="float" office:value="1" calcext:value-type="float">
            <text:p>1</text:p>
          </table:table-cell>
          <table:table-cell table:style-name="ce80" table:content-validation-name="val40"/>
          <table:table-cell table:style-name="ce211" table:content-validation-name="val46" table:formula="of:=-[.$D48]*[$KP_tablazat.$O$28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8]+[.I48]" office:value-type="float" office:value="0" calcext:value-type="float">
            <text:p>0</text:p>
          </table:table-cell>
          <table:table-cell table:style-name="ce275" table:content-validation-name="val46" table:formula="of:=-IF([.$I48]&gt;0;VLOOKUP([.$I48];KP_táblázat;MATCH(&quot;Átlagos&quot;;KP_fejléc;0);0);0)+IF([.$J48]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2" table:content-validation-name="val12"/>
          <table:table-cell table:style-name="ce69" table:content-validation-name="val30" office:value-type="float" office:value="1" calcext:value-type="float">
            <text:p>1</text:p>
          </table:table-cell>
          <table:table-cell table:style-name="ce80" table:content-validation-name="val41"/>
          <table:table-cell table:style-name="ce211" table:content-validation-name="val46" table:formula="of:=-[.$D49]*[$KP_tablazat.$O$29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9]+[.I49]" office:value-type="float" office:value="0" calcext:value-type="float">
            <text:p>0</text:p>
          </table:table-cell>
          <table:table-cell table:style-name="ce275" table:content-validation-name="val46" table:formula="of:=-IF([.$I49]&gt;0;VLOOKUP([.$I49];KP_táblázat;MATCH(&quot;Átlagos&quot;;KP_fejléc;0);0);0)+IF([.$J49]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0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50]+[.I50]" office:value-type="float" office:value="0" calcext:value-type="float">
            <text:p>0</text:p>
          </table:table-cell>
          <table:table-cell table:style-name="ce275" table:content-validation-name="val46" table:formula="of:=-IF([.$I50]&gt;0;VLOOKUP([.$I50];KP_táblázat;MATCH(&quot;Átlagos&quot;;KP_fejléc;0);0);0)+IF([.$J50];VLOOKUP([.$J5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1" table:formula="of:=SUM([Harcértékek.C25:.C30];[Harcértékek.C33:.C34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42"/>
          <table:table-cell table:style-name="ce212" table:content-validation-name="val48" table:formula="of:=[.$C$51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51]+[.I51]" office:value-type="float" office:value="0" calcext:value-type="float">
            <text:p>0</text:p>
          </table:table-cell>
          <table:table-cell table:style-name="ce275" table:content-validation-name="val46" table:formula="of:=-IF([.$I51]&gt;0;VLOOKUP([.$I51];KP_táblázat;MATCH(&quot;Átlagos&quot;;KP_fejléc;0);0);0)+IF([.$J51]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8"/>
          <table:covered-table-cell table:style-name="ce96"/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3" table:formula="of:=SUM([.$E$32:.$E$41])+SUM([.E43:.E49])+SUM([.E51])+SUM([Tartalék.F9:.F32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32"/>
          <table:table-cell table:style-name="ce180" table:formula="of:=([.$D$53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97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405" table:content-validation-name="val51" office:value-type="string" calcext:value-type="string">
            <text:p>Helyismeret: [<text:span text:style-name="T3">saját város</text:span>]</text:p>
          </table:table-cell>
          <table:table-cell table:style-name="ce464" table:content-validation-name="val61"/>
          <table:table-cell table:style-name="ce249" table:content-validation-name="val60" office:value-type="float" office:value="10" calcext:value-type="float">
            <text:p>+10</text:p>
          </table:table-cell>
          <table:table-cell table:style-name="ce261" table:content-validation-name="val46" table:formula="of:=[.H55]+[.I55]" office:value-type="float" office:value="10" calcext:value-type="float">
            <text:p>10</text:p>
          </table:table-cell>
          <table:table-cell table:style-name="ce271" table:content-validation-name="val46" table:formula="of:=-IF([.$I55]&gt;0;VLOOKUP([.$I55];KP_táblázat;MATCH(&quot;Spec.&quot;;KP_fejléc;0);0);0)+IF([.$J55];VLOOKUP([.$J55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181" table:content-validation-name="val44" table:formula="of:=(ROUNDDOWN(SUM([.J16:.J19])/[KP_tablazat.K16]))-SUM([.C58:.C62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405" table:content-validation-name="val52" office:value-type="string" calcext:value-type="string">
            <text:p>Történel.ism:[<text:span text:style-name="T3">saját állam</text:span><text:span text:style-name="T4">]</text:span></text:p>
          </table:table-cell>
          <table:table-cell table:style-name="ce464" table:content-validation-name="val62"/>
          <table:table-cell table:style-name="ce249" table:content-validation-name="val60" office:value-type="float" office:value="3" calcext:value-type="float">
            <text:p>+3</text:p>
          </table:table-cell>
          <table:table-cell table:style-name="ce261" table:content-validation-name="val46" table:formula="of:=[.H56]+[.I56]" office:value-type="float" office:value="3" calcext:value-type="float">
            <text:p>3</text:p>
          </table:table-cell>
          <table:table-cell table:style-name="ce271" table:content-validation-name="val46" table:formula="of:=-IF([.$I56]&gt;0;VLOOKUP([.$I56];KP_táblázat;MATCH(&quot;Spec.&quot;;KP_fejléc;0);0);0)+IF([.$J56];VLOOKUP([.$J56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405" table:content-validation-name="val53" office:value-type="string" calcext:value-type="string">
            <text:p>Vallásism – [<text:span text:style-name="T3">saját vallás</text:span><text:span text:style-name="T4">]</text:span></text:p>
          </table:table-cell>
          <table:table-cell table:style-name="ce464" table:content-validation-name="val63"/>
          <table:table-cell table:style-name="ce249" table:content-validation-name="val60" office:value-type="float" office:value="3" calcext:value-type="float">
            <text:p>+3</text:p>
          </table:table-cell>
          <table:table-cell table:style-name="ce261" table:content-validation-name="val46" table:formula="of:=[.H57]+[.I57]" office:value-type="float" office:value="3" calcext:value-type="float">
            <text:p>3</text:p>
          </table:table-cell>
          <table:table-cell table:style-name="ce271" table:content-validation-name="val46" table:formula="of:=-IF([.$I57]&gt;0;VLOOKUP([.$I57];KP_táblázat;MATCH(&quot;Spec.&quot;;KP_fejléc;0);0);0)+IF([.$J57];VLOOKUP([.$J57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75" table:content-validation-name="val32"/>
          <table:table-cell table:style-name="ce75" table:content-validation-name="val45"/>
          <table:table-cell table:style-name="ce217" table:content-validation-name="val49"/>
          <table:table-cell/>
          <table:table-cell table:style-name="ce405" table:content-validation-name="val54" office:value-type="string" calcext:value-type="string">
            <text:p>Nyelvismeret – [<text:span text:style-name="T3">saját nyelv</text:span><text:span text:style-name="T4">]</text:span></text:p>
          </table:table-cell>
          <table:table-cell table:style-name="ce464" table:content-validation-name="val64"/>
          <table:table-cell table:style-name="ce249" table:content-validation-name="val60" office:value-type="float" office:value="9" calcext:value-type="float">
            <text:p>+9</text:p>
          </table:table-cell>
          <table:table-cell table:style-name="ce261" table:content-validation-name="val46" table:formula="of:=[.H58]+[.I58]" office:value-type="float" office:value="9" calcext:value-type="float">
            <text:p>9</text:p>
          </table:table-cell>
          <table:table-cell table:style-name="ce271" table:content-validation-name="val46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5" table:content-validation-name="val32"/>
          <table:table-cell table:style-name="ce75" table:content-validation-name="val45"/>
          <table:table-cell table:style-name="ce217" table:content-validation-name="val49"/>
          <table:table-cell/>
          <table:table-cell table:style-name="ce405" table:content-validation-name="val55" office:value-type="string" calcext:value-type="string">
            <text:p>Nyelvismeret – Közös</text:p>
          </table:table-cell>
          <table:table-cell table:style-name="ce464" table:content-validation-name="val65"/>
          <table:table-cell table:style-name="ce249" table:content-validation-name="val60" office:value-type="float" office:value="6" calcext:value-type="float">
            <text:p>+6</text:p>
          </table:table-cell>
          <table:table-cell table:style-name="ce261" table:content-validation-name="val46" table:formula="of:=[.H59]+[.I59]" office:value-type="float" office:value="6" calcext:value-type="float">
            <text:p>6</text:p>
          </table:table-cell>
          <table:table-cell table:style-name="ce271" table:content-validation-name="val46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5" table:content-validation-name="val32"/>
          <table:table-cell table:style-name="ce75" table:content-validation-name="val45"/>
          <table:table-cell table:style-name="ce217" table:content-validation-name="val49"/>
          <table:table-cell/>
          <table:table-cell table:style-name="ce233"/>
          <table:table-cell table:style-name="ce245" table:content-validation-name="val60" table:number-columns-repeated="2"/>
          <table:table-cell table:style-name="ce262" table:content-validation-name="val46" table:formula="of:=[.H60]+[.I60]" office:value-type="float" office:value="0" calcext:value-type="float">
            <text:p>0</text:p>
          </table:table-cell>
          <table:table-cell table:style-name="ce271" table:content-validation-name="val46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5" table:content-validation-name="val32"/>
          <table:table-cell table:style-name="ce75" table:content-validation-name="val45"/>
          <table:table-cell table:style-name="ce217" table:content-validation-name="val49"/>
          <table:table-cell/>
          <table:table-cell table:style-name="ce233"/>
          <table:table-cell table:style-name="ce245" table:content-validation-name="val60" table:number-columns-repeated="2"/>
          <table:table-cell table:style-name="ce262" table:content-validation-name="val46" table:formula="of:=[.H61]+[.I61]" office:value-type="float" office:value="0" calcext:value-type="float">
            <text:p>0</text:p>
          </table:table-cell>
          <table:table-cell table:style-name="ce271" table:content-validation-name="val46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76" table:content-validation-name="val32"/>
          <table:table-cell table:style-name="ce76" table:content-validation-name="val45"/>
          <table:table-cell table:style-name="ce218" table:content-validation-name="val49"/>
          <table:table-cell/>
          <table:table-cell table:style-name="ce234"/>
          <table:table-cell table:style-name="ce246" table:content-validation-name="val60" table:number-columns-repeated="2"/>
          <table:table-cell table:style-name="ce263" table:content-validation-name="val46" table:formula="of:=[.H62]+[.I62]" office:value-type="float" office:value="0" calcext:value-type="float">
            <text:p>0</text:p>
          </table:table-cell>
          <table:table-cell table:style-name="ce278" table:content-validation-name="val46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Tulajdonságok_képzettségek.E43"/>
            <calcext:condition calcext:apply-style-name="Warning_negativ" calcext:value="&lt;0" calcext:base-cell-address="Tulajdonságok_képzettség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Tulajdonságok_képzettségek.E44"/>
            <calcext:condition calcext:apply-style-name="Warning_negativ" calcext:value="&lt;0" calcext:base-cell-address="Tulajdonságok_képzettségek.E44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51"/>
            <calcext:condition calcext:apply-style-name="Warning_negativ" calcext:value="&lt;0" calcext:base-cell-address="Tulajdonságok_képzettségek.E51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Mágia_Pszi.$K$13]=1)" calcext:base-cell-address="Tulajdonságok_képzettségek.A4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3:Tulajdonságok_képzettségek.D33">
            <calcext:condition calcext:apply-style-name="Default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Tulajdonságok_képzettségek.D56"/>
            <calcext:condition calcext:apply-style-name="Pont_nulla" calcext:value="=0" calcext:base-cell-address="Tulajdonságok_képzettségek.D56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Tulajdonságok_képzettségek.E32"/>
            <calcext:condition calcext:apply-style-name="Warning_negativ" calcext:value="&lt;0" calcext:base-cell-address="Tulajdonságok_képzettségek.E32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Tulajdonságok_képzettségek.E33"/>
            <calcext:condition calcext:apply-style-name="Warning_negativ" calcext:value="&lt;0" calcext:base-cell-address="Tulajdonságok_képzettségek.E33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17" table:default-cell-style-name="ce18"/>
        <table:table-column table:style-name="co15" table:number-columns-repeated="2" table:default-cell-style-name="ce18"/>
        <table:table-column table:style-name="co18" table:number-columns-repeated="2" table:default-cell-style-name="ce18"/>
        <table:table-column table:style-name="co19" table:number-columns-repeated="4" table:default-cell-style-name="ce18"/>
        <table:table-column table:style-name="co20" table:default-cell-style-name="ce18"/>
        <table:table-column table:style-name="co13" table:number-columns-repeated="3" table:default-cell-style-name="ce18"/>
        <table:table-column table:style-name="co21" table:default-cell-style-name="ce18"/>
        <table:table-column table:style-name="co13" table:number-columns-repeated="242" table:default-cell-style-name="ce18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693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45" table:content-validation-name="val75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45" table:content-validation-name="val89" office:value-type="string" calcext:value-type="string">
            <text:p>Módosítók</text:p>
          </table:table-cell>
          <table:table-cell table:style-name="ce545" table:content-validation-name="val95" office:value-type="string" calcext:value-type="string">
            <text:p>Összesen</text:p>
          </table:table-cell>
          <table:table-cell/>
          <table:table-cell table:style-name="ce670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5" table:formula="of:=SUM([.B5:.B6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577" table:content-validation-name="val81" office:value-type="float" office:value="10" calcext:value-type="float">
            <text:p>10</text:p>
          </table:table-cell>
          <table:table-cell table:style-name="ce577" table:content-validation-name="val90" table:formula="of:=2*([Tulajdonságok_képzettségek.C21])+[Tulajdonságok_képzettségek.$D$8]+(4*[Tulajdonságok_képzettségek.D33])" office:value-type="float" office:value="5" calcext:value-type="float">
            <text:p>5</text:p>
          </table:table-cell>
          <table:table-cell table:style-name="ce683" table:content-validation-name="val96" table:formula="of:=[.C4]+[.D4]" office:value-type="float" office:value="15" calcext:value-type="float">
            <text:p>15</text:p>
          </table:table-cell>
          <table:table-cell/>
          <table:table-cell table:style-name="ce670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729" table:content-validation-name="val116" table:formula="of:=[KP_tablazat.K20]*[Tulajdonságok_képzettségek.D8]" office:value-type="float" office:value="30" calcext:value-type="float">
            <text:p>3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6" office:value-type="float" office:value="0" calcext:value-type="float">
            <text:p>0</text:p>
          </table:table-cell>
          <table:table-cell table:style-name="ce577" table:content-validation-name="val81" office:value-type="float" office:value="20" calcext:value-type="float">
            <text:p>20</text:p>
          </table:table-cell>
          <table:table-cell table:style-name="ce577" table:content-validation-name="val91" table:formula="of:=2*([Tulajdonságok_képzettségek.C18]+[Tulajdonságok_képzettségek.C20]+[Tulajdonságok_képzettségek.C21])+ROUNDDOWN([Tulajdonságok_képzettségek.H27]*[Tulajdonságok_képzettségek.D34]*0.5)" office:value-type="float" office:value="0" calcext:value-type="float">
            <text:p>0</text:p>
          </table:table-cell>
          <table:table-cell table:style-name="ce683" table:content-validation-name="val97" table:formula="of:=[.C5]+[.B5]+[.D5]" office:value-type="float" office:value="20" calcext:value-type="float">
            <text:p>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6" office:value-type="float" office:value="0" calcext:value-type="float">
            <text:p>0</text:p>
          </table:table-cell>
          <table:table-cell table:style-name="ce577" table:content-validation-name="val81" office:value-type="float" office:value="120" calcext:value-type="float">
            <text:p>120</text:p>
          </table:table-cell>
          <table:table-cell table:style-name="ce577" table:content-validation-name="val92" table:formula="of:=2*([Tulajdonságok_képzettségek.C20]+[Tulajdonságok_képzettségek.C21])+ROUNDDOWN([Tulajdonságok_képzettségek.H27]*[Tulajdonságok_képzettségek.D34]*0.5)" office:value-type="float" office:value="0" calcext:value-type="float">
            <text:p>0</text:p>
          </table:table-cell>
          <table:table-cell table:style-name="ce683" table:content-validation-name="val98" table:formula="of:=[.C6]+[.B6]+[.D6]"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670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3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7" office:value-type="float" office:value="0" calcext:value-type="float">
            <text:p>0</text:p>
          </table:table-cell>
          <table:table-cell table:style-name="ce577" table:content-validation-name="val82" table:formula="of:=[KP_tablazat.K17]" office:value-type="float" office:value="-30" calcext:value-type="float">
            <text:p>-30</text:p>
          </table:table-cell>
          <table:table-cell table:style-name="ce235" table:content-validation-name="val93" table:formula="of:=2*[Tulajdonságok_képzettségek.C24]" office:value-type="float" office:value="0" calcext:value-type="float">
            <text:p>0</text:p>
          </table:table-cell>
          <table:table-cell table:style-name="ce683" table:content-validation-name="val99" table:formula="of:=[.C8]+[.B8]+[.D8]" office:value-type="float" office:value="-30" calcext:value-type="float">
            <text:p>-30</text:p>
          </table:table-cell>
          <table:table-cell/>
          <table:table-cell table:style-name="ce670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729" table:content-validation-name="val117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693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3" table:formula="of:=[Tulajdonságok_képzettségek.E10]" office:value-type="float" office:value="600" calcext:value-type="float">
            <text:p>600</text:p>
          </table:table-cell>
          <table:table-cell/>
          <table:table-cell table:style-name="ce670" office:value-type="string" calcext:value-type="string">
            <text:p>KP HM-re:</text:p>
          </table:table-cell>
          <table:table-cell table:style-name="ce361" table:content-validation-name="val100" table:formula="of:=[.I3]*[KP_tablazat.K19]+[.I7]*[KP_tablazat.K22]" office:value-type="float" office:value="0" calcext:value-type="float">
            <text:p>0 KP</text:p>
          </table:table-cell>
          <table:table-cell/>
          <table:table-cell table:style-name="ce670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18" table:formula="of:=(([.I3]+[.I7])/[Tulajdonságok_képzettségek.D8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523"/>
          <table:table-cell table:style-name="ce523" table:number-columns-spanned="6" table:number-rows-spanned="1"/>
          <table:covered-table-cell table:number-columns-repeated="5" table:style-name="ce523"/>
          <table:table-cell table:style-name="ce523" table:number-columns-repeated="24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96" table:content-validation-name="val83" office:value-type="string" calcext:value-type="string">
            <text:p>Szint</text:p>
          </table:table-cell>
          <table:table-cell table:style-name="ce596" office:value-type="string" calcext:value-type="string">
            <text:p>KÉ</text:p>
          </table:table-cell>
          <table:table-cell table:style-name="ce596" office:value-type="string" calcext:value-type="string">
            <text:p>TÉ/CÉ</text:p>
          </table:table-cell>
          <table:table-cell table:style-name="ce596" office:value-type="string" calcext:value-type="string">
            <text:p>VÉ</text:p>
          </table:table-cell>
          <table:table-cell table:style-name="ce596" table:content-validation-name="val104" office:value-type="string" calcext:value-type="string">
            <text:p>Sebesség</text:p>
          </table:table-cell>
          <table:table-cell table:style-name="ce596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3" table:formula="of:=[Tulajdonságok_képzettségek.H16]" office:value-type="float" office:value="0" calcext:value-type="float">
            <text:p>0</text:p>
          </table:table-cell>
          <table:table-cell table:style-name="ce348" table:content-validation-name="val43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4];harcmodorok;3)+[.$E$5]" office:value-type="float" office:value="-10" calcext:value-type="float">
            <text:p>-10</text:p>
          </table:table-cell>
          <table:table-cell table:style-name="ce348" table:content-validation-name="val43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104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3" table:formula="of:=[Tulajdonságok_képzettségek.H17]" office:value-type="float" office:value="0" calcext:value-type="float">
            <text:p>0</text:p>
          </table:table-cell>
          <table:table-cell table:style-name="ce348" table:content-validation-name="val43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5];harcmodorok;3)+[.$E$5]" office:value-type="float" office:value="-10" calcext:value-type="float">
            <text:p>-10</text:p>
          </table:table-cell>
          <table:table-cell table:style-name="ce348" table:content-validation-name="val43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104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3" table:formula="of:=[Tulajdonságok_képzettségek.H18]" office:value-type="float" office:value="0" calcext:value-type="float">
            <text:p>0</text:p>
          </table:table-cell>
          <table:table-cell table:style-name="ce348" table:content-validation-name="val43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43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104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3" table:formula="of:=[Tulajdonságok_képzettségek.H19]" office:value-type="float" office:value="0" calcext:value-type="float">
            <text:p>0</text:p>
          </table:table-cell>
          <table:table-cell table:style-name="ce348" table:content-validation-name="val43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43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104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3" table:formula="of:=[Tulajdonságok_képzettségek.H20]" office:value-type="float" office:value="0" calcext:value-type="float">
            <text:p>0</text:p>
          </table:table-cell>
          <table:table-cell table:style-name="ce348" table:content-validation-name="val43" table:formula="of:=VLOOKUP([.$C18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8];harcmodorok;3)+[.$E$8]" office:value-type="float" office:value="-60" calcext:value-type="float">
            <text:p>-60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43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3" table:formula="of:=[Tulajdonságok_képzettségek.H21]" office:value-type="float" office:value="0" calcext:value-type="float">
            <text:p>0</text:p>
          </table:table-cell>
          <table:table-cell table:style-name="ce348" table:content-validation-name="val43" table:formula="of:=VLOOKUP([.$C19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9];harcmodorok;3)+[.$E$8]" office:value-type="float" office:value="-60" calcext:value-type="float">
            <text:p>-60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43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3" table:formula="of:=[Tulajdonságok_képzettségek.H22]" office:value-type="float" office:value="0" calcext:value-type="float">
            <text:p>0</text:p>
          </table:table-cell>
          <table:table-cell table:style-name="ce348" table:content-validation-name="val43" table:formula="of:=VLOOKUP([.$C20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20];harcmodorok;3)+[.$E$8]" office:value-type="float" office:value="-60" calcext:value-type="float">
            <text:p>-60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43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3" table:formula="of:=[Tulajdonságok_képzettségek.H23]" office:value-type="float" office:value="0" calcext:value-type="float">
            <text:p>0</text:p>
          </table:table-cell>
          <table:table-cell table:style-name="ce348" table:content-validation-name="val43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43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3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6">
          <table:table-cell table:style-name="ce523" table:number-columns-spanned="9" table:number-rows-spanned="1"/>
          <table:covered-table-cell table:number-columns-repeated="7" table:style-name="ce523"/>
          <table:covered-table-cell table:style-name="ce410"/>
          <table:table-cell table:style-name="ce523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523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53"/>
          <table:covered-table-cell table:number-columns-repeated="5" table:style-name="ce337"/>
          <table:covered-table-cell table:style-name="ce553"/>
          <table:covered-table-cell table:style-name="ce703"/>
          <table:table-cell table:style-name="ce523"/>
          <table:table-cell table:style-name="ce436"/>
          <table:table-cell table:style-name="Default" table:number-columns-repeated="2"/>
          <table:table-cell table:style-name="ce436"/>
          <table:table-cell table:style-name="ce693"/>
          <table:table-cell table:number-columns-repeated="241"/>
        </table:table-row>
        <table:table-row table:style-name="ro1">
          <table:table-cell table:style-name="ce527" table:content-validation-name="val66" office:value-type="string" calcext:value-type="string">
            <text:p>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8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703" office:value-type="string" calcext:value-type="string">
            <text:p>SP</text:p>
          </table:table-cell>
          <table:table-cell table:style-name="ce703" office:value-type="string" calcext:value-type="string" table:number-columns-spanned="2" table:number-rows-spanned="1">
            <text:p>Komment</text:p>
          </table:table-cell>
          <table:covered-table-cell/>
          <table:table-cell table:style-name="ce523"/>
          <table:table-cell table:style-name="ce436"/>
          <table:table-cell table:style-name="Default" table:number-columns-repeated="2"/>
          <table:table-cell table:style-name="ce436"/>
          <table:table-cell table:style-name="ce693"/>
          <table:table-cell table:number-columns-repeated="241"/>
        </table:table-row>
        <table:table-row table:style-name="ro1">
          <table:table-cell table:style-name="ce293" table:content-validation-name="val67" office:value-type="string" calcext:value-type="string">
            <text:p>Puszta kéz</text:p>
          </table:table-cell>
          <table:table-cell table:style-name="ce318" table:content-validation-name="val78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665" table:content-validation-name="val43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665" table:content-validation-name="val43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665" table:content-validation-name="val43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665" table:content-validation-name="val105" table:formula="of:=(VLOOKUP([.$A25];kezifegyverek_all;3;0)+([.$C25]*[KP_tablazat.$H$47])+[Tulajdonságok_képzettségek.C18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693"/>
          <table:table-cell table:style-name="ce693"/>
          <table:table-cell table:number-columns-repeated="241"/>
        </table:table-row>
        <table:table-row table:style-name="ro1">
          <table:table-cell table:style-name="ce529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665" table:content-validation-name="val43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665" table:content-validation-name="val43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665" table:content-validation-name="val43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665" table:content-validation-name="val106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93"/>
          <table:table-cell table:number-columns-repeated="241"/>
        </table:table-row>
        <table:table-row table:style-name="ro1">
          <table:table-cell table:style-name="ce529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665" table:content-validation-name="val43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665" table:content-validation-name="val43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665" table:content-validation-name="val43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665" table:content-validation-name="val106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93"/>
          <table:table-cell table:number-columns-repeated="241"/>
        </table:table-row>
        <table:table-row table:style-name="ro1">
          <table:table-cell table:style-name="ce529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665" table:content-validation-name="val43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665" table:content-validation-name="val43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665" table:content-validation-name="val43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665" table:content-validation-name="val106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93"/>
          <table:table-cell table:number-columns-repeated="241"/>
        </table:table-row>
        <table:table-row table:style-name="ro1">
          <table:table-cell table:style-name="ce529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665" table:content-validation-name="val43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665" table:content-validation-name="val43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665" table:content-validation-name="val43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665" table:content-validation-name="val106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93"/>
          <table:table-cell table:number-columns-repeated="241"/>
        </table:table-row>
        <table:table-row table:style-name="ro1">
          <table:table-cell table:style-name="ce529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665" table:content-validation-name="val43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665" table:content-validation-name="val43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665" table:content-validation-name="val43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665" table:content-validation-name="val106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93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523"/>
          <table:table-cell table:style-name="ce436"/>
          <table:table-cell table:style-name="Default" table:number-columns-repeated="2"/>
          <table:table-cell table:style-name="ce436"/>
          <table:table-cell table:style-name="ce693"/>
          <table:table-cell table:number-columns-repeated="241"/>
        </table:table-row>
        <table:table-row table:style-name="ro1">
          <table:table-cell table:style-name="ce527" table:content-validation-name="val69" office:value-type="string" calcext:value-type="string">
            <text:p>Távolsági 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8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703" office:value-type="string" calcext:value-type="string">
            <text:p>SP</text:p>
          </table:table-cell>
          <table:table-cell table:style-name="ce703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523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529" table:content-validation-name="val70" office:value-type="string" calcext:value-type="string">
            <text:p><text:s/>__</text:p>
          </table:table-cell>
          <table:table-cell table:style-name="ce318" table:content-validation-name="val78" table:formula="of:=IF(ISNUMBER(VLOOKUP([.$A33];tavolsagi_fegyverek_all;10;0))=1;VLOOKUP([.$A33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665" table:content-validation-name="val43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665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665" table:content-validation-name="val107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529" table:content-validation-name="val71" office:value-type="string" calcext:value-type="string">
            <text:p><text:s/>__</text:p>
          </table:table-cell>
          <table:table-cell table:style-name="ce318" table:content-validation-name="val78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665" table:content-validation-name="val43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665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665" table:content-validation-name="val107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693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7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693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8">
          <table:table-cell table:style-name="ce296" table:content-validation-name="val72" office:value-type="string" calcext:value-type="string" table:number-columns-spanned="2" table:number-rows-spanned="1">
            <text:p>Fegyver<text:span text:style-name="T5"> (harcmodor)</text:span></text:p>
          </table:table-cell>
          <table:covered-table-cell table:style-name="ce553" table:content-validation-name="val79"/>
          <table:table-cell table:style-name="ce341" table:content-validation-name="val86" office:value-type="string" calcext:value-type="string">
            <text:p>Tám/kör</text:p>
          </table:table-cell>
          <table:table-cell table:style-name="ce527" office:value-type="string" calcext:value-type="string">
            <text:p>KÉ</text:p>
          </table:table-cell>
          <table:table-cell table:style-name="ce527" office:value-type="string" calcext:value-type="string">
            <text:p>TÉ/CÉ</text:p>
          </table:table-cell>
          <table:table-cell table:style-name="ce527" office:value-type="string" calcext:value-type="string">
            <text:p>VÉ/Osztó</text:p>
          </table:table-cell>
          <table:table-cell table:style-name="ce703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693" table:content-validation-name="val66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3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79"/>
          <table:table-cell table:style-name="ce665" table:content-validation-name="val87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94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94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368" table:content-validation-name="val94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08" table:formula="of:=[.G25]" office:value-type="string" office:string-value="-5 Z" calcext:value-type="string">
            <text:p>-5 Z</text:p>
          </table:table-cell>
          <table:table-cell table:style-name="ce720" table:content-validation-name="val73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74"/>
          <table:table-cell table:style-name="ce665" table:content-validation-name="val87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665" table:content-validation-name="val106" table:formula="of:=[.G26]" office:value-type="string" office:string-value="N/A" calcext:value-type="string">
            <text:p>N/A</text:p>
          </table:table-cell>
          <table:table-cell table:style-name="ce720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665" table:content-validation-name="val87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665" table:content-validation-name="val106" table:formula="of:=[.G27]" office:value-type="string" office:string-value="N/A" calcext:value-type="string">
            <text:p>N/A</text:p>
          </table:table-cell>
          <table:table-cell table:style-name="ce720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665" table:content-validation-name="val87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665" table:content-validation-name="val106" table:formula="of:=[.G28]" office:value-type="string" office:string-value="N/A" calcext:value-type="string">
            <text:p>N/A</text:p>
          </table:table-cell>
          <table:table-cell table:style-name="ce720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4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665" table:content-validation-name="val87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665" table:content-validation-name="val106" table:formula="of:=[.G29]" office:value-type="string" office:string-value="N/A" calcext:value-type="string">
            <text:p>N/A</text:p>
          </table:table-cell>
          <table:table-cell table:style-name="ce720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4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665" table:content-validation-name="val87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705" table:content-validation-name="val106" table:formula="of:=[.G30]" office:value-type="string" office:string-value="N/A" calcext:value-type="string">
            <text:p>N/A</text:p>
          </table:table-cell>
          <table:table-cell table:style-name="ce720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4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74"/>
          <table:table-cell table:style-name="ce343" table:content-validation-name="val87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94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94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69" table:content-validation-name="val94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106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4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4"/>
          <table:table-cell table:style-name="ce344" table:content-validation-name="val87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4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94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94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06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665" table:content-validation-name="val109"/>
          <table:covered-table-cell table:style-name="ce720"/>
          <table:covered-table-cell/>
          <table:table-cell/>
          <table:table-cell table:style-name="ce693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0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88"/>
          <table:table-cell table:style-name="ce355" office:value-type="float" office:value="0" calcext:value-type="float">
            <text:p>0</text:p>
          </table:table-cell>
          <table:table-cell table:style-name="ce364" table:content-validation-name="val101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46" table:formula="of:=VLOOKUP([.$B$47];pajzsok;3;0)" office:value-type="float" office:value="0" calcext:value-type="float">
            <text:p>0</text:p>
          </table:table-cell>
          <table:table-cell table:style-name="ce705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523"/>
          <table:table-cell table:style-name="ce523" table:number-columns-repeated="254"/>
        </table:table-row>
        <table:table-row table:style-name="ro9">
          <table:table-cell table:style-name="ce304" office:value-type="string" calcext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365" table:content-validation-name="val102" office:value-type="string" calcext:value-type="string" table:number-columns-spanned="2" table:number-rows-spanned="1">
            <text:p>Páncél:</text:p>
          </table:table-cell>
          <table:covered-table-cell table:style-name="ce236"/>
          <table:table-cell table:style-name="ce384" table:content-validation-name="val110" office:value-type="string" calcext:value-type="string">
            <text:p>MGT:</text:p>
          </table:table-cell>
          <table:table-cell table:style-name="ce400" table:content-validation-name="val113" office:value-type="string" calcext:value-type="string" table:number-columns-spanned="2" table:number-rows-spanned="1">
            <text:p><text:span text:style-name="T6">SFÉ</text:span>  sz:   /  v:   /  z:</text:p>
          </table:table-cell>
          <table:covered-table-cell table:style-name="ce419"/>
          <table:table-cell table:number-columns-repeated="247"/>
        </table:table-row>
        <table:table-row table:style-name="ro10">
          <table:table-cell table:style-name="ce540" table:number-columns-spanned="9" table:number-rows-spanned="1"/>
          <table:covered-table-cell table:style-name="ce327"/>
          <table:covered-table-cell table:number-columns-repeated="3" table:style-name="ce540"/>
          <table:covered-table-cell table:style-name="ce372"/>
          <table:covered-table-cell table:number-columns-repeated="2" table:style-name="ce540"/>
          <table:covered-table-cell table:style-name="ce420"/>
          <table:table-cell table:style-name="ce540" table:number-columns-repeated="246"/>
          <table:table-cell table:style-name="ce523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1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44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523" table:number-columns-repeated="3"/>
          <table:table-cell table:style-name="ce54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44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44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44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44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544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544"/>
          <table:covered-table-cell table:style-name="ce426"/>
          <table:table-cell table:number-columns-repeated="3"/>
          <table:table-cell table:style-name="ce544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3" office:value-type="string" calcext:value-type="string">
            <text:p>-</text:p>
          </table:table-cell>
          <table:table-cell table:style-name="ce389" table:content-validation-name="val112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-10" calcext:value-type="float">
            <text:p>-10</text:p>
          </table:table-cell>
          <table:table-cell table:style-name="ce403" table:content-validation-name="val114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20" calcext:value-type="float">
            <text:p>-20</text:p>
          </table:table-cell>
          <table:table-cell table:style-name="ce427" table:content-validation-name="val119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30" calcext:value-type="float">
            <text:p>-30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44"/>
          <table:table-cell table:style-name="ce331"/>
          <table:table-cell table:style-name="ce544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Mágia_Pszi" table:style-name="ta1" table:print="false">
        <table:table-column table:style-name="co22" table:default-cell-style-name="ce235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136"/>
        <table:table-column table:style-name="co30" table:default-cell-style-name="Default"/>
        <table:table-column table:style-name="co24" table:default-cell-style-name="Default"/>
        <table:table-column table:style-name="co31" table:default-cell-style-name="Default"/>
        <table:table-column table:style-name="co27" table:default-cell-style-name="Default"/>
        <table:table-column table:style-name="co9" table:default-cell-style-name="ce271"/>
        <table:table-column table:style-name="co13" table:number-columns-repeated="243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</text:p>
          </table:table-cell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442" office:value-type="string" calcext:value-type="string" table:number-columns-spanned="3" table:number-rows-spanned="1">
            <text:p>KP költve mágiára+pszíre</text:p>
          </table:table-cell>
          <table:covered-table-cell table:style-name="ce456"/>
          <table:covered-table-cell/>
          <table:table-cell table:style-name="ce482" table:content-validation-name="val125" table:formula="of:=SUM([.F16:.F17];[.F21:.F27];[.M18:.M27];[.F13];[.M13:.M15];[.M31:.M36];[.D9];[.K9])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2"/>
          <table:table-cell table:style-name="ce442" office:value-type="string" calcext:value-type="string" table:number-columns-spanned="3" table:number-rows-spanned="1">
            <text:p>Maradt KP:</text:p>
          </table:table-cell>
          <table:covered-table-cell table:style-name="ce456"/>
          <table:covered-table-cell/>
          <table:table-cell table:style-name="ce603" table:content-validation-name="val43" table:formula="of:=[Tulajdonságok_képzettségek.E10]" office:value-type="float" office:value="600" calcext:value-type="float" table:number-columns-spanned="2" table:number-rows-spanned="1">
            <text:p>600</text:p>
          </table:table-cell>
          <table:covered-table-cell/>
          <table:table-cell table:style-name="Default"/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2">
          <table:table-cell table:style-name="ce443" office:value-type="string" calcext:value-type="string" table:number-columns-spanned="5" table:number-rows-spanned="1">
            <text:p>Pszi</text:p>
          </table:table-cell>
          <table:covered-table-cell table:style-name="ce154"/>
          <table:covered-table-cell table:number-columns-repeated="3" table:style-name="ce214"/>
          <table:table-cell table:number-columns-repeated="2"/>
          <table:table-cell table:style-name="ce595" office:value-type="string" calcext:value-type="string" table:number-columns-spanned="5" table:number-rows-spanned="1">
            <text:p>Mana</text:p>
          </table:table-cell>
          <table:covered-table-cell table:style-name="ce154"/>
          <table:covered-table-cell table:style-name="ce600"/>
          <table:covered-table-cell table:style-name="ce604"/>
          <table:covered-table-cell table:style-name="ce214"/>
          <table:table-cell table:style-name="Default"/>
          <table:table-cell table:number-columns-repeated="243"/>
        </table:table-row>
        <table:table-row table:style-name="ro1">
          <table:table-cell table:style-name="ce444" table:number-columns-spanned="5" table:number-rows-spanned="1"/>
          <table:covered-table-cell/>
          <table:covered-table-cell table:number-columns-repeated="3" table:style-name="ce479"/>
          <table:table-cell table:number-columns-repeated="2"/>
          <table:table-cell table:style-name="ce444" table:number-columns-spanned="5" table:number-rows-spanned="1"/>
          <table:covered-table-cell table:style-name="ce598"/>
          <table:covered-table-cell/>
          <table:covered-table-cell table:style-name="ce605"/>
          <table:covered-table-cell table:style-name="ce479"/>
          <table:table-cell table:style-name="Default"/>
          <table:table-cell table:number-columns-repeated="243"/>
        </table:table-row>
        <table:table-row table:style-name="ro1">
          <table:table-cell table:style-name="ce445" office:value-type="string" calcext:value-type="string" table:number-columns-spanned="3" table:number-rows-spanned="1">
            <text:p>Ψ pont</text:p>
          </table:table-cell>
          <table:covered-table-cell table:style-name="ce457"/>
          <table:covered-table-cell table:style-name="ce477"/>
          <table:table-cell table:style-name="ce483" table:content-validation-name="val126" office:value-type="float" office:value="0" calcext:value-type="float" table:number-columns-spanned="2" table:number-rows-spanned="1">
            <text:p>0</text:p>
          </table:table-cell>
          <table:covered-table-cell table:style-name="ce576"/>
          <table:table-cell table:number-columns-repeated="2"/>
          <table:table-cell table:style-name="ce229" office:value-type="string" calcext:value-type="string" table:number-columns-spanned="3" table:number-rows-spanned="1">
            <text:p>Mana Pont</text:p>
          </table:table-cell>
          <table:covered-table-cell table:style-name="ce457"/>
          <table:covered-table-cell table:style-name="ce477"/>
          <table:table-cell table:style-name="ce606" table:content-validation-name="val136" office:value-type="float" office:value="0" calcext:value-type="float" table:number-columns-spanned="2" table:number-rows-spanned="1">
            <text:p>0</text:p>
          </table:table-cell>
          <table:covered-table-cell table:style-name="ce576"/>
          <table:table-cell table:style-name="Default"/>
          <table:table-cell table:number-columns-repeated="243"/>
        </table:table-row>
        <table:table-row table:style-name="ro1">
          <table:table-cell table:style-name="ce783" office:value-type="string" calcext:value-type="string" table:number-columns-spanned="3" table:number-rows-spanned="1">
            <text:p>Max felvehető <text:span text:style-name="T7">Ψ</text:span>p:</text:p>
          </table:table-cell>
          <table:covered-table-cell table:style-name="ce864"/>
          <table:covered-table-cell table:style-name="ce871"/>
          <table:table-cell table:style-name="ce484" table:content-validation-name="val43" table:formula="of:=[Tulajdonságok_képzettségek.D8]*[KP_tablazat.$K$34]" office:value-type="float" office:value="20" calcext:value-type="float" table:number-columns-spanned="2" table:number-rows-spanned="1">
            <text:p>20 Ψp</text:p>
          </table:table-cell>
          <table:covered-table-cell table:style-name="ce883"/>
          <table:table-cell table:number-columns-repeated="2"/>
          <table:table-cell table:style-name="ce783" table:content-validation-name="val133" office:value-type="string" calcext:value-type="string" table:number-columns-spanned="3" table:number-rows-spanned="1">
            <text:p>Max felvehető MP</text:p>
          </table:table-cell>
          <table:covered-table-cell table:style-name="ce864" table:content-validation-name="val133"/>
          <table:covered-table-cell table:style-name="ce871" table:content-validation-name="val133"/>
          <table:table-cell table:style-name="ce607" table:content-validation-name="val133" office:value-type="string" calcext:value-type="string" table:number-columns-spanned="2" table:number-rows-spanned="1">
            <text:p>??</text:p>
          </table:table-cell>
          <table:covered-table-cell table:style-name="ce883" table:content-validation-name="val133"/>
          <table:table-cell table:style-name="Default"/>
          <table:table-cell table:number-columns-repeated="243"/>
        </table:table-row>
        <table:table-row table:style-name="ro1">
          <table:table-cell table:style-name="ce447" office:value-type="string" calcext:value-type="string" table:number-columns-spanned="3" table:number-rows-spanned="1">
            <text:p><text:span text:style-name="T7">Ψ</text:span> pontra költött KP</text:p>
          </table:table-cell>
          <table:covered-table-cell table:number-columns-repeated="2" table:style-name="ce474"/>
          <table:table-cell table:style-name="ce485" table:content-validation-name="val43" table:formula="of:=[.$D$7]*[KP_tablazat.$K$32]" office:value-type="float" office:value="0" calcext:value-type="float" table:number-columns-spanned="2" table:number-rows-spanned="1">
            <text:p>0 KP</text:p>
          </table:table-cell>
          <table:covered-table-cell table:style-name="ce578"/>
          <table:table-cell table:number-columns-repeated="2"/>
          <table:table-cell table:style-name="ce447" office:value-type="string" calcext:value-type="string" table:number-columns-spanned="3" table:number-rows-spanned="1">
            <text:p>Mana Pontra költött KP</text:p>
          </table:table-cell>
          <table:covered-table-cell table:number-columns-repeated="2" table:style-name="ce474"/>
          <table:table-cell table:style-name="ce485" table:content-validation-name="val43" table:formula="of:=[.$K$7]*[KP_tablazat.$K$29]" office:value-type="float" office:value="0" calcext:value-type="float" table:number-columns-spanned="2" table:number-rows-spanned="1">
            <text:p>0 KP</text:p>
          </table:table-cell>
          <table:covered-table-cell table:style-name="ce578"/>
          <table:table-cell table:style-name="Default"/>
          <table:table-cell table:number-columns-repeated="243"/>
        </table:table-row>
        <table:table-row table:style-name="ro1">
          <table:table-cell table:style-name="ce448" table:number-columns-spanned="5" table:number-rows-spanned="1"/>
          <table:covered-table-cell table:number-columns-repeated="4"/>
          <table:table-cell table:number-columns-repeated="2"/>
          <table:table-cell table:style-name="ce448" table:number-columns-spanned="5" table:number-rows-spanned="1"/>
          <table:covered-table-cell table:number-columns-repeated="4"/>
          <table:table-cell table:style-name="Default"/>
          <table:table-cell table:number-columns-repeated="243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Mágia, Tradíciók, Céltradíciók</text:p>
          </table:table-cell>
          <table:covered-table-cell table:number-columns-repeated="4" table:style-name="ce144"/>
          <table:covered-table-cell table:style-name="ce214"/>
          <table:table-cell table:number-columns-repeated="243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29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table:content-validation-name="val137" office:value-type="string" calcext:value-type="string" table:number-columns-spanned="2" table:number-rows-spanned="1">
            <text:p>Felvéve</text:p>
          </table:table-cell>
          <table:covered-table-cell table:content-validation-name="val140"/>
          <table:table-cell table:style-name="ce196" office:value-type="string" calcext:value-type="string">
            <text:p>KP</text:p>
          </table:table-cell>
          <table:table-cell table:number-columns-repeated="243"/>
        </table:table-row>
        <table:table-row table:style-name="ro1">
          <table:table-cell table:style-name="ce449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486" table:content-validation-name="val43" office:value-type="float" office:value="4" calcext:value-type="float">
            <text:p>4</text:p>
          </table:table-cell>
          <table:table-cell table:style-name="ce176" table:content-validation-name="val130" office:value-type="float" office:value="0" calcext:value-type="float">
            <text:p>0</text:p>
          </table:table-cell>
          <table:table-cell table:style-name="ce584" table:content-validation-name="val43" table:formula="of:=[.$E13]*[$KP_tablazat.$K$14]" office:value-type="float" office:value="0" calcext:value-type="float">
            <text:p>0</text:p>
          </table:table-cell>
          <table:table-cell/>
          <table:table-cell table:style-name="ce904" table:content-validation-name="val134" office:value-type="string" calcext:value-type="string" table:number-columns-spanned="3" table:number-rows-spanned="1">
            <text:p>[<text:span text:style-name="T8">Tradíció neve</text:span><text:span text:style-name="T9">]</text:span></text:p>
          </table:table-cell>
          <table:covered-table-cell table:style-name="ce907"/>
          <table:covered-table-cell table:style-name="ce909"/>
          <table:table-cell table:style-name="ce608" table:content-validation-name="val138" office:value-type="float" office:value="0" calcext:value-type="float" table:number-columns-spanned="2" table:number-rows-spanned="1">
            <text:p>0</text:p>
          </table:table-cell>
          <table:covered-table-cell table:style-name="ce909" table:content-validation-name="val140"/>
          <table:table-cell table:style-name="ce620" table:content-validation-name="val43" table:formula="of:=[.$K13]*[KP_tablazat.$K$27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28" office:value-type="string" calcext:value-type="string" table:number-columns-spanned="6" table:number-rows-spanned="1">
            <text:p>Pszi iskola (képzettség)</text:p>
          </table:table-cell>
          <table:covered-table-cell table:number-columns-repeated="4"/>
          <table:covered-table-cell table:style-name="ce479"/>
          <table:table-cell/>
          <table:table-cell table:style-name="ce904" table:content-validation-name="val135" office:value-type="string" calcext:value-type="string" table:number-columns-spanned="3" table:number-rows-spanned="1">
            <text:p> [<text:span text:style-name="T8">Céltradíció neve</text:span><text:span text:style-name="T9">]</text:span></text:p>
          </table:table-cell>
          <table:covered-table-cell table:style-name="ce907" table:content-validation-name="val135"/>
          <table:covered-table-cell table:style-name="ce909" table:content-validation-name="val135"/>
          <table:table-cell table:style-name="ce609" table:content-validation-name="val139" office:value-type="float" office:value="0" calcext:value-type="float" table:number-columns-spanned="2" table:number-rows-spanned="1">
            <text:p>0</text:p>
          </table:table-cell>
          <table:covered-table-cell table:style-name="ce909" table:content-validation-name="val139"/>
          <table:table-cell table:style-name="ce620" table:content-validation-name="val43" table:formula="of:=[.$K14]*[KP_tablazat.$K$28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904" table:content-validation-name="val135" office:value-type="string" calcext:value-type="string" table:number-columns-spanned="3" table:number-rows-spanned="1">
            <text:p> [<text:span text:style-name="T8">Céltradíció neve</text:span><text:span text:style-name="T9">]</text:span></text:p>
          </table:table-cell>
          <table:covered-table-cell table:style-name="ce907" table:content-validation-name="val135"/>
          <table:covered-table-cell table:style-name="ce909" table:content-validation-name="val135"/>
          <table:table-cell table:style-name="ce609" table:content-validation-name="val139" office:value-type="float" office:value="0" calcext:value-type="float" table:number-columns-spanned="2" table:number-rows-spanned="1">
            <text:p>0</text:p>
          </table:table-cell>
          <table:covered-table-cell table:style-name="ce909" table:content-validation-name="val139"/>
          <table:table-cell table:style-name="ce620" table:content-validation-name="val43" table:formula="of:=[.$K15]*[KP_tablazat.$K$28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content-validation-name="val120" table:number-columns-spanned="2" table:number-rows-spanned="1"/>
          <table:covered-table-cell table:content-validation-name="val120"/>
          <table:table-cell table:style-name="ce481" table:content-validation-name="val60"/>
          <table:table-cell table:style-name="ce458" table:content-validation-name="val60"/>
          <table:table-cell table:style-name="ce579" table:content-validation-name="val131" table:formula="of:=[.C16]+[.D16]" office:value-type="float" office:value="0" calcext:value-type="float">
            <text:p>0</text:p>
          </table:table-cell>
          <table:table-cell table:style-name="ce271" table:content-validation-name="val43" table:formula="of:=-IF([.$D16]&gt;0;VLOOKUP([.$D16];KP_táblázat;MATCH(&quot;Átlagos&quot;;KP_fejléc;0);0);0)+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28" office:value-type="string" calcext:value-type="string" table:number-columns-spanned="6" table:number-rows-spanned="1">
            <text:p>Mágia iskolák (képzettségek)</text:p>
          </table:table-cell>
          <table:covered-table-cell table:number-columns-repeated="4"/>
          <table:covered-table-cell table:style-name="ce479"/>
          <table:table-cell table:number-columns-repeated="243"/>
        </table:table-row>
        <table:table-row table:style-name="ro1">
          <table:table-cell table:style-name="ce136" table:content-validation-name="val120" table:number-columns-spanned="2" table:number-rows-spanned="1"/>
          <table:covered-table-cell table:content-validation-name="val120"/>
          <table:table-cell table:style-name="ce481" table:content-validation-name="val60"/>
          <table:table-cell table:style-name="ce458" table:content-validation-name="val60"/>
          <table:table-cell table:style-name="ce579" table:content-validation-name="val131" table:formula="of:=[.C17]+[.D17]" office:value-type="float" office:value="0" calcext:value-type="float">
            <text:p>0</text:p>
          </table:table-cell>
          <table:table-cell table:style-name="ce271" table:content-validation-name="val43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3"/>
        </table:table-row>
        <table:table-row table:style-name="ro1">
          <table:table-cell table:style-name="ce450" table:number-columns-spanned="6" table:number-rows-spanned="1"/>
          <table:covered-table-cell table:number-columns-repeated="4"/>
          <table:covered-table-cell table:style-name="ce479"/>
          <table:table-cell/>
          <table:table-cell table:number-columns-spanned="2" table:number-rows-spanned="1"/>
          <table:covered-table-cell/>
          <table:table-cell table:style-name="ce458" table:content-validation-name="val60" table:number-columns-repeated="2"/>
          <table:table-cell table:style-name="ce610" table:content-validation-name="val131" table:formula="of:=[.J18]+[.K18]" office:value-type="float" office:value="0" calcext:value-type="float">
            <text:p>0</text:p>
          </table:table-cell>
          <table:table-cell table:content-validation-name="val43" table:formula="of:=-IF([.$K18]&gt;0;VLOOKUP([.$K18];KP_táblázat;MATCH(&quot;Átlagos&quot;;KP_fejléc;0);0);0)+IF([.$L18];VLOOKUP([.$L18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479"/>
          <table:table-cell/>
          <table:table-cell table:number-columns-spanned="2" table:number-rows-spanned="1"/>
          <table:covered-table-cell/>
          <table:table-cell table:style-name="ce458" table:content-validation-name="val60" table:number-columns-repeated="2"/>
          <table:table-cell table:style-name="ce611" table:content-validation-name="val131" table:formula="of:=[.J19]+[.K19]" office:value-type="float" office:value="0" calcext:value-type="float">
            <text:p>0</text:p>
          </table:table-cell>
          <table:table-cell table:content-validation-name="val43" table:formula="of:=-IF([.$K19]&gt;0;VLOOKUP([.$K19];KP_táblázat;MATCH(&quot;Átlagos&quot;;KP_fejléc;0);0);0)+IF([.$L19];VLOOKUP([.$L19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number-columns-spanned="2" table:number-rows-spanned="1"/>
          <table:covered-table-cell/>
          <table:table-cell table:style-name="ce458" table:content-validation-name="val60" table:number-columns-repeated="2"/>
          <table:table-cell table:style-name="ce612" table:content-validation-name="val131" table:formula="of:=[.J20]+[.K20]" office:value-type="float" office:value="0" calcext:value-type="float">
            <text:p>0</text:p>
          </table:table-cell>
          <table:table-cell table:content-validation-name="val43" table:formula="of:=-IF([.$K20]&gt;0;VLOOKUP([.$K20];KP_táblázat;MATCH(&quot;Átlagos&quot;;KP_fejléc;0);0);0)+IF([.$L20];VLOOKUP([.$L20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5" table:content-validation-name="val43" table:formula="of:=[.$E21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58" table:content-validation-name="val60" table:number-columns-repeated="2"/>
          <table:table-cell table:style-name="ce613" table:content-validation-name="val131" table:formula="of:=[.J21]+[.K21]" office:value-type="float" office:value="0" calcext:value-type="float">
            <text:p>0</text:p>
          </table:table-cell>
          <table:table-cell table:content-validation-name="val43" table:formula="of:=-IF([.$K21]&gt;0;VLOOKUP([.$K21];KP_táblázat;MATCH(&quot;Átlagos&quot;;KP_fejléc;0);0);0)+IF([.$L21];VLOOKUP([.$L21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6" table:content-validation-name="val43" table:formula="of:=[.$E22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58" table:content-validation-name="val60" table:number-columns-repeated="2"/>
          <table:table-cell table:style-name="ce614" table:content-validation-name="val131" table:formula="of:=[.J22]+[.K22]" office:value-type="float" office:value="0" calcext:value-type="float">
            <text:p>0</text:p>
          </table:table-cell>
          <table:table-cell table:content-validation-name="val43" table:formula="of:=-IF([.$K22]&gt;0;VLOOKUP([.$K22];KP_táblázat;MATCH(&quot;Átlagos&quot;;KP_fejléc;0);0);0)+IF([.$L22];VLOOKUP([.$L22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7" table:content-validation-name="val43" table:formula="of:=[.$E23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58" table:content-validation-name="val60" table:number-columns-repeated="2"/>
          <table:table-cell table:style-name="ce615" table:content-validation-name="val131" table:formula="of:=[.J23]+[.K23]" office:value-type="float" office:value="0" calcext:value-type="float">
            <text:p>0</text:p>
          </table:table-cell>
          <table:table-cell table:content-validation-name="val43" table:formula="of:=-IF([.$K23]&gt;0;VLOOKUP([.$K23];KP_táblázat;MATCH(&quot;Átlagos&quot;;KP_fejléc;0);0);0)+IF([.$L23];VLOOKUP([.$L23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8" table:content-validation-name="val43" table:formula="of:=[.$E24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58" table:content-validation-name="val60" table:number-columns-repeated="2"/>
          <table:table-cell table:style-name="ce616" table:content-validation-name="val131" table:formula="of:=[.J24]+[.K24]" office:value-type="float" office:value="0" calcext:value-type="float">
            <text:p>0</text:p>
          </table:table-cell>
          <table:table-cell table:content-validation-name="val43" table:formula="of:=-IF([.$K24]&gt;0;VLOOKUP([.$K24];KP_táblázat;MATCH(&quot;Átlagos&quot;;KP_fejléc;0);0);0)+IF([.$L24];VLOOKUP([.$L24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9" table:content-validation-name="val43" table:formula="of:=[.$E25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58" table:content-validation-name="val60" table:number-columns-repeated="2"/>
          <table:table-cell table:style-name="ce617" table:content-validation-name="val131" table:formula="of:=[.J25]+[.K25]" office:value-type="float" office:value="0" calcext:value-type="float">
            <text:p>0</text:p>
          </table:table-cell>
          <table:table-cell table:content-validation-name="val43" table:formula="of:=-IF([.$K25]&gt;0;VLOOKUP([.$K25];KP_táblázat;MATCH(&quot;Átlagos&quot;;KP_fejléc;0);0);0)+IF([.$L25];VLOOKUP([.$L25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90" table:content-validation-name="val43" table:formula="of:=[.$E26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58" table:content-validation-name="val60" table:number-columns-repeated="2"/>
          <table:table-cell table:style-name="ce618" table:content-validation-name="val131" table:formula="of:=[.J26]+[.K26]" office:value-type="float" office:value="0" calcext:value-type="float">
            <text:p>0</text:p>
          </table:table-cell>
          <table:table-cell table:content-validation-name="val43" table:formula="of:=-IF([.$K26]&gt;0;VLOOKUP([.$K26];KP_táblázat;MATCH(&quot;Átlagos&quot;;KP_fejléc;0);0);0)+IF([.$L26];VLOOKUP([.$L26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591" table:content-validation-name="val43" table:formula="of:=[.$E27]*[$KP_tablazat.$K$14]" office:value-type="float" office:value="0" calcext:value-type="float">
            <text:p>0</text:p>
          </table:table-cell>
          <table:table-cell/>
          <table:table-cell table:style-name="ce137" table:number-columns-spanned="2" table:number-rows-spanned="1"/>
          <table:covered-table-cell table:style-name="ce476"/>
          <table:table-cell table:style-name="ce602" table:content-validation-name="val60" table:number-columns-repeated="2"/>
          <table:table-cell table:style-name="ce619" table:content-validation-name="val131" table:formula="of:=[.J27]+[.K27]" office:value-type="float" office:value="0" calcext:value-type="float">
            <text:p>0</text:p>
          </table:table-cell>
          <table:table-cell table:style-name="ce278" table:content-validation-name="val43" table:formula="of:=-IF([.$K27]&gt;0;VLOOKUP([.$K27];KP_táblázat;MATCH(&quot;Átlagos&quot;;KP_fejléc;0);0);0)+IF([.$L27];VLOOKUP([.$L27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805" office:value-type="string" calcext:value-type="string" table:number-columns-spanned="6" table:number-rows-spanned="1">
            <text:p>Érzékek</text:p>
          </table:table-cell>
          <table:covered-table-cell table:number-columns-repeated="5" table:style-name="ce477"/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243"/>
        </table:table-row>
        <table:table-row table:style-name="ro1">
          <table:table-cell table:style-name="ce809" table:number-columns-spanned="3" table:number-rows-spanned="1"/>
          <table:covered-table-cell table:number-columns-repeated="2" table:style-name="ce809"/>
          <table:table-cell table:style-name="ce854" table:content-validation-name="val127" office:value-type="string" calcext:value-type="string">
            <text:p>+</text:p>
          </table:table-cell>
          <table:table-cell table:style-name="ce582" office:value-type="string" calcext:value-type="string">
            <text:p>Σ</text:p>
          </table:table-cell>
          <table:table-cell table:style-name="ce854" office:value-type="string" calcext:value-type="string">
            <text:p>KP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 table:number-columns-repeated="243"/>
        </table:table-row>
        <table:table-row table:style-name="ro12">
          <table:table-cell table:style-name="ce815" table:content-validation-name="val121" office:value-type="string" calcext:value-type="string" table:number-columns-spanned="3" table:number-rows-spanned="1">
            <text:p>Intuíció</text:p>
          </table:table-cell>
          <table:covered-table-cell table:number-columns-repeated="2" table:style-name="ce815"/>
          <table:table-cell table:style-name="ce574" table:content-validation-name="val128" office:value-type="float" office:value="0" calcext:value-type="float">
            <text:p>0</text:p>
          </table:table-cell>
          <table:table-cell table:style-name="ce583" table:content-validation-name="val132" table:formula="of:=[Tulajdonságok_képzettségek.$C$25]+[.$D31]" office:value-type="float" office:value="0" calcext:value-type="float">
            <text:p>0</text:p>
          </table:table-cell>
          <table:table-cell table:style-name="ce592" table:content-validation-name="val43" table:formula="of:=[.$D31]*(VLOOKUP([.$A31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1" table:content-validation-name="val43" table:formula="of:=[.$L31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2">
          <table:table-cell table:style-name="ce815" table:content-validation-name="val122" office:value-type="string" calcext:value-type="string" table:number-columns-spanned="3" table:number-rows-spanned="1">
            <text:p>Látás</text:p>
          </table:table-cell>
          <table:covered-table-cell table:number-columns-repeated="2" table:style-name="ce815"/>
          <table:table-cell table:style-name="ce574" table:content-validation-name="val128" office:value-type="float" office:value="0" calcext:value-type="float">
            <text:p>0</text:p>
          </table:table-cell>
          <table:table-cell table:style-name="ce583" table:content-validation-name="val132" table:formula="of:=[Tulajdonságok_képzettségek.$C$19]+[.$D32]" office:value-type="float" office:value="0" calcext:value-type="float">
            <text:p>0</text:p>
          </table:table-cell>
          <table:table-cell table:style-name="ce593" table:content-validation-name="val43" table:formula="of:=[.$D32]*(VLOOKUP([.$A32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2" table:content-validation-name="val43" table:formula="of:=[.$L32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2">
          <table:table-cell table:style-name="ce815" table:content-validation-name="val123" office:value-type="string" calcext:value-type="string" table:number-columns-spanned="3" table:number-rows-spanned="1">
            <text:p>Hallás</text:p>
          </table:table-cell>
          <table:covered-table-cell table:number-columns-repeated="2" table:style-name="ce815"/>
          <table:table-cell table:style-name="ce574" table:content-validation-name="val128" office:value-type="float" office:value="0" calcext:value-type="float">
            <text:p>0</text:p>
          </table:table-cell>
          <table:table-cell table:style-name="ce583" table:content-validation-name="val132" table:formula="of:=[Tulajdonságok_képzettségek.$C$19]+[.$D33]" office:value-type="float" office:value="0" calcext:value-type="float">
            <text:p>0</text:p>
          </table:table-cell>
          <table:table-cell table:style-name="ce593" table:content-validation-name="val43" table:formula="of:=[.$D33]*(VLOOKUP([.$A33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3" table:content-validation-name="val43" table:formula="of:=[.$L33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2">
          <table:table-cell table:style-name="ce815" table:content-validation-name="val124" office:value-type="string" calcext:value-type="string" table:number-columns-spanned="3" table:number-rows-spanned="1">
            <text:p>Ízlelés/Szaglás/Tapintás</text:p>
          </table:table-cell>
          <table:covered-table-cell table:number-columns-repeated="2" table:style-name="ce815"/>
          <table:table-cell table:style-name="ce574" table:content-validation-name="val128" office:value-type="float" office:value="0" calcext:value-type="float">
            <text:p>0</text:p>
          </table:table-cell>
          <table:table-cell table:style-name="ce583" table:content-validation-name="val132" table:formula="of:=[Tulajdonságok_képzettségek.$C$19]+[.$D34]" office:value-type="float" office:value="0" calcext:value-type="float">
            <text:p>0</text:p>
          </table:table-cell>
          <table:table-cell table:style-name="ce593" table:content-validation-name="val43" table:formula="of:=[.$D34]*(VLOOKUP([.$A34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4" table:content-validation-name="val43" table:formula="of:=[.$L34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6" table:number-rows-spanned="1"/>
          <table:covered-table-cell table:number-columns-repeated="5"/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5" table:content-validation-name="val43" table:formula="of:=[.$L35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454" office:value-type="string" calcext:value-type="string" table:number-columns-spanned="5" table:number-rows-spanned="1">
            <text:p>Összesen KP – érzékekre</text:p>
          </table:table-cell>
          <table:covered-table-cell table:number-columns-repeated="4" table:style-name="ce478"/>
          <table:table-cell table:style-name="ce594" table:formula="of:=SUM([.F31:.F34])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626" table:content-validation-name="val43" table:formula="of:=[.$L36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805" office:value-type="string" calcext:value-type="string" table:number-columns-spanned="13" table:number-rows-spanned="1">
            <text:p>Karmák</text:p>
          </table:table-cell>
          <table:covered-table-cell table:number-columns-repeated="5"/>
          <table:covered-table-cell table:number-columns-repeated="7" table:style-name="ce477"/>
          <table:table-cell table:number-columns-repeated="243"/>
        </table:table-row>
        <table:table-row table:style-name="ro1">
          <table:table-cell table:style-name="ce854" office:value-type="string" calcext:value-type="string" table:number-columns-spanned="3" table:number-rows-spanned="1">
            <text:p>Karma neve</text:p>
          </table:table-cell>
          <table:covered-table-cell table:number-columns-repeated="2" table:style-name="ce854"/>
          <table:table-cell table:style-name="ce854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854"/>
          <table:table-cell table:style-name="ce854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854"/>
          <table:table-cell table:style-name="ce281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235"/>
          <table:table-cell table:style-name="ce881" table:number-columns-spanned="4" table:number-rows-spanned="1"/>
          <table:covered-table-cell table:number-columns-repeated="3" table:style-name="ce881"/>
          <table:table-cell table:style-name="ce905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</table:table-cell>
          <table:covered-table-cell table:number-columns-repeated="5" table:style-name="ce905"/>
          <table:table-cell table:style-name="ce281" table:number-columns-repeated="243"/>
        </table:table-row>
        <table:table-row table:style-name="ro14">
          <table:table-cell table:number-columns-spanned="3" table:number-rows-spanned="1"/>
          <table:covered-table-cell table:number-columns-repeated="2" table:style-name="ce235"/>
          <table:table-cell table:style-name="ce881" table:number-columns-spanned="4" table:number-rows-spanned="1"/>
          <table:covered-table-cell table:number-columns-repeated="3" table:style-name="ce881"/>
          <table:table-cell table:style-name="ce905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  <text:p/>
          </table:table-cell>
          <table:covered-table-cell table:number-columns-repeated="5" table:style-name="ce905"/>
          <table:table-cell table:style-name="ce281" table:number-columns-repeated="243"/>
        </table:table-row>
        <table:table-row table:style-name="ro15">
          <table:table-cell table:number-columns-spanned="3" table:number-rows-spanned="1"/>
          <table:covered-table-cell table:number-columns-repeated="2" table:style-name="ce235"/>
          <table:table-cell table:style-name="ce881" table:number-columns-spanned="4" table:number-rows-spanned="1"/>
          <table:covered-table-cell table:number-columns-repeated="3" table:style-name="ce881"/>
          <table:table-cell table:style-name="ce905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  <text:p/>
            <text:p/>
          </table:table-cell>
          <table:covered-table-cell table:number-columns-repeated="5" table:style-name="ce905"/>
          <table:table-cell table:style-name="ce281" table:number-columns-repeated="243"/>
        </table:table-row>
        <table:table-row table:style-name="ro16">
          <table:table-cell table:number-columns-spanned="3" table:number-rows-spanned="1"/>
          <table:covered-table-cell table:number-columns-repeated="2" table:style-name="ce235"/>
          <table:table-cell table:style-name="ce881" table:number-columns-spanned="4" table:number-rows-spanned="1"/>
          <table:covered-table-cell table:number-columns-repeated="3" table:style-name="ce881"/>
          <table:table-cell table:style-name="ce905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  <text:p/>
            <text:p/>
            <text:p/>
          </table:table-cell>
          <table:covered-table-cell table:number-columns-repeated="5" table:style-name="ce905"/>
          <table:table-cell table:style-name="ce281" table:number-columns-repeated="243"/>
        </table:table-row>
        <table:table-row table:style-name="ro17">
          <table:table-cell table:number-columns-spanned="3" table:number-rows-spanned="1"/>
          <table:covered-table-cell table:number-columns-repeated="2" table:style-name="ce235"/>
          <table:table-cell table:style-name="ce881" table:number-columns-spanned="4" table:number-rows-spanned="1"/>
          <table:covered-table-cell table:number-columns-repeated="3" table:style-name="ce881"/>
          <table:table-cell table:style-name="ce905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  <text:p/>
            <text:p/>
            <text:p/>
            <text:p/>
          </table:table-cell>
          <table:covered-table-cell table:number-columns-repeated="5" table:style-name="ce905"/>
          <table:table-cell table:style-name="ce281" table:number-columns-repeated="243"/>
        </table:table-row>
        <table:table-row table:style-name="ro18">
          <table:table-cell table:number-columns-spanned="3" table:number-rows-spanned="1"/>
          <table:covered-table-cell table:number-columns-repeated="2" table:style-name="ce235"/>
          <table:table-cell table:style-name="ce881" table:number-columns-spanned="4" table:number-rows-spanned="1"/>
          <table:covered-table-cell table:number-columns-repeated="3" table:style-name="ce881"/>
          <table:table-cell table:style-name="ce905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  <text:p/>
            <text:p/>
            <text:p/>
            <text:p/>
            <text:p/>
          </table:table-cell>
          <table:covered-table-cell table:number-columns-repeated="5" table:style-name="ce905"/>
          <table:table-cell table:style-name="ce281"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805" office:value-type="string" calcext:value-type="string" table:number-columns-spanned="13" table:number-rows-spanned="1">
            <text:p>Mágikus összhang karmák</text:p>
          </table:table-cell>
          <table:covered-table-cell table:number-columns-repeated="5"/>
          <table:covered-table-cell table:number-columns-repeated="7" table:style-name="ce477"/>
          <table:table-cell table:number-columns-repeated="243"/>
        </table:table-row>
        <table:table-row table:style-name="ro1">
          <table:table-cell table:style-name="ce854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854"/>
          <table:table-cell table:style-name="ce854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854"/>
          <table:table-cell table:style-name="ce854" office:value-type="string" calcext:value-type="string" table:number-columns-spanned="6" table:number-rows-spanned="1">
            <text:p>Hatása, leírása, <text:span text:style-name="T7">±</text:span>% kedvezmény</text:p>
          </table:table-cell>
          <table:covered-table-cell table:number-columns-repeated="5" table:style-name="ce854"/>
          <table:table-cell table:style-name="ce281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235"/>
          <table:table-cell table:style-name="ce881" table:number-columns-spanned="4" table:number-rows-spanned="1"/>
          <table:covered-table-cell table:number-columns-repeated="3" table:style-name="ce881"/>
          <table:table-cell table:style-name="ce905" office:value-type="string" calcext:value-type="string" table:number-columns-spanned="6" table:number-rows-spanned="1">
            <text:p>Hatása, leírása, <text:span text:style-name="T7">±</text:span>% kedvezmény</text:p>
            <text:p/>
          </table:table-cell>
          <table:covered-table-cell table:number-columns-repeated="5" table:style-name="ce905"/>
          <table:table-cell table:style-name="ce281" table:number-columns-repeated="243"/>
        </table:table-row>
        <table:table-row table:style-name="ro14">
          <table:table-cell table:number-columns-spanned="3" table:number-rows-spanned="1"/>
          <table:covered-table-cell table:number-columns-repeated="2" table:style-name="ce235"/>
          <table:table-cell table:style-name="ce881" table:number-columns-spanned="4" table:number-rows-spanned="1"/>
          <table:covered-table-cell table:number-columns-repeated="3" table:style-name="ce881"/>
          <table:table-cell table:style-name="ce905" office:value-type="string" calcext:value-type="string" table:number-columns-spanned="6" table:number-rows-spanned="1">
            <text:p>Hatása, leírása, <text:span text:style-name="T7">±</text:span>% kedvezmény</text:p>
            <text:p/>
            <text:p/>
          </table:table-cell>
          <table:covered-table-cell table:number-columns-repeated="5" table:style-name="ce905"/>
          <table:table-cell table:style-name="ce281"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calcext:conditional-formats>
          <calcext:conditional-format calcext:target-range-address="Mágia_Pszi.C16:Mágia_Pszi.C17">
            <calcext:condition calcext:apply-style-name="Warning_foktúllépés" calcext:value="&gt;[$Tulajdonságok_képzettségek.$J$8]" calcext:base-cell-address="Mágia_Pszi.C16"/>
          </calcext:conditional-format>
          <calcext:conditional-format calcext:target-range-address="Mágia_Pszi.D3:Mágia_Pszi.D3 Mágia_Pszi.K3:Mágia_Pszi.K3">
            <calcext:condition calcext:apply-style-name="Warning_maradt" calcext:value="&lt;0" calcext:base-cell-address="Mágia_Pszi.D3"/>
          </calcext:conditional-format>
          <calcext:conditional-format calcext:target-range-address="Mágia_Pszi.D7:Mágia_Pszi.D7">
            <calcext:condition calcext:apply-style-name="Warning_HM" calcext:value="&gt;[$Mágia_Pszi.$D$8]" calcext:base-cell-address="Mágia_Pszi.D7"/>
          </calcext:conditional-format>
          <calcext:conditional-format calcext:target-range-address="Mágia_Pszi.F13:Mágia_Pszi.F13">
            <calcext:condition calcext:apply-style-name="Warning_Fortély" calcext:value="formula-is([.$E$13]&gt;[.$D$13])" calcext:base-cell-address="Mágia_Pszi.F13"/>
            <calcext:condition calcext:apply-style-name="Warning_negativ" calcext:value="&lt;0" calcext:base-cell-address="Mágia_Pszi.F13"/>
          </calcext:conditional-format>
          <calcext:conditional-format calcext:target-range-address="Mágia_Pszi.F21:Mágia_Pszi.F21">
            <calcext:condition calcext:apply-style-name="Warning_Fortély" calcext:value="formula-is([.$E$21]&gt;[.$D$21])" calcext:base-cell-address="Mágia_Pszi.F21"/>
            <calcext:condition calcext:apply-style-name="Warning_negativ" calcext:value="&lt;0" calcext:base-cell-address="Mágia_Pszi.F21"/>
          </calcext:conditional-format>
          <calcext:conditional-format calcext:target-range-address="Mágia_Pszi.F22:Mágia_Pszi.F22">
            <calcext:condition calcext:apply-style-name="Warning_Fortély" calcext:value="formula-is([.$E$22]&gt;[.$D$22])" calcext:base-cell-address="Mágia_Pszi.F22"/>
            <calcext:condition calcext:apply-style-name="Warning_negativ" calcext:value="&lt;0" calcext:base-cell-address="Mágia_Pszi.F22"/>
          </calcext:conditional-format>
          <calcext:conditional-format calcext:target-range-address="Mágia_Pszi.F23:Mágia_Pszi.F23">
            <calcext:condition calcext:apply-style-name="Warning_Fortély" calcext:value="formula-is([.$E$23]&gt;[.$D$23])" calcext:base-cell-address="Mágia_Pszi.F23"/>
            <calcext:condition calcext:apply-style-name="Warning_negativ" calcext:value="&lt;0" calcext:base-cell-address="Mágia_Pszi.F23"/>
          </calcext:conditional-format>
          <calcext:conditional-format calcext:target-range-address="Mágia_Pszi.F24:Mágia_Pszi.F24">
            <calcext:condition calcext:apply-style-name="Warning_Fortély" calcext:value="formula-is([.$E$24]&gt;[.$D$24])" calcext:base-cell-address="Mágia_Pszi.F24"/>
            <calcext:condition calcext:apply-style-name="Warning_negativ" calcext:value="&lt;0" calcext:base-cell-address="Mágia_Pszi.F24"/>
          </calcext:conditional-format>
          <calcext:conditional-format calcext:target-range-address="Mágia_Pszi.F25:Mágia_Pszi.F25">
            <calcext:condition calcext:apply-style-name="Warning_Fortély" calcext:value="formula-is([.$E$25]&gt;[.$D$25])" calcext:base-cell-address="Mágia_Pszi.F25"/>
            <calcext:condition calcext:apply-style-name="Warning_negativ" calcext:value="&lt;0" calcext:base-cell-address="Mágia_Pszi.F25"/>
          </calcext:conditional-format>
          <calcext:conditional-format calcext:target-range-address="Mágia_Pszi.F26:Mágia_Pszi.F26">
            <calcext:condition calcext:apply-style-name="Warning_Fortély" calcext:value="formula-is([.$E$26]&gt;[.$D$26])" calcext:base-cell-address="Mágia_Pszi.F26"/>
            <calcext:condition calcext:apply-style-name="Warning_negativ" calcext:value="&lt;0" calcext:base-cell-address="Mágia_Pszi.F26"/>
          </calcext:conditional-format>
          <calcext:conditional-format calcext:target-range-address="Mágia_Pszi.F27:Mágia_Pszi.F27">
            <calcext:condition calcext:apply-style-name="Warning_Fortély" calcext:value="formula-is([.$E$27]&gt;[.$D$27])" calcext:base-cell-address="Mágia_Pszi.F27"/>
            <calcext:condition calcext:apply-style-name="Warning_negativ" calcext:value="&lt;0" calcext:base-cell-address="Mágia_Pszi.F27"/>
          </calcext:conditional-format>
          <calcext:conditional-format calcext:target-range-address="Mágia_Pszi.K13:Mágia_Pszi.K15">
            <calcext:condition calcext:apply-style-name="Warning_foktúllépés" calcext:value="&gt;2" calcext:base-cell-address="Mágia_Pszi.K13"/>
          </calcext:conditional-format>
          <calcext:conditional-format calcext:target-range-address="Mágia_Pszi.L18:Mágia_Pszi.L18">
            <calcext:condition calcext:apply-style-name="Warning_szinttúlépés" calcext:value="&gt;[$Tulajdonságok_képzettségek.$J$9]" calcext:base-cell-address="Mágia_Pszi.L18"/>
          </calcext:conditional-format>
          <calcext:conditional-format calcext:target-range-address="Mágia_Pszi.L19:Mágia_Pszi.L19">
            <calcext:condition calcext:apply-style-name="Warning_szinttúlépés" calcext:value="&gt;[$Tulajdonságok_képzettségek.$J$9]" calcext:base-cell-address="Mágia_Pszi.L19"/>
          </calcext:conditional-format>
          <calcext:conditional-format calcext:target-range-address="Mágia_Pszi.L20:Mágia_Pszi.L20">
            <calcext:condition calcext:apply-style-name="Warning_szinttúlépés" calcext:value="&gt;[$Tulajdonságok_képzettségek.$J$9]" calcext:base-cell-address="Mágia_Pszi.L20"/>
          </calcext:conditional-format>
          <calcext:conditional-format calcext:target-range-address="Mágia_Pszi.L21:Mágia_Pszi.L21">
            <calcext:condition calcext:apply-style-name="Warning_szinttúlépés" calcext:value="&gt;[$Tulajdonságok_képzettségek.$J$9]" calcext:base-cell-address="Mágia_Pszi.L21"/>
          </calcext:conditional-format>
          <calcext:conditional-format calcext:target-range-address="Mágia_Pszi.L22:Mágia_Pszi.L22">
            <calcext:condition calcext:apply-style-name="Warning_szinttúlépés" calcext:value="&gt;[$Tulajdonságok_képzettségek.$J$9]" calcext:base-cell-address="Mágia_Pszi.L22"/>
          </calcext:conditional-format>
          <calcext:conditional-format calcext:target-range-address="Mágia_Pszi.L23:Mágia_Pszi.L23">
            <calcext:condition calcext:apply-style-name="Warning_szinttúlépés" calcext:value="&gt;[$Tulajdonságok_képzettségek.$J$9]" calcext:base-cell-address="Mágia_Pszi.L23"/>
          </calcext:conditional-format>
          <calcext:conditional-format calcext:target-range-address="Mágia_Pszi.L24:Mágia_Pszi.L24">
            <calcext:condition calcext:apply-style-name="Warning_szinttúlépés" calcext:value="&gt;[$Tulajdonságok_képzettségek.$J$9]" calcext:base-cell-address="Mágia_Pszi.L24"/>
          </calcext:conditional-format>
          <calcext:conditional-format calcext:target-range-address="Mágia_Pszi.L25:Mágia_Pszi.L25">
            <calcext:condition calcext:apply-style-name="Warning_szinttúlépés" calcext:value="&gt;[$Tulajdonságok_képzettségek.$J$9]" calcext:base-cell-address="Mágia_Pszi.L25"/>
          </calcext:conditional-format>
          <calcext:conditional-format calcext:target-range-address="Mágia_Pszi.L26:Mágia_Pszi.L26">
            <calcext:condition calcext:apply-style-name="Warning_szinttúlépés" calcext:value="&gt;[$Tulajdonságok_képzettségek.$J$9]" calcext:base-cell-address="Mágia_Pszi.L26"/>
          </calcext:conditional-format>
          <calcext:conditional-format calcext:target-range-address="Mágia_Pszi.L27:Mágia_Pszi.L27">
            <calcext:condition calcext:apply-style-name="Warning_szinttúlépés" calcext:value="&gt;[$Tulajdonságok_képzettségek.$J$9]" calcext:base-cell-address="Mágia_Pszi.L27"/>
          </calcext:conditional-format>
          <calcext:conditional-format calcext:target-range-address="Mágia_Pszi.M13:Mágia_Pszi.M15">
            <calcext:condition calcext:apply-style-name="Warning_Fortély" calcext:value="formula-is([$Mágia_Pszi.$K$13]&gt;2)" calcext:base-cell-address="Mágia_Pszi.M13"/>
          </calcext:conditional-format>
          <calcext:conditional-format calcext:target-range-address="Mágia_Pszi.M31:Mágia_Pszi.M31">
            <calcext:condition calcext:apply-style-name="Warning_Fortély" calcext:value="formula-is([.$L$31]&gt;[.$K$31])" calcext:base-cell-address="Mágia_Pszi.M31"/>
            <calcext:condition calcext:apply-style-name="Warning_negativ" calcext:value="&lt;0" calcext:base-cell-address="Mágia_Pszi.M31"/>
          </calcext:conditional-format>
          <calcext:conditional-format calcext:target-range-address="Mágia_Pszi.M32:Mágia_Pszi.M32">
            <calcext:condition calcext:apply-style-name="Warning_Fortély" calcext:value="formula-is([.$L$32]&gt;[.$K$32])" calcext:base-cell-address="Mágia_Pszi.M32"/>
            <calcext:condition calcext:apply-style-name="Warning_negativ" calcext:value="&lt;0" calcext:base-cell-address="Mágia_Pszi.M32"/>
          </calcext:conditional-format>
          <calcext:conditional-format calcext:target-range-address="Mágia_Pszi.M33:Mágia_Pszi.M33">
            <calcext:condition calcext:apply-style-name="Warning_Fortély" calcext:value="formula-is([.$L$33]&gt;[.$K$33])" calcext:base-cell-address="Mágia_Pszi.M33"/>
            <calcext:condition calcext:apply-style-name="Warning_negativ" calcext:value="&lt;0" calcext:base-cell-address="Mágia_Pszi.M33"/>
          </calcext:conditional-format>
          <calcext:conditional-format calcext:target-range-address="Mágia_Pszi.M34:Mágia_Pszi.M34">
            <calcext:condition calcext:apply-style-name="Warning_Fortély" calcext:value="formula-is([.$L$34]&gt;[.$K$34])" calcext:base-cell-address="Mágia_Pszi.M34"/>
            <calcext:condition calcext:apply-style-name="Warning_negativ" calcext:value="&lt;0" calcext:base-cell-address="Mágia_Pszi.M34"/>
          </calcext:conditional-format>
          <calcext:conditional-format calcext:target-range-address="Mágia_Pszi.M35:Mágia_Pszi.M35">
            <calcext:condition calcext:apply-style-name="Warning_Fortély" calcext:value="formula-is([.$L$35]&gt;[.$K$35])" calcext:base-cell-address="Mágia_Pszi.M35"/>
            <calcext:condition calcext:apply-style-name="Warning_negativ" calcext:value="&lt;0" calcext:base-cell-address="Mágia_Pszi.M35"/>
          </calcext:conditional-format>
          <calcext:conditional-format calcext:target-range-address="Mágia_Pszi.M36:Mágia_Pszi.M36">
            <calcext:condition calcext:apply-style-name="Warning_Fortély" calcext:value="formula-is([.$L$38]&gt;[.$K$38])" calcext:base-cell-address="Mágia_Pszi.M36"/>
            <calcext:condition calcext:apply-style-name="Warning_negativ" calcext:value="&lt;0" calcext:base-cell-address="Mágia_Pszi.M36"/>
          </calcext:conditional-format>
        </calcext:conditional-formats>
      </table:table>
      <table:table table:name="Tartalék" table:style-name="ta1" table:print="false">
        <table:table-column table:style-name="co1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27" table:default-cell-style-name="Default"/>
        <table:table-column table:style-name="co33" table:default-cell-style-name="Default"/>
        <table:table-column table:style-name="co2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6" table:formula="of:=[Tulajdonságok_képzettségek.K11]" office:value-type="float" office:value="0" calcext:value-type="float">
            <text:p>0</text:p>
          </table:table-cell>
          <table:table-cell table:content-validation-name="val66"/>
          <table:table-cell table:style-name="ce940" table:content-validation-name="val66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66"/>
          <table:covered-table-cell table:style-name="ce272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18" table:content-validation-name="val66"/>
          <table:table-cell table:style-name="ce224" table:content-validation-name="val66" office:value-type="string" calcext:value-type="string">
            <text:p>Név</text:p>
          </table:table-cell>
          <table:table-cell table:style-name="ce238" table:content-validation-name="val66" office:value-type="string" calcext:value-type="string">
            <text:p>Szint</text:p>
          </table:table-cell>
          <table:table-cell table:style-name="ce248" table:content-validation-name="val66" office:value-type="string" calcext:value-type="string">
            <text:p>Bónusz</text:p>
          </table:table-cell>
          <table:table-cell table:style-name="ce248" table:content-validation-name="val66" office:value-type="string" calcext:value-type="string">
            <text:p>Összesen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629" table:content-validation-name="val6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66"/>
          <table:covered-table-cell table:style-name="ce637"/>
          <table:covered-table-cell/>
          <table:table-cell table:style-name="ce642" table:content-validation-name="val142" table:formula="of:=[Tulajdonságok_képzettségek.D53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 office:value-type="string" calcext:value-type="string">
            <text:p>Ostromlövészet</text:p>
          </table:table-cell>
          <table:table-cell table:style-name="ce453" table:content-validation-name="val66" table:number-columns-repeated="2"/>
          <table:table-cell table:style-name="ce659" table:content-validation-name="val66" table:formula="of:=[.I5]+[.J5]" office:value-type="float" office:value="0" calcext:value-type="float">
            <text:p>0</text:p>
          </table:table-cell>
          <table:table-cell table:style-name="ce271" table:content-validation-name="val66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6]+[.J6]" office:value-type="float" office:value="0" calcext:value-type="float">
            <text:p>0</text:p>
          </table:table-cell>
          <table:table-cell table:style-name="ce271" table:content-validation-name="val66" table:formula="of:=-IF([.$J6]&gt;0;VLOOKUP([.$J6];KP_táblázat;MATCH(&quot;Átfogó&quot;;KP_fejléc;0);0);0)+IF([.$K6];VLOOKUP([.$K6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123" table:content-validation-name="val66" office:value-type="string" calcext:value-type="string" table:number-columns-spanned="6" table:number-rows-spanned="1">
            <text:p>Fortélyok</text:p>
          </table:table-cell>
          <table:covered-table-cell table:style-name="ce149" table:content-validation-name="val66"/>
          <table:covered-table-cell table:style-name="ce165" table:content-validation-name="val66"/>
          <table:covered-table-cell table:style-name="ce149" table:content-validation-name="val66"/>
          <table:covered-table-cell table:style-name="ce195" table:content-validation-name="val66"/>
          <table:covered-table-cell/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7]+[.J7]" office:value-type="float" office:value="0" calcext:value-type="float">
            <text:p>0</text:p>
          </table:table-cell>
          <table:table-cell table:style-name="ce271" table:content-validation-name="val66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17" table:content-validation-name="val66" office:value-type="string" calcext:value-type="string" table:number-columns-spanned="2" table:number-rows-spanned="1">
            <text:p>Név</text:p>
          </table:table-cell>
          <table:covered-table-cell table:style-name="ce146" table:content-validation-name="val66"/>
          <table:table-cell table:style-name="ce166" table:content-validation-name="val66" office:value-type="string" calcext:value-type="string">
            <text:p>Max</text:p>
          </table:table-cell>
          <table:table-cell table:style-name="ce166" table:content-validation-name="val66" office:value-type="string" calcext:value-type="string" table:number-columns-spanned="2" table:number-rows-spanned="1">
            <text:p>Fok</text:p>
          </table:table-cell>
          <table:covered-table-cell/>
          <table:table-cell table:style-name="ce196" table:content-validation-name="val66" office:value-type="string" calcext:value-type="string">
            <text:p>KP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8]+[.J8]" office:value-type="float" office:value="0" calcext:value-type="float">
            <text:p>0</text:p>
          </table:table-cell>
          <table:table-cell table:style-name="ce271" table:content-validation-name="val66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 table:style-name="ce151" table:content-validation-name="val66"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3" table:content-validation-name="val66" table:formula="of:=[.$D9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9]+[.J9]" office:value-type="float" office:value="0" calcext:value-type="float">
            <text:p>0</text:p>
          </table:table-cell>
          <table:table-cell table:style-name="ce271" table:content-validation-name="val66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4" table:content-validation-name="val66" table:formula="of:=[.$D10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0]+[.J10]" office:value-type="float" office:value="0" calcext:value-type="float">
            <text:p>0</text:p>
          </table:table-cell>
          <table:table-cell table:style-name="ce271" table:content-validation-name="val66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5" table:content-validation-name="val66" table:formula="of:=[.$D11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1]+[.J11]" office:value-type="float" office:value="0" calcext:value-type="float">
            <text:p>0</text:p>
          </table:table-cell>
          <table:table-cell table:style-name="ce271" table:content-validation-name="val66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6" table:content-validation-name="val66" table:formula="of:=[.$D12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2]+[.J12]" office:value-type="float" office:value="0" calcext:value-type="float">
            <text:p>0</text:p>
          </table:table-cell>
          <table:table-cell table:style-name="ce271" table:content-validation-name="val66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7" table:content-validation-name="val66" table:formula="of:=[.$D13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3]+[.J13]" office:value-type="float" office:value="0" calcext:value-type="float">
            <text:p>0</text:p>
          </table:table-cell>
          <table:table-cell table:style-name="ce271" table:content-validation-name="val66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8" table:content-validation-name="val66" table:formula="of:=[.$D14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130" table:content-validation-name="val66" table:number-columns-spanned="5" table:number-rows-spanned="1"/>
          <table:covered-table-cell table:number-columns-repeated="3" table:style-name="ce18" table:content-validation-name="val66"/>
          <table:covered-table-cell table:style-name="ce193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9" table:content-validation-name="val66" table:formula="of:=[.$D15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7" table:content-validation-name="val66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66"/>
          <table:covered-table-cell table:style-name="ce274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0" table:content-validation-name="val66" table:formula="of:=[.$D16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4" table:content-validation-name="val66" office:value-type="string" calcext:value-type="string">
            <text:p>Név</text:p>
          </table:table-cell>
          <table:table-cell table:style-name="ce238" table:content-validation-name="val66" office:value-type="string" calcext:value-type="string">
            <text:p>Szint</text:p>
          </table:table-cell>
          <table:table-cell table:style-name="ce248" table:content-validation-name="val66" office:value-type="string" calcext:value-type="string">
            <text:p>Bónusz</text:p>
          </table:table-cell>
          <table:table-cell table:style-name="ce248" table:content-validation-name="val66" office:value-type="string" calcext:value-type="string">
            <text:p>Összesen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1" table:content-validation-name="val66" table:formula="of:=[.$D17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9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7]+[.J17]" office:value-type="float" office:value="0" calcext:value-type="float">
            <text:p>0</text:p>
          </table:table-cell>
          <table:table-cell table:style-name="ce275" table:content-validation-name="val66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2" table:content-validation-name="val66" table:formula="of:=[.$D18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30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8]+[.J18]" office:value-type="float" office:value="0" calcext:value-type="float">
            <text:p>0</text:p>
          </table:table-cell>
          <table:table-cell table:style-name="ce275" table:content-validation-name="val66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2" table:content-validation-name="val66" table:formula="of:=[.$D19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30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9]+[.J19]" office:value-type="float" office:value="0" calcext:value-type="float">
            <text:p>0</text:p>
          </table:table-cell>
          <table:table-cell table:style-name="ce275" table:content-validation-name="val66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3" table:content-validation-name="val66" table:formula="of:=[.$D20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0]+[.J20]" office:value-type="float" office:value="0" calcext:value-type="float">
            <text:p>0</text:p>
          </table:table-cell>
          <table:table-cell table:style-name="ce275" table:content-validation-name="val66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3" table:content-validation-name="val66" table:formula="of:=[.$D21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1]+[.J21]" office:value-type="float" office:value="0" calcext:value-type="float">
            <text:p>0</text:p>
          </table:table-cell>
          <table:table-cell table:style-name="ce275" table:content-validation-name="val66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4" table:content-validation-name="val66" table:formula="of:=[.$D22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2]+[.J22]" office:value-type="float" office:value="0" calcext:value-type="float">
            <text:p>0</text:p>
          </table:table-cell>
          <table:table-cell table:style-name="ce275" table:content-validation-name="val66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5" table:content-validation-name="val66" table:formula="of:=[.$D23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3]+[.J23]" office:value-type="float" office:value="0" calcext:value-type="float">
            <text:p>0</text:p>
          </table:table-cell>
          <table:table-cell table:style-name="ce275" table:content-validation-name="val66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6" table:content-validation-name="val66" table:formula="of:=[.$D24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4]+[.J24]" office:value-type="float" office:value="0" calcext:value-type="float">
            <text:p>0</text:p>
          </table:table-cell>
          <table:table-cell table:style-name="ce275" table:content-validation-name="val66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5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5]+[.J25]" office:value-type="float" office:value="0" calcext:value-type="float">
            <text:p>0</text:p>
          </table:table-cell>
          <table:table-cell table:style-name="ce275" table:content-validation-name="val66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6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6]+[.J26]" office:value-type="float" office:value="0" calcext:value-type="float">
            <text:p>0</text:p>
          </table:table-cell>
          <table:table-cell table:style-name="ce275" table:content-validation-name="val66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7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7]+[.J27]" office:value-type="float" office:value="0" calcext:value-type="float">
            <text:p>0</text:p>
          </table:table-cell>
          <table:table-cell table:style-name="ce275" table:content-validation-name="val66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8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8]+[.J28]" office:value-type="float" office:value="0" calcext:value-type="float">
            <text:p>0</text:p>
          </table:table-cell>
          <table:table-cell table:style-name="ce275" table:content-validation-name="val66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9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9]+[.J29]" office:value-type="float" office:value="0" calcext:value-type="float">
            <text:p>0</text:p>
          </table:table-cell>
          <table:table-cell table:style-name="ce275" table:content-validation-name="val66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30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130" table:content-validation-name="val66" table:number-columns-spanned="5" table:number-rows-spanned="1"/>
          <table:covered-table-cell table:number-columns-repeated="3" table:style-name="ce18" table:content-validation-name="val66"/>
          <table:covered-table-cell table:style-name="ce193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31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7" table:content-validation-name="val66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 table:content-validation-name="val66"/>
          <table:covered-table-cell table:style-name="ce276" table:content-validation-name="val66"/>
          <table:table-cell table:content-validation-name="val66" table:number-columns-repeated="244"/>
        </table:table-row>
        <table:table-row table:style-name="ro1">
          <table:table-cell table:style-name="ce630" table:content-validation-name="val66" table:number-columns-spanned="2" table:number-rows-spanned="1"/>
          <table:covered-table-cell table:style-name="ce476"/>
          <table:table-cell table:style-name="ce636" table:content-validation-name="val66"/>
          <table:table-cell table:style-name="ce638" table:content-validation-name="val66" table:number-columns-spanned="2" table:number-rows-spanned="1"/>
          <table:covered-table-cell table:style-name="ce476"/>
          <table:table-cell table:style-name="ce658" table:content-validation-name="val66" table:formula="of:=[.$D32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31" table:content-validation-name="val66" office:value-type="string" calcext:value-type="string">
            <text:p>Név</text:p>
          </table:table-cell>
          <table:table-cell table:style-name="ce243" table:content-validation-name="val66" office:value-type="string" calcext:value-type="string">
            <text:p>Szint</text:p>
          </table:table-cell>
          <table:table-cell table:style-name="ce166" table:content-validation-name="val66" office:value-type="string" calcext:value-type="string">
            <text:p>Bónusz</text:p>
          </table:table-cell>
          <table:table-cell table:style-name="ce166" table:content-validation-name="val66" office:value-type="string" calcext:value-type="string">
            <text:p>Összesen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18" table:content-validation-name="val66"/>
          <table:table-cell table:style-name="ce405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3]+[.J33]" office:value-type="float" office:value="0" calcext:value-type="float">
            <text:p>0</text:p>
          </table:table-cell>
          <table:table-cell table:style-name="ce271" table:content-validation-name="val66" table:formula="of:=-IF([.$J33]&gt;0;VLOOKUP([.$J33];KP_táblázat;MATCH(&quot;Spec.&quot;;KP_fejléc;0);0);0)+IF([.$K33];VLOOKUP([.$K3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940" table:content-validation-name="val141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66"/>
          <table:covered-table-cell table:style-name="ce640" table:content-validation-name="val66"/>
          <table:covered-table-cell table:style-name="ce214" table:content-validation-name="val66"/>
          <table:table-cell table:style-name="ce18" table:content-validation-name="val66"/>
          <table:table-cell table:style-name="ce405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4]+[.J34]" office:value-type="float" office:value="0" calcext:value-type="float">
            <text:p>0</text:p>
          </table:table-cell>
          <table:table-cell table:style-name="ce271" table:content-validation-name="val66" table:formula="of:=-IF([.$J34]&gt;0;VLOOKUP([.$J34];KP_táblázat;MATCH(&quot;Spec.&quot;;KP_fejléc;0);0);0)+IF([.$K34];VLOOKUP([.$K34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1" table:content-validation-name="val66" office:value-type="string" calcext:value-type="string" table:number-columns-spanned="2" table:number-rows-spanned="1">
            <text:p>Nyelv</text:p>
          </table:table-cell>
          <table:covered-table-cell/>
          <table:table-cell table:style-name="ce243" table:content-validation-name="val66" office:value-type="string" calcext:value-type="string">
            <text:p>Szint</text:p>
          </table:table-cell>
          <table:table-cell table:style-name="ce166" table:content-validation-name="val66" office:value-type="string" calcext:value-type="string">
            <text:p>Bónusz</text:p>
          </table:table-cell>
          <table:table-cell table:style-name="ce166" table:content-validation-name="val66" office:value-type="string" calcext:value-type="string">
            <text:p>Összesen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style-name="ce18" table:content-validation-name="val66"/>
          <table:table-cell table:style-name="ce405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5]+[.J35]" office:value-type="float" office:value="0" calcext:value-type="float">
            <text:p>0</text:p>
          </table:table-cell>
          <table:table-cell table:style-name="ce271" table:content-validation-name="val66" table:formula="of:=-IF([.$J35]&gt;0;VLOOKUP([.$J35];KP_táblázat;MATCH(&quot;Spec.&quot;;KP_fejléc;0);0);0)+IF([.$K35];VLOOKUP([.$K35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405" table:content-validation-name="val141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6]+[.D36]" office:value-type="float" office:value="0" calcext:value-type="float">
            <text:p>0</text:p>
          </table:table-cell>
          <table:table-cell table:style-name="ce271" table:content-validation-name="val66" table:formula="of:=-IF([.$D36]&gt;0;VLOOKUP([.$D36];KP_táblázat;MATCH(&quot;Spec.&quot;;KP_fejléc;0);0);0)+IF([.$E36];VLOOKUP([.$E36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405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6]+[.J36]" office:value-type="float" office:value="0" calcext:value-type="float">
            <text:p>0</text:p>
          </table:table-cell>
          <table:table-cell table:style-name="ce271" table:content-validation-name="val66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405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7]+[.D37]" office:value-type="float" office:value="0" calcext:value-type="float">
            <text:p>0</text:p>
          </table:table-cell>
          <table:table-cell table:style-name="ce271" table:content-validation-name="val66" table:formula="of:=-IF([.$D37]&gt;0;VLOOKUP([.$D37];KP_táblázat;MATCH(&quot;Spec.&quot;;KP_fejléc;0);0);0)+IF([.$E37];VLOOKUP([.$E37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405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7]+[.J37]" office:value-type="float" office:value="0" calcext:value-type="float">
            <text:p>0</text:p>
          </table:table-cell>
          <table:table-cell table:style-name="ce271" table:content-validation-name="val66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405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8]+[.D38]" office:value-type="float" office:value="0" calcext:value-type="float">
            <text:p>0</text:p>
          </table:table-cell>
          <table:table-cell table:style-name="ce271" table:content-validation-name="val66" table:formula="of:=-IF([.$D38]&gt;0;VLOOKUP([.$D38];KP_táblázat;MATCH(&quot;Spec.&quot;;KP_fejléc;0);0);0)+IF([.$E38];VLOOKUP([.$E38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38]+[.J38]" office:value-type="float" office:value="0" calcext:value-type="float">
            <text:p>0</text:p>
          </table:table-cell>
          <table:table-cell table:style-name="ce271" table:content-validation-name="val66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405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9]+[.D39]" office:value-type="float" office:value="0" calcext:value-type="float">
            <text:p>0</text:p>
          </table:table-cell>
          <table:table-cell table:style-name="ce271" table:content-validation-name="val66" table:formula="of:=-IF([.$D39]&gt;0;VLOOKUP([.$D39];KP_táblázat;MATCH(&quot;Spec.&quot;;KP_fejléc;0);0);0)+IF([.$E39];VLOOKUP([.$E39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39]+[.J39]" office:value-type="float" office:value="0" calcext:value-type="float">
            <text:p>0</text:p>
          </table:table-cell>
          <table:table-cell table:style-name="ce271" table:content-validation-name="val66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405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40]+[.D40]" office:value-type="float" office:value="0" calcext:value-type="float">
            <text:p>0</text:p>
          </table:table-cell>
          <table:table-cell table:style-name="ce271" table:content-validation-name="val66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0]+[.J40]" office:value-type="float" office:value="0" calcext:value-type="float">
            <text:p>0</text:p>
          </table:table-cell>
          <table:table-cell table:style-name="ce271" table:content-validation-name="val66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/>
          <table:table-cell table:style-name="ce245" table:content-validation-name="val66" table:number-columns-repeated="2"/>
          <table:table-cell table:style-name="ce261" table:content-validation-name="val66" table:formula="of:=[.C41]+[.D41]" office:value-type="float" office:value="0" calcext:value-type="float">
            <text:p>0</text:p>
          </table:table-cell>
          <table:table-cell table:style-name="ce271" table:content-validation-name="val66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1]+[.J41]" office:value-type="float" office:value="0" calcext:value-type="float">
            <text:p>0</text:p>
          </table:table-cell>
          <table:table-cell table:style-name="ce271" table:content-validation-name="val66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/>
          <table:table-cell table:style-name="ce245" table:content-validation-name="val66" table:number-columns-repeated="2"/>
          <table:table-cell table:style-name="ce261" table:content-validation-name="val66" table:formula="of:=[.C42]+[.D42]" office:value-type="float" office:value="0" calcext:value-type="float">
            <text:p>0</text:p>
          </table:table-cell>
          <table:table-cell table:style-name="ce271" table:content-validation-name="val66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2]+[.J42]" office:value-type="float" office:value="0" calcext:value-type="float">
            <text:p>0</text:p>
          </table:table-cell>
          <table:table-cell table:style-name="ce271" table:content-validation-name="val66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4" table:content-validation-name="val66" table:number-columns-spanned="2" table:number-rows-spanned="1"/>
          <table:covered-table-cell table:style-name="ce476"/>
          <table:table-cell table:style-name="ce246" table:content-validation-name="val66" table:number-columns-repeated="2"/>
          <table:table-cell table:style-name="ce641" table:content-validation-name="val66" table:formula="of:=[.C43]+[.D43]" office:value-type="float" office:value="0" calcext:value-type="float">
            <text:p>0</text:p>
          </table:table-cell>
          <table:table-cell table:style-name="ce278" table:content-validation-name="val66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style-name="ce234" table:content-validation-name="val66"/>
          <table:table-cell table:style-name="ce246" table:content-validation-name="val66" table:number-columns-repeated="2"/>
          <table:table-cell table:style-name="ce662" table:content-validation-name="val66" table:formula="of:=[.I43]+[.J43]" office:value-type="float" office:value="0" calcext:value-type="float">
            <text:p>0</text:p>
          </table:table-cell>
          <table:table-cell table:style-name="ce278" table:content-validation-name="val66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66" table:number-columns-repeated="244"/>
        </table:table-row>
        <table:table-row table:style-name="ro12">
          <table:table-cell table:style-name="ce941" table:content-validation-name="val66" table:number-columns-spanned="12" table:number-rows-spanned="1"/>
          <table:covered-table-cell table:number-columns-repeated="11" table:style-name="ce941" table:content-validation-name="val66"/>
          <table:table-cell table:content-validation-name="val66" table:number-columns-repeated="244"/>
        </table:table-row>
        <table:table-row table:style-name="ro12">
          <table:table-cell table:style-name="ce941" table:content-validation-name="val66" table:number-columns-spanned="12" table:number-rows-spanned="1"/>
          <table:covered-table-cell table:number-columns-repeated="11" table:style-name="ce941"/>
          <table:table-cell table:content-validation-name="val66" table:number-columns-repeated="244"/>
        </table:table-row>
        <table:table-row table:style-name="ro12">
          <table:table-cell table:style-name="ce941" table:content-validation-name="val66" table:number-columns-spanned="12" table:number-rows-spanned="1"/>
          <table:covered-table-cell table:number-columns-repeated="11" table:style-name="ce941"/>
          <table:table-cell table:content-validation-name="val66" table:number-columns-repeated="244"/>
        </table:table-row>
        <table:table-row table:style-name="ro12">
          <table:table-cell table:style-name="ce941" table:content-validation-name="val66" table:number-columns-spanned="12" table:number-rows-spanned="1"/>
          <table:covered-table-cell table:number-columns-repeated="11" table:style-name="ce941"/>
          <table:table-cell table:content-validation-name="val66" table:number-columns-repeated="244"/>
        </table:table-row>
        <table:table-row table:style-name="ro12">
          <table:table-cell table:style-name="ce941" table:content-validation-name="val66" table:number-columns-spanned="12" table:number-rows-spanned="1"/>
          <table:covered-table-cell table:number-columns-repeated="11" table:style-name="ce941"/>
          <table:table-cell table:content-validation-name="val66" table:number-columns-repeated="244"/>
        </table:table-row>
        <table:table-row table:style-name="ro12">
          <table:table-cell table:style-name="ce941" table:content-validation-name="val66" table:number-columns-spanned="12" table:number-rows-spanned="1"/>
          <table:covered-table-cell table:number-columns-repeated="11" table:style-name="ce941"/>
          <table:table-cell table:content-validation-name="val66" table:number-columns-repeated="244"/>
        </table:table-row>
        <table:table-row table:style-name="ro12">
          <table:table-cell table:style-name="ce941" table:content-validation-name="val66" table:number-columns-spanned="12" table:number-rows-spanned="1"/>
          <table:covered-table-cell table:number-columns-repeated="11" table:style-name="ce941"/>
          <table:table-cell table:content-validation-name="val66" table:number-columns-repeated="244"/>
        </table:table-row>
        <table:table-row table:style-name="ro12">
          <table:table-cell table:style-name="ce941" table:content-validation-name="val66" table:number-columns-spanned="12" table:number-rows-spanned="1"/>
          <table:covered-table-cell table:number-columns-repeated="11" table:style-name="ce941"/>
          <table:table-cell table:content-validation-name="val66" table:number-columns-repeated="244"/>
        </table:table-row>
        <table:table-row table:style-name="ro12">
          <table:table-cell table:style-name="ce941" table:content-validation-name="val66" table:number-columns-spanned="12" table:number-rows-spanned="1"/>
          <table:covered-table-cell table:number-columns-repeated="11" table:style-name="ce941"/>
          <table:table-cell table:content-validation-name="val66" table:number-columns-repeated="244"/>
        </table:table-row>
        <table:table-row table:style-name="ro12">
          <table:table-cell table:style-name="ce941" table:content-validation-name="val66" table:number-columns-spanned="12" table:number-rows-spanned="1"/>
          <table:covered-table-cell table:number-columns-repeated="11" table:style-name="ce941"/>
          <table:table-cell table:content-validation-name="val66" table:number-columns-repeated="244"/>
        </table:table-row>
        <table:table-row table:style-name="ro12">
          <table:table-cell table:style-name="ce941" table:content-validation-name="val66" table:number-columns-spanned="12" table:number-rows-spanned="1"/>
          <table:covered-table-cell table:number-columns-repeated="11" table:style-name="ce941"/>
          <table:table-cell table:content-validation-name="val66" table:number-columns-repeated="244"/>
        </table:table-row>
        <table:table-row table:style-name="ro12">
          <table:table-cell table:style-name="ce941" table:content-validation-name="val66" table:number-columns-spanned="12" table:number-rows-spanned="1"/>
          <table:covered-table-cell table:number-columns-repeated="11" table:style-name="ce941"/>
          <table:table-cell table:content-validation-name="val66" table:number-columns-repeated="244"/>
        </table:table-row>
        <table:table-row table:style-name="ro12">
          <table:table-cell table:style-name="ce941" table:content-validation-name="val66" table:number-columns-spanned="12" table:number-rows-spanned="1"/>
          <table:covered-table-cell table:number-columns-repeated="11" table:style-name="ce941"/>
          <table:table-cell table:content-validation-name="val66" table:number-columns-repeated="244"/>
        </table:table-row>
        <table:table-row table:style-name="ro12">
          <table:table-cell table:style-name="ce941" table:content-validation-name="val66" table:number-columns-spanned="12" table:number-rows-spanned="1"/>
          <table:covered-table-cell table:number-columns-repeated="11" table:style-name="ce941"/>
          <table:table-cell table:content-validation-name="val66" table:number-columns-repeated="244"/>
        </table:table-row>
        <table:table-row table:style-name="ro1" table:number-rows-repeated="65475">
          <table:table-cell table:content-validation-name="val66" table:number-columns-repeated="256"/>
        </table:table-row>
        <table:table-row table:style-name="ro1">
          <table:table-cell table:content-validation-name="val66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Tartalék.F32"/>
            <calcext:condition calcext:apply-style-name="Warning_negativ" calcext:value="&lt;0" calcext:base-cell-address="Tartalék.F32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Szabályok" table:style-name="ta1" table:print="false">
        <table:table-column table:style-name="co39" table:default-cell-style-name="ce1072"/>
        <table:table-column table:style-name="co40" table:default-cell-style-name="ce1177"/>
        <table:table-column table:style-name="co13" table:number-columns-repeated="254" table:default-cell-style-name="ce1072"/>
        <table:table-row table:style-name="ro19">
          <table:table-cell table:style-name="ce1069" office:value-type="string" calcext:value-type="string">
            <text:p>Karakter pontok (KP) elosztása</text:p>
            <text:p/>
          </table:table-cell>
          <table:table-cell table:style-name="ce1176"/>
          <table:table-cell table:style-name="ce1183" table:number-columns-repeated="254"/>
        </table:table-row>
        <table:table-row table:style-name="ro14">
          <table:table-cell table:style-name="ce1070" office:value-type="string" calcext:value-type="string">
            <text:p><text:span text:style-name="T10">→ </text:span><text:span text:style-name="T11">KP = 150 + Tapasztalati szint  x (70 + Intelligencia)  + még (TSZ x (20+Emlékezet)), ez utóbbi csak NEM-harci vagy -misztikus jellegű ismeretek növelésére fordítható</text:span></text:p>
            <text:p><text:span text:style-name="T10">→ </text:span><text:span text:style-name="T11">Ebből lehet tanulni a következőket:</text:span></text:p>
            <text:p/>
          </table:table-cell>
          <table:table-cell table:number-columns-repeated="255"/>
        </table:table-row>
        <table:table-row table:style-name="ro19">
          <table:table-cell table:style-name="ce1071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178" office:value-type="string" calcext:value-type="string">
            <text:p><text:span text:style-name="T13">→Egy  misztikus/harci képzettség értéke legfeljebb (szint+3) lehet</text:span></text:p>
            <text:p><text:span text:style-name="T13">→Egy  NEM misztikus/harci képzettség értéke legfeljebb (szint+8) lehet</text:span></text:p>
            <text:p><text:span text:style-name="T13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0">→</text:span><text:span text:style-name="T11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10">→</text:span><text:span text:style-name="T11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9">
          <table:table-cell table:style-name="ce1071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179" office:value-type="string" calcext:value-type="string">
            <text:p><text:span text:style-name="T14">→</text:span><text:span text:style-name="T15">Vannak egy és többfokú fortélyok. Minden fok </text:span><text:span text:style-name="T16">15KP</text:span><text:span text:style-name="T15">-ba kerül és követelményei vannak.</text:span></text:p>
            <text:p><text:span text:style-name="T14">→</text:span><text:span text:style-name="T15">Több fokú Fortélyoknál szintenként csak egy fokot lehet fejlődni akkor is, ha lenne elég KP több fokra is! Ez alól kivétel az 1. szint (karakteralkotás).</text:span></text:p>
            <text:p><text:span text:style-name="T14">→</text:span><text:span text:style-name="T15">Egy szintlépés alkalmával nem vehető fel két olyan Fortély, amely ugyanazt a jellemzőt/képzettséget, stb módosít.</text:span></text:p>
            <text:p><text:span text:style-name="T14">→</text:span><text:span text:style-name="T15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73" table:number-columns-repeated="256"/>
        </table:table-row>
        <table:table-row table:style-name="ro19">
          <table:table-cell table:style-name="ce1071" office:value-type="string" calcext:value-type="string">
            <text:p>Harcérték módosítók (HM)</text:p>
            <text:p/>
          </table:table-cell>
          <table:table-cell table:style-name="ce1073"/>
          <table:table-cell table:number-columns-repeated="254"/>
        </table:table-row>
        <table:table-row table:style-name="ro16">
          <table:table-cell/>
          <table:table-cell table:style-name="ce1180" office:value-type="string" calcext:value-type="string">
            <text:p><text:span text:style-name="T17">→</text:span><text:span text:style-name="T12">1HM/CM = 5 KP</text:span></text:p>
            <text:p><text:span text:style-name="T17">→</text:span><text:span text:style-name="T12">max 8 HM/szint   </text:span><text:span text:style-name="T18">(HM = közelharci HM, amibe a TÉ és VÉ tartozik bele)</text:span></text:p>
            <text:p><text:span text:style-name="T17">→</text:span><text:span text:style-name="T12">max 4 CM/szint   </text:span><text:span text:style-name="T18">(CM = Célzóérték Módosító, ami a CÉ-re fordítható harcértékmódosítót jelöli)</text:span></text:p>
            <text:p/>
            <text:p><text:span text:style-name="T19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180"/>
          <table:table-cell table:number-columns-repeated="254"/>
        </table:table-row>
        <table:table-row table:style-name="ro13">
          <table:table-cell table:style-name="ce1070" office:value-type="string" calcext:value-type="string">
            <text:p><text:span text:style-name="T12">Mana pontok, tanult Mágikus tradíció (ha van), Mágiaiskolák</text:span>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180" office:value-type="string" calcext:value-type="string">
            <text:p><text:span text:style-name="T17">→</text:span><text:span text:style-name="T12">1 Mana pont = 3 KP</text:span></text:p>
            <text:p><text:span text:style-name="T17">→</text:span><text:span text:style-name="T12">Mágikus tradíciók: 50KP-ba kerülnek (csak 1x vehetőek fel) és követelményeik vannak (van amelyik, csak 1.szinten vehető fel).  </text:span><text:span text:style-name="T18">(Például: Kyr mozaikmágia, Vulgármágia, stb.)</text:span></text:p>
            <text:p><text:span text:style-name="T20">→Féltradíciók: 25 KP</text:span></text:p>
            <text:p><text:span text:style-name="T17">→</text:span><text:span text:style-name="T12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3">
          <table:table-cell table:style-name="ce1070" office:value-type="string" calcext:value-type="string">
            <text:p>Pszí alkalmazás fortély, Pszí iskola (képzettség), Pszí pontok</text:p>
            <text:p/>
          </table:table-cell>
          <table:table-cell table:number-columns-repeated="255"/>
        </table:table-row>
        <table:table-row table:style-name="ro14">
          <table:table-cell/>
          <table:table-cell table:style-name="ce1178" office:value-type="string" calcext:value-type="string">
            <text:p><text:span text:style-name="T13">→1ψp = 2 KP</text:span></text:p>
            <text:p><text:span text:style-name="T13">→Pszí-alkalmazás: 4 fokú fortély egyre erősebb követelményekkel. Az alkalmazás fokát adja, nélküle nem lehet ψp-ot venni, vagy ψ tradíciót tanulni.</text:span></text:p>
            <text:p><text:span text:style-name="T13">→Pszí tradíció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3">
          <table:table-cell table:style-name="ce1070" office:value-type="string" calcext:value-type="string">
            <text:p><text:span text:style-name="T12">Érzékek: csak 1.szinten növelhető</text:span></text:p>
            <text:p/>
          </table:table-cell>
          <table:table-cell table:style-name="ce1178"/>
          <table:table-cell table:number-columns-repeated="254"/>
        </table:table-row>
        <table:table-row table:style-name="ro17">
          <table:table-cell table:style-name="Default"/>
          <table:table-cell table:style-name="Default" office:value-type="string" calcext:value-type="string">
            <text:p><text:span text:style-name="T13">→</text:span>Intuíció - 15 KP</text:p>
            <text:p><text:span text:style-name="T13">→</text:span>Látás - 12 KP</text:p>
            <text:p><text:span text:style-name="T13">→</text:span>Hallás - 10 KP</text:p>
            <text:p><text:span text:style-name="T13">→</text:span>Szaglás - 10 KP</text:p>
            <text:p><text:span text:style-name="T13">→</text:span>Tapintás - 6 KP</text:p>
            <text:p><text:span text:style-name="T13">→</text:span>Ízlelés- 5 KP</text:p>
          </table:table-cell>
          <table:table-cell table:style-name="Default" table:number-columns-repeated="254"/>
        </table:table-row>
        <table:table-row table:style-name="ro20">
          <table:table-cell table:style-name="ce1074"/>
          <table:table-cell table:style-name="ce1181"/>
          <table:table-cell table:style-name="ce1074" table:number-columns-repeated="254"/>
        </table:table-row>
        <table:table-row table:style-name="ro1">
          <table:table-cell table:style-name="ce1175" office:value-type="string" calcext:value-type="string">
            <text:p>Manőverek</text:p>
          </table:table-cell>
          <table:table-cell table:number-columns-repeated="255"/>
        </table:table-row>
        <table:table-row table:style-name="ro17">
          <table:table-cell/>
          <table:table-cell table:style-name="ce1182" office:value-type="string" calcext:value-type="string">
            <text:p><text:span text:style-name="T17">→pl. lábsöprés, lefegyverzés, átdobás</text:span></text:p>
            <text:p><text:span text:style-name="T17">→Kivételek, mert </text:span><text:span text:style-name="T21">NEM</text:span><text:span text:style-name="T17"> KP-ba, hanem Manőverfejlesztő Pontba (MFP) kerülnek, amit automatikusan kap a játékos (több fokkal is fejleszthetőek egyes manőverek!)</text:span></text:p>
            <text:p><text:span text:style-name="T17">  (ΣMFP = összes nem távolsági harcmodor szintjének összege) </text:span></text:p>
            <text:p><text:span text:style-name="T17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office:forms form:automatic-focus="false" form:apply-design-mode="false"/>
        <table:table-column table:style-name="co41" table:default-cell-style-name="ce1092"/>
        <table:table-column table:style-name="co13" table:number-columns-repeated="255" table:default-cell-style-name="Default"/>
        <table:table-column table:style-name="co16" table:number-columns-repeated="768" table:default-cell-style-name="Default"/>
        <table:table-row table:style-name="ro1">
          <table:table-cell table:style-name="ce1091" office:value-type="string" calcext:value-type="string">
            <text:p>V7.5</text:p>
          </table:table-cell>
          <table:table-cell table:style-name="ce1098" table:number-columns-repeated="1023"/>
        </table:table-row>
        <table:table-row table:style-name="ro1">
          <table:table-cell table:style-name="ce1095" office:value-type="string" calcext:value-type="string">
            <text:p>* Észlelés revert: újra Átlagos nehézségű lett</text:p>
          </table:table-cell>
          <table:table-cell table:style-name="ce1098" table:number-columns-repeated="1023"/>
        </table:table-row>
        <table:table-row table:style-name="ro1">
          <table:table-cell table:style-name="ce1095" office:value-type="string" calcext:value-type="string">
            <text:p>* Másfélkezes 1 kézzel forgatva: -3 Erőbónusz (azaz SP mivel 1:1 számít be)</text:p>
          </table:table-cell>
          <table:table-cell table:style-name="ce1098" table:number-columns-repeated="1023"/>
        </table:table-row>
        <table:table-row table:style-name="ro1">
          <table:table-cell table:style-name="ce1091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4</text:p>
          </table:table-cell>
          <table:table-cell table:style-name="ce1098" table:number-columns-repeated="1023"/>
        </table:table-row>
        <table:table-row table:style-name="ro1">
          <table:table-cell table:style-name="ce1095" office:value-type="string" calcext:value-type="string">
            <text:p>* Erőbónusz 1:1 beszámít SP-be (negatív értelemben is)</text:p>
          </table:table-cell>
          <table:table-cell table:style-name="ce1098" table:number-columns-repeated="1023"/>
        </table:table-row>
        <table:table-row table:style-name="ro1">
          <table:table-cell table:style-name="ce1095" office:value-type="string" calcext:value-type="string">
            <text:p>* Észlelés Átfogó nehézségű lett</text:p>
          </table:table-cell>
          <table:table-cell table:style-name="ce1098" table:number-columns-repeated="1023"/>
        </table:table-row>
        <table:table-row table:style-name="ro1">
          <table:table-cell table:style-name="ce1090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3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style-name="ce1098" table:number-columns-repeated="1023"/>
        </table:table-row>
        <table:table-row table:style-name="ro1">
          <table:table-cell table:style-name="ce1091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2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style-name="ce1098" table:number-columns-repeated="1023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number-columns-repeated="1023"/>
        </table:table-row>
        <table:table-row table:style-name="ro1">
          <table:table-cell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7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:</text:span><text:span text:style-name="T22"> Tartós sérülés: +10-50 KP (kézzel beírandó, hozzáadódik a max KP-khoz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6">* [FIX]:</text:span> HM osztás hint infó javítva: 1HM = 4KP ; Szintenként legfeljebb 3-al több pontot tehetsz TÉ/VÉ-dre, mint VÉ/TÉ-dr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2"> Kiegészítő KP / Szint: (</text:span><text:span text:style-name="T23">20</text:span><text:span text:style-name="T22">+Emlékezet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HM / szint: 8 (nem függ az Ügyességtől többé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1 HM = 4 KP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Érzékek KP értéke változott! Összevonásra kerültek.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Vakság: 45KP, Süketség: 35 KP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Mágikus célzás: új harcmodor (Ostromlövészet átment a tartalék oldalra)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Erőbónusz: Erő +2 feletti része 1:1-ben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</text:span>: HM osztás ellenőrzés újra működik: max 3-al lehet nagyobb egyik a másiknál (TÉ/VÉ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FIX]</text:span>: Képzettség max (szintből adódó) engedélyezett szintje 15. Ezt eddig nem ellenőrizte és fölé mehetett. Mostantól, ha ezt eléri, nem emelkedik tovább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Pajzshasználat fokától függően csökken a pajzsból eredő TÉ levoná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Íves fegyverek bónusza (+2 SP) táblázat bekerült. Ha íves a fegyver, ez a sebzés rubrikában megjelenik. Pl. 4/6 V/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Pajzsok választhatók listábó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Mesterfegyver fortély követelményeket ellenőrzi, jelez, ha nincs meg a szükséges harcmodor szi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Gyors kezdeményezés fortély: követelmény ellenőrzés (Gyorsasá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Erőbónusz beszámít: (Erő/2) <text:span text:style-name="T17">→ </text:span><text:span text:style-name="T24">lefelé</text:span><text:span text:style-name="T17"> kerekítve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képzettség szintek változtak: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17">→</text:span> A harci és misztikus képzettségek szintje legfeljebb (szint+3) lehe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17">→</text:span> A többi képzettség értéke pedig legfeljebb (szint+8) lehe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Karakter leírásának mezője most már sortörő és 8-as betűméretű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Páncélok befedettsége módosult (torzó: 50% csa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Mesterfegyver cella segítő-szövegébe bekerültek a követelménye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Manőver ismeretek fokai csak +2-t adnak az Ellenpróbánál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number-columns-repeated="1023"/>
        </table:table-row>
        <table:table-row table:style-name="ro1">
          <table:table-cell table:style-name="ce1093" office:value-type="string" calcext:value-type="string">
            <text:p>* Harcmodorok szintenként már +3 TÉ/VÉ-t adnak, nem csak 2-t!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number-columns-repeated="1023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6.4</text:p>
          </table:table-cell>
          <table:table-cell table:number-columns-repeated="1023"/>
        </table:table-row>
        <table:table-row table:style-name="ro1">
          <table:table-cell table:style-name="ce109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6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6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is javításo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CC licenc bekerült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5.5</text:p>
          </table:table-cell>
          <table:table-cell table:number-columns-repeated="1023"/>
        </table:table-row>
        <table:table-row table:style-name="ro1">
          <table:table-cell table:style-name="ce1094" office:value-type="string" calcext:value-type="string">
            <text:p>* Szinte minden cellához magyarázat infobox készítése. Segíti a karakteralkotást!!</text:p>
          </table:table-cell>
          <table:table-cell table:number-columns-repeated="1023"/>
        </table:table-row>
        <table:table-row table:style-name="ro13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* KP/Szint: 70 <text:s text:c="2"/>; Bónusz: +15KP/Szint (nem harci+misztikusra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* Javítás: a képzettségek nem foka, hanem szintje van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* Minden kiemelt cellához Érvényesség vizsgálat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* Szinttúlépés ellenőrzés javítása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* VÉGRE: A képzettségbónusz megfelelő kezelése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* Szabályok munkalapon más betűkészlet (ékezet gondok voltak)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>
            <text:p>  <text:span text:style-name="T25">→</text:span> Karakter neve, faja, vallása</text:p>
          </table:table-cell>
          <table: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5">→</text:span> Személyiségjegyei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5">→</text:span> Kommunikáció, szociális érzék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5">→</text:span> Külső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1091" office:value-type="string" calcext:value-type="string">
            <text:p>V5.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1HM=5K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3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Szabályok lapon Pszí javítás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Emberismeret is bekerült az átlagos képzettségek közé alapból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1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Könnyű KP oszlop javítás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Észlelés bedrótozva az Átlagos képzettségek táblázatb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uszta kéz Mesterfegyver 1.fokon volt. Javítva 0-ra.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0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9</text:p>
          </table:table-cell>
          <table:table-cell table:number-columns-repeated="1023"/>
        </table:table-row>
        <table:table-row table:style-name="ro13">
          <table:table-cell table:style-name="ce109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CHM egyszerűbb neve: CM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szí fortély új neve: „Pszí alkalmazás”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Komment info-ablak a mágia tradíció felvételéhez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szí tradíció mostantól átlagos képzettség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Mágiaiskolák is átlagos képzettségek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szí és mágia fortélyok külön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Idegesítő limitfigyelő formázási hibák eliminálása (remélem végleg!)</text:p>
          </table:table-cell>
          <table:table-cell table:number-columns-repeated="1023"/>
        </table:table-row>
        <table:table-row table:style-name="ro1">
          <table:table-cell table:style-name="ce1096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8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Bekerült egy új munkalap a tömör KP elosztási szabályokkal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7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Mana korlát eltörlés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Mágia tradíciók: 50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KÉ-be ismét beszámít a TSZ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Puszta kéz értékeinek automatikus kiszám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Nincs korlátozva a max vásárolható mana pon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KP/szint: 80KP (eddig 70 volt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6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5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4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Fegyver táblázatba bekerült: MF oszlop (Mesterfegyver foka az adott fegyverre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4.3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4.2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támadási típus bekerült (szúró/vágó/zúzó) a fegyverek táblázatáb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Össz ÉP kiszámolása (Harcértékek oldal alja (Sebesülés táblázat teteje)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KÉ számítás javítva + KÉ-re már nem adható HM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VÉ csökkenés plusz sor sok hellyel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CÉ-be az Önuralom számít! Javítv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Harcmodorokhoz új oszlop: Sebesség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1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0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Fájdalomtűrés próbák módosultak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Belharc harcmodor törölv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Fortély cellák átalak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9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KP/Szint = 70 + Intelligenci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A +6-os tulajdonságok pontértéke beírv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8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Tulajdonságok: Önuralom, Fogékonyság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7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Max egyfajta HM hiba jav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6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Belharc bekerült a Harcmodorok közé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3.5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1ψP = 2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1 MP = 3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3.4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Apró javítások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Hajításnak, Íjászatnak, Lövészetnek is van KÉ-j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3.3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Átszervezett Harcétékek oldal. Jobb helykihasználás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Külön CHM (CÉ-HM) (max 4CHM/Szint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1 CHM = 4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Egy harcérték alapra max 5/szin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5HM-&gt;3HM másra</text:p>
          </table:table-cell>
          <table:table-cell table:style-name="ce1101" office:value-type="string" calcext:value-type="string">
            <text:p>Még nincs megvalósítva!!!</text:p>
          </table:table-cell>
          <table:table-cell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7" office:value-type="string" calcext:value-type="string">
            <text:p>* 4HM-&gt;2HM másra</text:p>
          </table:table-cell>
          <table:table-cell table:style-name="ce1101" office:value-type="string" calcext:value-type="string">
            <text:p>Még nincs megvalósítva!!!</text:p>
          </table:table-cell>
          <table:table-cell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7" office:value-type="string" calcext:value-type="string">
            <text:p>* 3HM-&gt;1HM másra</text:p>
          </table:table-cell>
          <table:table-cell table:style-name="ce1101" office:value-type="string" calcext:value-type="string">
            <text:p>Még nincs megvalósítva!!!</text:p>
          </table:table-cell>
          <table:table-cell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7" table:number-columns-repeated="2"/>
          <table:table-cell table:style-name="ce1101"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1" office:value-type="string" calcext:value-type="string">
            <text:p>V3.1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Pszí bekerült, 1 HM=4KP, Max HM/szint=8, 1MP=4KP, 1Pp=4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2.8, V2.9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Javítások, Fortélyok táblázat átrendezés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2.7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Fegyverek harcértékei, Teljes fegyveres harcértékek táblázat bekerül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Életerő táblázat bekerül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Pajzsok, vértek, SFÉ tábláza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Mágia és Pszi fül: egyszerűbb, átláthatóbb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Élőfej és élőláb kikapcs, ez plusz hely.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2.6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Teljes átstruktúrálás, hogy nyomtatható legyen, ne lógjon ki 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sehol a nyomtatási képből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2.5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A kis infoboxok elhelyezése jobb lett, pár kis hibajavítás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91" office:value-type="string" calcext:value-type="string">
            <text:p>v2.4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91" office:value-type="string" calcext:value-type="string">
            <text:p>v2.3</text:p>
          </table:table-cell>
          <table:table-cell table:number-columns-repeated="1023"/>
        </table:table-row>
        <table:table-row table:style-name="ro13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number-columns-repeated="1023"/>
        </table:table-row>
      </table:table>
      <table:table table:name="fegyverek2" table:style-name="ta1" table:print="false">
        <table:table-column table:style-name="co42" table:default-cell-style-name="ce18"/>
        <table:table-column table:style-name="co43" table:default-cell-style-name="ce18"/>
        <table:table-column table:style-name="co13" table:number-columns-repeated="4" table:default-cell-style-name="ce18"/>
        <table:table-column table:style-name="co44" table:default-cell-style-name="ce18"/>
        <table:table-column table:style-name="co45" table:default-cell-style-name="ce18"/>
        <table:table-column table:style-name="co13" table:number-columns-repeated="5" table:default-cell-style-name="ce18"/>
        <table:table-column table:style-name="co13" table:default-cell-style-name="ce693"/>
        <table:table-column table:style-name="co46" table:default-cell-style-name="ce18"/>
        <table:table-column table:style-name="co13" table:number-columns-repeated="241" table:default-cell-style-name="ce18"/>
        <table:table-row table:style-name="ro1">
          <table:table-cell table:style-name="ce1196"/>
          <table:table-cell table:style-name="ce1199" office:value-type="string" calcext:value-type="string">
            <text:p>Fegyver</text:p>
          </table:table-cell>
          <table:table-cell table:style-name="ce1211" office:value-type="string" calcext:value-type="string">
            <text:p>Típus</text:p>
          </table:table-cell>
          <table:table-cell table:style-name="ce1199" office:value-type="string" calcext:value-type="string">
            <text:p>SP</text:p>
          </table:table-cell>
          <table:table-cell table:style-name="ce1232" office:value-type="string" calcext:value-type="string">
            <text:p>Sebzés módja</text:p>
          </table:table-cell>
          <table:table-cell table:style-name="ce1235" office:value-type="string" calcext:value-type="string">
            <text:p>Átütés</text:p>
          </table:table-cell>
          <table:table-cell table:style-name="ce1235" office:value-type="string" calcext:value-type="string">
            <text:p>Íves</text:p>
          </table:table-cell>
          <table:table-cell table:style-name="ce1237" office:value-type="string" calcext:value-type="string">
            <text:p>1,5 kezes</text:p>
          </table:table-cell>
          <table:table-cell table:style-name="ce1235" office:value-type="string" calcext:value-type="string">
            <text:p>Pengehossz</text:p>
          </table:table-cell>
          <table:table-cell table:style-name="ce1235" office:value-type="string" calcext:value-type="string">
            <text:p>KÉ</text:p>
          </table:table-cell>
          <table:table-cell table:style-name="ce1235" office:value-type="string" calcext:value-type="string">
            <text:p>TÉ</text:p>
          </table:table-cell>
          <table:table-cell table:style-name="ce1235" office:value-type="string" calcext:value-type="string">
            <text:p>VÉ</text:p>
          </table:table-cell>
          <table:table-cell table:style-name="ce1235" office:value-type="string" calcext:value-type="string">
            <text:p>Sebesség</text:p>
          </table:table-cell>
          <table:table-cell table:style-name="ce1211" office:value-type="string" calcext:value-type="string">
            <text:p>Harcmodor</text:p>
          </table:table-cell>
          <table:table-cell table:style-name="ce1254" office:value-type="string" calcext:value-type="string">
            <text:p>Megjegyzés</text:p>
          </table:table-cell>
          <table:table-cell table:style-name="ce1196" table:number-columns-repeated="241"/>
        </table:table-row>
        <table:table-row table:style-name="ro1">
          <table:table-cell table:style-name="ce1197" office:value-type="string" calcext:value-type="string">
            <text:p>Közelharci fegyverek</text:p>
          </table:table-cell>
          <table:table-cell table:style-name="ce1200" office:value-type="string" calcext:value-type="string">
            <text:p><text:s/>__</text:p>
          </table:table-cell>
          <table:table-cell table:style-name="ce1212"/>
          <table:table-cell table:style-name="ce1212" office:value-type="string" calcext:value-type="string">
            <text:p>x</text:p>
          </table:table-cell>
          <table:table-cell table:number-columns-repeated="2" table:style-name="ce1200" office:value-type="string" calcext:value-type="string">
            <text:p>x</text:p>
          </table:table-cell>
          <table:table-cell table:style-name="ce1200" table:number-columns-repeated="2"/>
          <table:table-cell table:number-columns-repeated="3" table:style-name="ce1200" office:value-type="string" calcext:value-type="string">
            <text:p>x</text:p>
          </table:table-cell>
          <table:table-cell table:number-columns-repeated="2" table:style-name="ce1238" office:value-type="string" calcext:value-type="string">
            <text:p>x</text:p>
          </table:table-cell>
          <table:table-cell table:style-name="ce1200" table:number-columns-repeated="2"/>
          <table:table-cell table:style-name="ce1267" table:number-columns-repeated="241"/>
        </table:table-row>
        <table:table-row table:style-name="ro21">
          <table:table-cell/>
          <table:table-cell table:style-name="ce1201" office:value-type="string" calcext:value-type="string">
            <text:p>Puszta kéz</text:p>
          </table:table-cell>
          <table:table-cell table:style-name="ce1213" office:value-type="string" calcext:value-type="string">
            <text:p>egykezes</text:p>
          </table:table-cell>
          <table:table-cell table:style-name="ce1213" office:value-type="float" office:value="-5" calcext:value-type="float">
            <text:p>-5</text:p>
          </table:table-cell>
          <table:table-cell table:style-name="ce1213" office:value-type="string" calcext:value-type="string">
            <text:p>Z</text:p>
          </table:table-cell>
          <table:table-cell table:number-columns-repeated="2" table:style-name="ce1213" office:value-type="float" office:value="0" calcext:value-type="float">
            <text:p>0</text:p>
          </table:table-cell>
          <table:table-cell table:style-name="ce1213"/>
          <table:table-cell table:style-name="ce1213" office:value-type="float" office:value="0" calcext:value-type="float">
            <text:p>0</text:p>
          </table:table-cell>
          <table:table-cell table:number-columns-repeated="3" table:style-name="ce1213" office:value-type="float" office:value="-10" calcext:value-type="float">
            <text:p>-10</text:p>
          </table:table-cell>
          <table:table-cell table:style-name="ce1213" office:value-type="float" office:value="5" calcext:value-type="float">
            <text:p>5</text:p>
          </table:table-cell>
          <table:table-cell table:style-name="ce1251" office:value-type="string" calcext:value-type="string">
            <text:p>közelharc</text:p>
          </table:table-cell>
          <table:table-cell table:style-name="ce125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Tőr</text:p>
          </table:table-cell>
          <table:table-cell table:style-name="ce1214" office:value-type="string" calcext:value-type="string">
            <text:p>egykezes</text:p>
          </table:table-cell>
          <table:table-cell table:style-name="ce1214" office:value-type="float" office:value="1" calcext:value-type="float">
            <text:p>1</text:p>
          </table:table-cell>
          <table:table-cell table:style-name="ce1214" office:value-type="string" calcext:value-type="string">
            <text:p>S/V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/>
          <table:table-cell table:style-name="ce1214" office:value-type="string" calcext:value-type="string">
            <text:p>rövid</text:p>
          </table:table-cell>
          <table:table-cell table:style-name="ce1214" office:value-type="float" office:value="2" calcext:value-type="float">
            <text:p>2</text:p>
          </table:table-cell>
          <table:table-cell table:number-columns-repeated="2" table:style-name="ce1214" office:value-type="float" office:value="4" calcext:value-type="float">
            <text:p>4</text:p>
          </table:table-cell>
          <table:table-cell table:style-name="ce1214" office:value-type="float" office:value="5" calcext:value-type="float">
            <text:p>5</text:p>
          </table:table-cell>
          <table:table-cell table:style-name="ce1251" office:value-type="string" calcext:value-type="string">
            <text:p>közelharc</text:p>
          </table:table-cell>
          <table:table-cell table:style-name="ce1255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202" office:value-type="string" calcext:value-type="string">
            <text:p>Béltépő</text:p>
          </table:table-cell>
          <table:table-cell table:style-name="ce1214" office:value-type="string" calcext:value-type="string">
            <text:p>egykezes</text:p>
          </table:table-cell>
          <table:table-cell table:style-name="ce1214" office:value-type="float" office:value="1" calcext:value-type="float">
            <text:p>1</text:p>
          </table:table-cell>
          <table:table-cell table:style-name="ce1214" office:value-type="string" calcext:value-type="string">
            <text:p>S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/>
          <table:table-cell table:style-name="ce1214" office:value-type="string" calcext:value-type="string">
            <text:p>rövid</text:p>
          </table:table-cell>
          <table:table-cell table:style-name="ce1214" office:value-type="float" office:value="2" calcext:value-type="float">
            <text:p>2</text:p>
          </table:table-cell>
          <table:table-cell table:number-columns-repeated="2" table:style-name="ce1214" office:value-type="float" office:value="4" calcext:value-type="float">
            <text:p>4</text:p>
          </table:table-cell>
          <table:table-cell table:style-name="ce1214" office:value-type="float" office:value="5" calcext:value-type="float">
            <text:p>5</text:p>
          </table:table-cell>
          <table:table-cell table:style-name="ce1251" office:value-type="string" calcext:value-type="string">
            <text:p>közelharc</text:p>
          </table:table-cell>
          <table:table-cell table:style-name="ce125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19">
          <table:table-cell/>
          <table:table-cell table:style-name="ce1202" office:value-type="string" calcext:value-type="string">
            <text:p>Dzsambia</text:p>
          </table:table-cell>
          <table:table-cell table:style-name="ce1214" office:value-type="string" calcext:value-type="string">
            <text:p>egykezes</text:p>
          </table:table-cell>
          <table:table-cell table:style-name="ce1214" office:value-type="float" office:value="0" calcext:value-type="float">
            <text:p>0</text:p>
          </table:table-cell>
          <table:table-cell table:style-name="ce1214" office:value-type="string" calcext:value-type="string">
            <text:p>V/S</text:p>
          </table:table-cell>
          <table:table-cell table:style-name="ce1214" office:value-type="float" office:value="0" calcext:value-type="float">
            <text:p>0</text:p>
          </table:table-cell>
          <table:table-cell table:style-name="ce1214" office:value-type="float" office:value="1" calcext:value-type="float">
            <text:p>1</text:p>
          </table:table-cell>
          <table:table-cell table:style-name="ce1214"/>
          <table:table-cell table:style-name="ce1214" office:value-type="string" calcext:value-type="string">
            <text:p>rövid</text:p>
          </table:table-cell>
          <table:table-cell table:style-name="ce1214" office:value-type="float" office:value="2" calcext:value-type="float">
            <text:p>2</text:p>
          </table:table-cell>
          <table:table-cell table:number-columns-repeated="2" table:style-name="ce1214" office:value-type="float" office:value="4" calcext:value-type="float">
            <text:p>4</text:p>
          </table:table-cell>
          <table:table-cell table:style-name="ce1214" office:value-type="float" office:value="5" calcext:value-type="float">
            <text:p>5</text:p>
          </table:table-cell>
          <table:table-cell table:style-name="ce1251" office:value-type="string" calcext:value-type="string">
            <text:p>közelharc</text:p>
          </table:table-cell>
          <table:table-cell table:style-name="ce1255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19">
          <table:table-cell/>
          <table:table-cell table:style-name="ce1202" office:value-type="string" calcext:value-type="string">
            <text:p>Garott</text:p>
          </table:table-cell>
          <table:table-cell table:style-name="ce1214" office:value-type="string" calcext:value-type="string">
            <text:p>egykezes</text:p>
          </table:table-cell>
          <table:table-cell table:style-name="ce1214" office:value-type="float" office:value="7" calcext:value-type="float">
            <text:p>7</text:p>
          </table:table-cell>
          <table:table-cell table:style-name="ce1214" office:value-type="string" calcext:value-type="string">
            <text:p>V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/>
          <table:table-cell table:style-name="ce1214" office:value-type="string" calcext:value-type="string">
            <text:p>spec.</text:p>
          </table:table-cell>
          <table:table-cell table:number-columns-repeated="3" table:style-name="ce1214" office:value-type="float" office:value="0" calcext:value-type="float">
            <text:p>0</text:p>
          </table:table-cell>
          <table:table-cell table:style-name="ce1214" office:value-type="string" calcext:value-type="string">
            <text:p>-</text:p>
          </table:table-cell>
          <table:table-cell table:style-name="ce1251" office:value-type="string" calcext:value-type="string">
            <text:p>közelharc</text:p>
          </table:table-cell>
          <table:table-cell table:style-name="ce1255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Kés</text:p>
          </table:table-cell>
          <table:table-cell table:style-name="ce1214" office:value-type="string" calcext:value-type="string">
            <text:p>egykezes</text:p>
          </table:table-cell>
          <table:table-cell table:style-name="ce1214" office:value-type="float" office:value="0" calcext:value-type="float">
            <text:p>0</text:p>
          </table:table-cell>
          <table:table-cell table:style-name="ce1214" office:value-type="string" calcext:value-type="string">
            <text:p>S/V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/>
          <table:table-cell table:style-name="ce1214" office:value-type="string" calcext:value-type="string">
            <text:p>rövid</text:p>
          </table:table-cell>
          <table:table-cell table:style-name="ce1214" office:value-type="float" office:value="2" calcext:value-type="float">
            <text:p>2</text:p>
          </table:table-cell>
          <table:table-cell table:style-name="ce1214" office:value-type="float" office:value="3" calcext:value-type="float">
            <text:p>3</text:p>
          </table:table-cell>
          <table:table-cell table:style-name="ce1214" office:value-type="float" office:value="1" calcext:value-type="float">
            <text:p>1</text:p>
          </table:table-cell>
          <table:table-cell table:style-name="ce1214" office:value-type="float" office:value="5" calcext:value-type="float">
            <text:p>5</text:p>
          </table:table-cell>
          <table:table-cell table:style-name="ce1251" office:value-type="string" calcext:value-type="string">
            <text:p>közelharc</text:p>
          </table:table-cell>
          <table:table-cell table:style-name="ce1255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202" office:value-type="string" calcext:value-type="string">
            <text:p>Kriszkés</text:p>
          </table:table-cell>
          <table:table-cell table:style-name="ce1214" office:value-type="string" calcext:value-type="string">
            <text:p>egykezes</text:p>
          </table:table-cell>
          <table:table-cell table:style-name="ce1214" office:value-type="string" calcext:value-type="string">
            <text:p>+3/0</text:p>
          </table:table-cell>
          <table:table-cell table:style-name="ce1214" office:value-type="string" calcext:value-type="string">
            <text:p>S/V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/>
          <table:table-cell table:style-name="ce1214" office:value-type="string" calcext:value-type="string">
            <text:p>rövid</text:p>
          </table:table-cell>
          <table:table-cell table:style-name="ce1214" office:value-type="float" office:value="4" calcext:value-type="float">
            <text:p>4</text:p>
          </table:table-cell>
          <table:table-cell table:style-name="ce1214" office:value-type="float" office:value="5" calcext:value-type="float">
            <text:p>5</text:p>
          </table:table-cell>
          <table:table-cell table:style-name="ce1214" office:value-type="float" office:value="2" calcext:value-type="float">
            <text:p>2</text:p>
          </table:table-cell>
          <table:table-cell table:style-name="ce1214" office:value-type="float" office:value="5" calcext:value-type="float">
            <text:p>5</text:p>
          </table:table-cell>
          <table:table-cell table:style-name="ce1251" office:value-type="string" calcext:value-type="string">
            <text:p>közelharc</text:p>
          </table:table-cell>
          <table:table-cell table:style-name="ce1255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Levéltőr</text:p>
          </table:table-cell>
          <table:table-cell table:style-name="ce1214" office:value-type="string" calcext:value-type="string">
            <text:p>egykezes</text:p>
          </table:table-cell>
          <table:table-cell table:style-name="ce1224" office:value-type="float" office:value="1" calcext:value-type="float">
            <text:p>1</text:p>
          </table:table-cell>
          <table:table-cell table:style-name="ce1224" office:value-type="string" calcext:value-type="string">
            <text:p>S/V</text:p>
          </table:table-cell>
          <table:table-cell table:number-columns-repeated="2" table:style-name="ce1224" office:value-type="float" office:value="0" calcext:value-type="float">
            <text:p>0</text:p>
          </table:table-cell>
          <table:table-cell table:style-name="ce1224"/>
          <table:table-cell table:style-name="ce1224" office:value-type="string" calcext:value-type="string">
            <text:p>rövid</text:p>
          </table:table-cell>
          <table:table-cell table:style-name="ce1224" office:value-type="float" office:value="2" calcext:value-type="float">
            <text:p>2</text:p>
          </table:table-cell>
          <table:table-cell table:style-name="ce1224" office:value-type="float" office:value="4" calcext:value-type="float">
            <text:p>4</text:p>
          </table:table-cell>
          <table:table-cell table:number-columns-repeated="2" table:style-name="ce1224" office:value-type="float" office:value="5" calcext:value-type="float">
            <text:p>5</text:p>
          </table:table-cell>
          <table:table-cell table:style-name="ce1251" office:value-type="string" calcext:value-type="string">
            <text:p>közelharc</text:p>
          </table:table-cell>
          <table:table-cell table:style-name="ce1255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Markolatgomb</text:p>
          </table:table-cell>
          <table:table-cell table:style-name="ce1214" office:value-type="string" calcext:value-type="string">
            <text:p>egykezes</text:p>
          </table:table-cell>
          <table:table-cell table:style-name="ce1224" office:value-type="float" office:value="0" calcext:value-type="float">
            <text:p>0</text:p>
          </table:table-cell>
          <table:table-cell table:style-name="ce1224" office:value-type="string" calcext:value-type="string">
            <text:p>Z</text:p>
          </table:table-cell>
          <table:table-cell table:number-columns-repeated="2" table:style-name="ce1224" office:value-type="float" office:value="0" calcext:value-type="float">
            <text:p>0</text:p>
          </table:table-cell>
          <table:table-cell table:style-name="ce1224"/>
          <table:table-cell table:style-name="ce1224" office:value-type="float" office:value="0" calcext:value-type="float">
            <text:p>0</text:p>
          </table:table-cell>
          <table:table-cell table:number-columns-repeated="3" table:style-name="ce1224" office:value-type="float" office:value="-7" calcext:value-type="float">
            <text:p>-7</text:p>
          </table:table-cell>
          <table:table-cell table:style-name="ce1224" office:value-type="float" office:value="5" calcext:value-type="float">
            <text:p>5</text:p>
          </table:table-cell>
          <table:table-cell table:style-name="ce1251" office:value-type="string" calcext:value-type="string">
            <text:p>közelharc</text:p>
          </table:table-cell>
          <table:table-cell table:style-name="ce1255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Méregfog</text:p>
          </table:table-cell>
          <table:table-cell table:style-name="ce1214" office:value-type="string" calcext:value-type="string">
            <text:p>egykezes</text:p>
          </table:table-cell>
          <table:table-cell table:style-name="ce1224" office:value-type="float" office:value="0" calcext:value-type="float">
            <text:p>0</text:p>
          </table:table-cell>
          <table:table-cell table:style-name="ce1224" office:value-type="string" calcext:value-type="string">
            <text:p>S</text:p>
          </table:table-cell>
          <table:table-cell table:number-columns-repeated="2" table:style-name="ce1224" office:value-type="float" office:value="0" calcext:value-type="float">
            <text:p>0</text:p>
          </table:table-cell>
          <table:table-cell table:style-name="ce1224"/>
          <table:table-cell table:style-name="ce1224" office:value-type="string" calcext:value-type="string">
            <text:p>rövid</text:p>
          </table:table-cell>
          <table:table-cell table:style-name="ce1224" office:value-type="float" office:value="1" calcext:value-type="float">
            <text:p>1</text:p>
          </table:table-cell>
          <table:table-cell table:number-columns-repeated="2" table:style-name="ce1224" office:value-type="float" office:value="3" calcext:value-type="float">
            <text:p>3</text:p>
          </table:table-cell>
          <table:table-cell table:style-name="ce1224"/>
          <table:table-cell table:style-name="ce1251" office:value-type="string" calcext:value-type="string">
            <text:p>közelharc</text:p>
          </table:table-cell>
          <table:table-cell table:style-name="ce1255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19">
          <table:table-cell/>
          <table:table-cell table:style-name="ce1202" office:value-type="string" calcext:value-type="string">
            <text:p>Pugoss</text:p>
          </table:table-cell>
          <table:table-cell table:style-name="ce1214" office:value-type="string" calcext:value-type="string">
            <text:p>egykezes</text:p>
          </table:table-cell>
          <table:table-cell table:style-name="ce1214" office:value-type="float" office:value="1" calcext:value-type="float">
            <text:p>1</text:p>
          </table:table-cell>
          <table:table-cell table:style-name="ce1214" office:value-type="string" calcext:value-type="string">
            <text:p>S/V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/>
          <table:table-cell table:style-name="ce1214" office:value-type="string" calcext:value-type="string">
            <text:p>rövid</text:p>
          </table:table-cell>
          <table:table-cell table:style-name="ce1214" office:value-type="float" office:value="2" calcext:value-type="float">
            <text:p>2</text:p>
          </table:table-cell>
          <table:table-cell table:style-name="ce1214" office:value-type="float" office:value="5" calcext:value-type="float">
            <text:p>5</text:p>
          </table:table-cell>
          <table:table-cell table:style-name="ce1214" office:value-type="float" office:value="4" calcext:value-type="float">
            <text:p>4</text:p>
          </table:table-cell>
          <table:table-cell table:style-name="ce1214" office:value-type="float" office:value="5" calcext:value-type="float">
            <text:p>5</text:p>
          </table:table-cell>
          <table:table-cell table:style-name="ce1251" office:value-type="string" calcext:value-type="string">
            <text:p>közelharc</text:p>
          </table:table-cell>
          <table:table-cell table:style-name="ce1255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19">
          <table:table-cell/>
          <table:table-cell table:style-name="ce1202" office:value-type="string" calcext:value-type="string">
            <text:p>Ramiera</text:p>
          </table:table-cell>
          <table:table-cell table:style-name="ce1214" office:value-type="string" calcext:value-type="string">
            <text:p>egykezes</text:p>
          </table:table-cell>
          <table:table-cell table:style-name="ce1214" office:value-type="float" office:value="2" calcext:value-type="float">
            <text:p>2</text:p>
          </table:table-cell>
          <table:table-cell table:style-name="ce1214" office:value-type="string" calcext:value-type="string">
            <text:p>S/V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/>
          <table:table-cell table:style-name="ce1214" office:value-type="string" calcext:value-type="string">
            <text:p>rövid</text:p>
          </table:table-cell>
          <table:table-cell table:style-name="ce1214" office:value-type="float" office:value="3" calcext:value-type="float">
            <text:p>3</text:p>
          </table:table-cell>
          <table:table-cell table:number-columns-repeated="3" table:style-name="ce1214" office:value-type="float" office:value="5" calcext:value-type="float">
            <text:p>5</text:p>
          </table:table-cell>
          <table:table-cell table:style-name="ce1251" office:value-type="string" calcext:value-type="string">
            <text:p>közelharc</text:p>
          </table:table-cell>
          <table:table-cell table:style-name="ce1255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Tőr, hárító</text:p>
          </table:table-cell>
          <table:table-cell table:style-name="ce1214" office:value-type="string" calcext:value-type="string">
            <text:p>egykezes</text:p>
          </table:table-cell>
          <table:table-cell table:style-name="ce1214" office:value-type="float" office:value="0" calcext:value-type="float">
            <text:p>0</text:p>
          </table:table-cell>
          <table:table-cell table:style-name="ce1214" office:value-type="string" calcext:value-type="string">
            <text:p>S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/>
          <table:table-cell table:style-name="ce1214" office:value-type="string" calcext:value-type="string">
            <text:p>rövid</text:p>
          </table:table-cell>
          <table:table-cell table:style-name="ce1214" office:value-type="float" office:value="2" calcext:value-type="float">
            <text:p>2</text:p>
          </table:table-cell>
          <table:table-cell table:style-name="ce1214" office:value-type="float" office:value="4" calcext:value-type="float">
            <text:p>4</text:p>
          </table:table-cell>
          <table:table-cell table:style-name="ce1214" office:value-type="float" office:value="10" calcext:value-type="float">
            <text:p>10</text:p>
          </table:table-cell>
          <table:table-cell table:style-name="ce1214" office:value-type="float" office:value="5" calcext:value-type="float">
            <text:p>5</text:p>
          </table:table-cell>
          <table:table-cell table:style-name="ce1251" office:value-type="string" calcext:value-type="string">
            <text:p>közelharc</text:p>
          </table:table-cell>
          <table:table-cell table:style-name="ce1256" office:value-type="string" calcext:value-type="string">
            <text:p><text:span text:style-name="T28">Nagyon</text:span><text:span text:style-name="T29"> drága!</text:span></text:p>
          </table:table-cell>
          <table:table-cell table:number-columns-repeated="241"/>
        </table:table-row>
        <table:table-row table:style-name="ro19">
          <table:table-cell/>
          <table:table-cell table:style-name="ce1202" office:value-type="string" calcext:value-type="string">
            <text:p>Tőr, kígyó</text:p>
          </table:table-cell>
          <table:table-cell table:style-name="ce1214" office:value-type="string" calcext:value-type="string">
            <text:p>egykezes</text:p>
          </table:table-cell>
          <table:table-cell table:style-name="ce1214" office:value-type="float" office:value="2" calcext:value-type="float">
            <text:p>2</text:p>
          </table:table-cell>
          <table:table-cell table:style-name="ce1214" office:value-type="string" calcext:value-type="string">
            <text:p>S/V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/>
          <table:table-cell table:style-name="ce1214" office:value-type="string" calcext:value-type="string">
            <text:p>rövid</text:p>
          </table:table-cell>
          <table:table-cell table:style-name="ce1214" office:value-type="float" office:value="2" calcext:value-type="float">
            <text:p>2</text:p>
          </table:table-cell>
          <table:table-cell table:number-columns-repeated="2" table:style-name="ce1214" office:value-type="float" office:value="4" calcext:value-type="float">
            <text:p>4</text:p>
          </table:table-cell>
          <table:table-cell table:style-name="ce1214" office:value-type="float" office:value="5" calcext:value-type="float">
            <text:p>5</text:p>
          </table:table-cell>
          <table:table-cell table:style-name="ce1251" office:value-type="string" calcext:value-type="string">
            <text:p>közelharc</text:p>
          </table:table-cell>
          <table:table-cell table:style-name="ce1255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Tőr, ököl</text:p>
          </table:table-cell>
          <table:table-cell table:style-name="ce1214" office:value-type="string" calcext:value-type="string">
            <text:p>egykezes</text:p>
          </table:table-cell>
          <table:table-cell table:style-name="ce1214" office:value-type="float" office:value="0" calcext:value-type="float">
            <text:p>0</text:p>
          </table:table-cell>
          <table:table-cell table:style-name="ce1214" office:value-type="string" calcext:value-type="string">
            <text:p>S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/>
          <table:table-cell table:style-name="ce1214" office:value-type="string" calcext:value-type="string">
            <text:p>rövid</text:p>
          </table:table-cell>
          <table:table-cell table:style-name="ce1214" office:value-type="float" office:value="-5" calcext:value-type="float">
            <text:p>-5</text:p>
          </table:table-cell>
          <table:table-cell table:style-name="ce1214" office:value-type="float" office:value="0" calcext:value-type="float">
            <text:p>0</text:p>
          </table:table-cell>
          <table:table-cell table:style-name="ce1214" office:value-type="float" office:value="-5" calcext:value-type="float">
            <text:p>-5</text:p>
          </table:table-cell>
          <table:table-cell table:style-name="ce1214" office:value-type="float" office:value="5" calcext:value-type="float">
            <text:p>5</text:p>
          </table:table-cell>
          <table:table-cell table:style-name="ce1251" office:value-type="string" calcext:value-type="string">
            <text:p>közelharc</text:p>
          </table:table-cell>
          <table:table-cell table:style-name="ce1255"/>
          <table:table-cell table:number-columns-repeated="241"/>
        </table:table-row>
        <table:table-row table:style-name="ro1">
          <table:table-cell/>
          <table:table-cell table:style-name="ce1203" office:value-type="string" calcext:value-type="string">
            <text:p>Tőr, páncélszúró</text:p>
          </table:table-cell>
          <table:table-cell table:style-name="ce1215" office:value-type="string" calcext:value-type="string">
            <text:p>egykezes</text:p>
          </table:table-cell>
          <table:table-cell table:style-name="ce1215" office:value-type="float" office:value="1" calcext:value-type="float">
            <text:p>1</text:p>
          </table:table-cell>
          <table:table-cell table:style-name="ce1215" office:value-type="string" calcext:value-type="string">
            <text:p>S</text:p>
          </table:table-cell>
          <table:table-cell table:style-name="ce1215" office:value-type="float" office:value="8" calcext:value-type="float">
            <text:p>8</text:p>
          </table:table-cell>
          <table:table-cell table:style-name="ce1215" office:value-type="float" office:value="0" calcext:value-type="float">
            <text:p>0</text:p>
          </table:table-cell>
          <table:table-cell table:style-name="ce1215"/>
          <table:table-cell table:style-name="ce1215" office:value-type="string" calcext:value-type="string">
            <text:p>1 penge</text:p>
          </table:table-cell>
          <table:table-cell table:style-name="ce1215" office:value-type="float" office:value="4" calcext:value-type="float">
            <text:p>4</text:p>
          </table:table-cell>
          <table:table-cell table:style-name="ce1215" office:value-type="float" office:value="8" calcext:value-type="float">
            <text:p>8</text:p>
          </table:table-cell>
          <table:table-cell table:style-name="ce1215" office:value-type="float" office:value="4" calcext:value-type="float">
            <text:p>4</text:p>
          </table:table-cell>
          <table:table-cell table:style-name="ce1215"/>
          <table:table-cell table:style-name="ce1251" office:value-type="string" calcext:value-type="string">
            <text:p>közelharc</text:p>
          </table:table-cell>
          <table:table-cell table:style-name="ce1257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Tőr, Slan</text:p>
          </table:table-cell>
          <table:table-cell table:style-name="ce1214" office:value-type="string" calcext:value-type="string">
            <text:p>egykezes</text:p>
          </table:table-cell>
          <table:table-cell table:style-name="ce1214" office:value-type="float" office:value="2" calcext:value-type="float">
            <text:p>2</text:p>
          </table:table-cell>
          <table:table-cell table:style-name="ce1214" office:value-type="string" calcext:value-type="string">
            <text:p>S/V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/>
          <table:table-cell table:style-name="ce1214" office:value-type="string" calcext:value-type="string">
            <text:p>rövid</text:p>
          </table:table-cell>
          <table:table-cell table:style-name="ce1214" office:value-type="float" office:value="0" calcext:value-type="float">
            <text:p>0</text:p>
          </table:table-cell>
          <table:table-cell table:style-name="ce1214" office:value-type="float" office:value="6" calcext:value-type="float">
            <text:p>6</text:p>
          </table:table-cell>
          <table:table-cell table:style-name="ce1214" office:value-type="float" office:value="2" calcext:value-type="float">
            <text:p>2</text:p>
          </table:table-cell>
          <table:table-cell table:style-name="ce1214" office:value-type="float" office:value="5" calcext:value-type="float">
            <text:p>5</text:p>
          </table:table-cell>
          <table:table-cell table:style-name="ce1251" office:value-type="string" calcext:value-type="string">
            <text:p>közelharc</text:p>
          </table:table-cell>
          <table:table-cell table:style-name="ce1255"/>
          <table:table-cell table:number-columns-repeated="241"/>
        </table:table-row>
        <table:table-row table:style-name="ro1">
          <table:table-cell table:style-name="ce432"/>
          <table:table-cell table:style-name="ce1204" office:value-type="string" calcext:value-type="string">
            <text:p>Vasököl / páncélkesztyű</text:p>
          </table:table-cell>
          <table:table-cell table:style-name="ce1216" office:value-type="string" calcext:value-type="string">
            <text:p>egykezes</text:p>
          </table:table-cell>
          <table:table-cell table:style-name="ce1216" office:value-type="float" office:value="0" calcext:value-type="float">
            <text:p>0</text:p>
          </table:table-cell>
          <table:table-cell table:style-name="ce1216" office:value-type="string" calcext:value-type="string">
            <text:p>Z</text:p>
          </table:table-cell>
          <table:table-cell table:number-columns-repeated="2" table:style-name="ce1216" office:value-type="float" office:value="0" calcext:value-type="float">
            <text:p>0</text:p>
          </table:table-cell>
          <table:table-cell table:style-name="ce1216"/>
          <table:table-cell table:style-name="ce1216" office:value-type="float" office:value="0" calcext:value-type="float">
            <text:p>0</text:p>
          </table:table-cell>
          <table:table-cell table:number-columns-repeated="3" table:style-name="ce1216" office:value-type="float" office:value="-7" calcext:value-type="float">
            <text:p>-7</text:p>
          </table:table-cell>
          <table:table-cell table:style-name="ce1216" office:value-type="float" office:value="5" calcext:value-type="float">
            <text:p>5</text:p>
          </table:table-cell>
          <table:table-cell table:style-name="ce1252" office:value-type="string" calcext:value-type="string">
            <text:p>közelharc</text:p>
          </table:table-cell>
          <table:table-cell table:style-name="ce1258" office:value-type="string" calcext:value-type="string">
            <text:p>Erőbónusz: 0 feletti rész 1:1-ben számít be.</text:p>
          </table:table-cell>
          <table:table-cell table:style-name="ce432" table:number-columns-repeated="241"/>
        </table:table-row>
        <table:table-row table:style-name="ro19">
          <table:table-cell table:style-name="ce1197" office:value-type="string" calcext:value-type="string">
            <text:p>Kardvívó fegyverek</text:p>
          </table:table-cell>
          <table:table-cell table:style-name="ce1201" office:value-type="string" calcext:value-type="string">
            <text:p>Kard, dzsenn szablya</text:p>
          </table:table-cell>
          <table:table-cell table:style-name="ce1213" office:value-type="string" calcext:value-type="string">
            <text:p>egykezes</text:p>
          </table:table-cell>
          <table:table-cell table:style-name="ce1213" office:value-type="float" office:value="4" calcext:value-type="float">
            <text:p>4</text:p>
          </table:table-cell>
          <table:table-cell table:style-name="ce1213" office:value-type="string" calcext:value-type="string">
            <text:p>V/S</text:p>
          </table:table-cell>
          <table:table-cell table:style-name="ce1213" office:value-type="float" office:value="0" calcext:value-type="float">
            <text:p>0</text:p>
          </table:table-cell>
          <table:table-cell table:style-name="ce1213" office:value-type="float" office:value="1" calcext:value-type="float">
            <text:p>1</text:p>
          </table:table-cell>
          <table:table-cell table:style-name="ce1213"/>
          <table:table-cell table:style-name="ce1213" office:value-type="string" calcext:value-type="string">
            <text:p>1 penge</text:p>
          </table:table-cell>
          <table:table-cell table:style-name="ce1213" office:value-type="float" office:value="8" calcext:value-type="float">
            <text:p>8</text:p>
          </table:table-cell>
          <table:table-cell table:number-columns-repeated="2" table:style-name="ce1213" office:value-type="float" office:value="15" calcext:value-type="float">
            <text:p>15</text:p>
          </table:table-cell>
          <table:table-cell table:style-name="ce1213" office:value-type="float" office:value="5" calcext:value-type="float">
            <text:p>5</text:p>
          </table:table-cell>
          <table:table-cell table:style-name="ce1251" office:value-type="string" calcext:value-type="string">
            <text:p>kardvívás</text:p>
          </table:table-cell>
          <table:table-cell table:style-name="ce1255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Kard, emrelin</text:p>
          </table:table-cell>
          <table:table-cell table:style-name="ce1214" office:value-type="string" calcext:value-type="string">
            <text:p>egykezes</text:p>
          </table:table-cell>
          <table:table-cell table:style-name="ce1214" office:value-type="float" office:value="4" calcext:value-type="float">
            <text:p>4</text:p>
          </table:table-cell>
          <table:table-cell table:style-name="ce1214" office:value-type="string" calcext:value-type="string">
            <text:p>V/S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/>
          <table:table-cell table:style-name="ce1214" office:value-type="string" calcext:value-type="string">
            <text:p>1 penge</text:p>
          </table:table-cell>
          <table:table-cell table:style-name="ce1214" office:value-type="float" office:value="7" calcext:value-type="float">
            <text:p>7</text:p>
          </table:table-cell>
          <table:table-cell table:number-columns-repeated="2" table:style-name="ce1214" office:value-type="float" office:value="13" calcext:value-type="float">
            <text:p>13</text:p>
          </table:table-cell>
          <table:table-cell table:style-name="ce1214" office:value-type="float" office:value="6" calcext:value-type="float">
            <text:p>6</text:p>
          </table:table-cell>
          <table:table-cell table:style-name="ce1251" office:value-type="string" calcext:value-type="string">
            <text:p>kardvívás</text:p>
          </table:table-cell>
          <table:table-cell table:style-name="ce1258"/>
          <table:table-cell table:number-columns-repeated="241"/>
        </table:table-row>
        <table:table-row table:style-name="ro21">
          <table:table-cell/>
          <table:table-cell table:style-name="ce1202" office:value-type="string" calcext:value-type="string">
            <text:p>Kard, fejvadász</text:p>
          </table:table-cell>
          <table:table-cell table:style-name="ce1214" office:value-type="string" calcext:value-type="string">
            <text:p>egykezes</text:p>
          </table:table-cell>
          <table:table-cell table:style-name="ce1214" office:value-type="float" office:value="3" calcext:value-type="float">
            <text:p>3</text:p>
          </table:table-cell>
          <table:table-cell table:style-name="ce1214" office:value-type="string" calcext:value-type="string">
            <text:p>V/S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/>
          <table:table-cell table:style-name="ce1214" office:value-type="string" calcext:value-type="string">
            <text:p>0,5 penge</text:p>
          </table:table-cell>
          <table:table-cell table:style-name="ce1214" office:value-type="float" office:value="5" calcext:value-type="float">
            <text:p>5</text:p>
          </table:table-cell>
          <table:table-cell table:style-name="ce1214" office:value-type="float" office:value="9" calcext:value-type="float">
            <text:p>9</text:p>
          </table:table-cell>
          <table:table-cell table:style-name="ce1214" office:value-type="float" office:value="11" calcext:value-type="float">
            <text:p>11</text:p>
          </table:table-cell>
          <table:table-cell table:style-name="ce1214" office:value-type="float" office:value="5" calcext:value-type="float">
            <text:p>5</text:p>
          </table:table-cell>
          <table:table-cell table:style-name="ce1251" office:value-type="string" calcext:value-type="string">
            <text:p>kardvívás</text:p>
          </table:table-cell>
          <table:table-cell table:style-name="ce1258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1">
          <table:table-cell/>
          <table:table-cell table:style-name="ce1202" office:value-type="string" calcext:value-type="string">
            <text:p>Kard, handzsár</text:p>
          </table:table-cell>
          <table:table-cell table:style-name="ce1214" office:value-type="string" calcext:value-type="string">
            <text:p>egykezes</text:p>
          </table:table-cell>
          <table:table-cell table:style-name="ce1214" office:value-type="float" office:value="4" calcext:value-type="float">
            <text:p>4</text:p>
          </table:table-cell>
          <table:table-cell table:style-name="ce1214" office:value-type="string" calcext:value-type="string">
            <text:p>V</text:p>
          </table:table-cell>
          <table:table-cell table:style-name="ce1214" office:value-type="float" office:value="0" calcext:value-type="float">
            <text:p>0</text:p>
          </table:table-cell>
          <table:table-cell table:style-name="ce1214" office:value-type="float" office:value="1" calcext:value-type="float">
            <text:p>1</text:p>
          </table:table-cell>
          <table:table-cell table:style-name="ce1214"/>
          <table:table-cell table:style-name="ce1214" office:value-type="string" calcext:value-type="string">
            <text:p>1 penge</text:p>
          </table:table-cell>
          <table:table-cell table:style-name="ce1214" office:value-type="float" office:value="4" calcext:value-type="float">
            <text:p>4</text:p>
          </table:table-cell>
          <table:table-cell table:style-name="ce1214" office:value-type="float" office:value="13" calcext:value-type="float">
            <text:p>13</text:p>
          </table:table-cell>
          <table:table-cell table:style-name="ce1214" office:value-type="float" office:value="10" calcext:value-type="float">
            <text:p>10</text:p>
          </table:table-cell>
          <table:table-cell table:style-name="ce1214" office:value-type="float" office:value="6" calcext:value-type="float">
            <text:p>6</text:p>
          </table:table-cell>
          <table:table-cell table:style-name="ce1251" office:value-type="string" calcext:value-type="string">
            <text:p>kardvívás</text:p>
          </table:table-cell>
          <table:table-cell table:style-name="ce125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Kard, hiequar</text:p>
          </table:table-cell>
          <table:table-cell table:style-name="ce1214" office:value-type="string" calcext:value-type="string">
            <text:p>egykezes</text:p>
          </table:table-cell>
          <table:table-cell table:style-name="ce1214" office:value-type="float" office:value="4" calcext:value-type="float">
            <text:p>4</text:p>
          </table:table-cell>
          <table:table-cell table:style-name="ce1214" office:value-type="string" calcext:value-type="string">
            <text:p>S/V</text:p>
          </table:table-cell>
          <table:table-cell table:style-name="ce1214" office:value-type="float" office:value="2" calcext:value-type="float">
            <text:p>2</text:p>
          </table:table-cell>
          <table:table-cell table:style-name="ce1214" office:value-type="float" office:value="0" calcext:value-type="float">
            <text:p>0</text:p>
          </table:table-cell>
          <table:table-cell table:style-name="ce1214"/>
          <table:table-cell table:style-name="ce1214" office:value-type="string" calcext:value-type="string">
            <text:p>1 penge</text:p>
          </table:table-cell>
          <table:table-cell table:style-name="ce1214" office:value-type="float" office:value="4" calcext:value-type="float">
            <text:p>4</text:p>
          </table:table-cell>
          <table:table-cell table:style-name="ce1214" office:value-type="float" office:value="12" calcext:value-type="float">
            <text:p>12</text:p>
          </table:table-cell>
          <table:table-cell table:style-name="ce1214" office:value-type="float" office:value="8" calcext:value-type="float">
            <text:p>8</text:p>
          </table:table-cell>
          <table:table-cell table:style-name="ce1214" office:value-type="float" office:value="6" calcext:value-type="float">
            <text:p>6</text:p>
          </table:table-cell>
          <table:table-cell table:style-name="ce1251" office:value-type="string" calcext:value-type="string">
            <text:p>kardvívás</text:p>
          </table:table-cell>
          <table:table-cell table:style-name="ce1258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Kard, hosszú</text:p>
          </table:table-cell>
          <table:table-cell table:style-name="ce1214" office:value-type="string" calcext:value-type="string">
            <text:p>egykezes</text:p>
          </table:table-cell>
          <table:table-cell table:style-name="ce1214" office:value-type="float" office:value="4" calcext:value-type="float">
            <text:p>4</text:p>
          </table:table-cell>
          <table:table-cell table:style-name="ce1233" office:value-type="string" calcext:value-type="string">
            <text:p><text:span text:style-name="T26"> </text:span><text:span text:style-name="T27">V/S</text:span>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/>
          <table:table-cell table:style-name="ce1214" office:value-type="string" calcext:value-type="string">
            <text:p>1 penge</text:p>
          </table:table-cell>
          <table:table-cell table:style-name="ce1214" office:value-type="float" office:value="6" calcext:value-type="float">
            <text:p>6</text:p>
          </table:table-cell>
          <table:table-cell table:number-columns-repeated="2" table:style-name="ce1214" office:value-type="float" office:value="12" calcext:value-type="float">
            <text:p>12</text:p>
          </table:table-cell>
          <table:table-cell table:style-name="ce1214" office:value-type="float" office:value="6" calcext:value-type="float">
            <text:p>6</text:p>
          </table:table-cell>
          <table:table-cell table:style-name="ce1251" office:value-type="string" calcext:value-type="string">
            <text:p>kardvívás</text:p>
          </table:table-cell>
          <table:table-cell table:style-name="ce1258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19">
          <table:table-cell/>
          <table:table-cell table:style-name="ce1202" office:value-type="string" calcext:value-type="string">
            <text:p>Kard, jatagán</text:p>
          </table:table-cell>
          <table:table-cell table:style-name="ce1214" office:value-type="string" calcext:value-type="string">
            <text:p>egykezes</text:p>
          </table:table-cell>
          <table:table-cell table:style-name="ce1214" office:value-type="float" office:value="1" calcext:value-type="float">
            <text:p>1</text:p>
          </table:table-cell>
          <table:table-cell table:style-name="ce1233" office:value-type="string" calcext:value-type="string">
            <text:p><text:span text:style-name="T26"> </text:span><text:span text:style-name="T27">V/S</text:span></text:p>
          </table:table-cell>
          <table:table-cell table:style-name="ce1214" office:value-type="float" office:value="0" calcext:value-type="float">
            <text:p>0</text:p>
          </table:table-cell>
          <table:table-cell table:style-name="ce1214" office:value-type="float" office:value="1" calcext:value-type="float">
            <text:p>1</text:p>
          </table:table-cell>
          <table:table-cell table:style-name="ce1214"/>
          <table:table-cell table:style-name="ce1214" office:value-type="string" calcext:value-type="string">
            <text:p>1 penge</text:p>
          </table:table-cell>
          <table:table-cell table:style-name="ce1214" office:value-type="float" office:value="4" calcext:value-type="float">
            <text:p>4</text:p>
          </table:table-cell>
          <table:table-cell table:number-columns-repeated="2" table:style-name="ce1214" office:value-type="float" office:value="8" calcext:value-type="float">
            <text:p>8</text:p>
          </table:table-cell>
          <table:table-cell table:style-name="ce1214" office:value-type="float" office:value="6" calcext:value-type="float">
            <text:p>6</text:p>
          </table:table-cell>
          <table:table-cell table:style-name="ce1251" office:value-type="string" calcext:value-type="string">
            <text:p>kardvívás</text:p>
          </table:table-cell>
          <table:table-cell table:style-name="ce125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1">
          <table:table-cell/>
          <table:table-cell table:style-name="ce1202" office:value-type="string" calcext:value-type="string">
            <text:p>Kard, kétkezes</text:p>
          </table:table-cell>
          <table:table-cell table:style-name="ce1214" office:value-type="string" calcext:value-type="string">
            <text:p>kétkezes</text:p>
          </table:table-cell>
          <table:table-cell table:style-name="ce1214" office:value-type="float" office:value="8" calcext:value-type="float">
            <text:p>8</text:p>
          </table:table-cell>
          <table:table-cell table:style-name="ce1214" office:value-type="string" calcext:value-type="string">
            <text:p>V/S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/>
          <table:table-cell table:style-name="ce1214" office:value-type="string" calcext:value-type="string">
            <text:p>2 penge</text:p>
          </table:table-cell>
          <table:table-cell table:style-name="ce1214" office:value-type="float" office:value="10" calcext:value-type="float">
            <text:p>10</text:p>
          </table:table-cell>
          <table:table-cell table:style-name="ce1214" office:value-type="float" office:value="20" calcext:value-type="float">
            <text:p>20</text:p>
          </table:table-cell>
          <table:table-cell table:style-name="ce1214" office:value-type="float" office:value="15" calcext:value-type="float">
            <text:p>15</text:p>
          </table:table-cell>
          <table:table-cell table:style-name="ce1214" office:value-type="float" office:value="8" calcext:value-type="float">
            <text:p>8</text:p>
          </table:table-cell>
          <table:table-cell table:style-name="ce1251" office:value-type="string" calcext:value-type="string">
            <text:p>kardvívás</text:p>
          </table:table-cell>
          <table:table-cell table:style-name="ce125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Kard, khossas</text:p>
          </table:table-cell>
          <table:table-cell table:style-name="ce1214" office:value-type="string" calcext:value-type="string">
            <text:p>egykezes</text:p>
          </table:table-cell>
          <table:table-cell table:style-name="ce1214" office:value-type="float" office:value="4" calcext:value-type="float">
            <text:p>4</text:p>
          </table:table-cell>
          <table:table-cell table:style-name="ce1214" office:value-type="string" calcext:value-type="string">
            <text:p>V/S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/>
          <table:table-cell table:style-name="ce1214" office:value-type="string" calcext:value-type="string">
            <text:p>1 penge</text:p>
          </table:table-cell>
          <table:table-cell table:style-name="ce1214" office:value-type="float" office:value="4" calcext:value-type="float">
            <text:p>4</text:p>
          </table:table-cell>
          <table:table-cell table:style-name="ce1214" office:value-type="float" office:value="11" calcext:value-type="float">
            <text:p>11</text:p>
          </table:table-cell>
          <table:table-cell table:style-name="ce1214" office:value-type="float" office:value="10" calcext:value-type="float">
            <text:p>10</text:p>
          </table:table-cell>
          <table:table-cell table:style-name="ce1214" office:value-type="float" office:value="6" calcext:value-type="float">
            <text:p>6</text:p>
          </table:table-cell>
          <table:table-cell table:style-name="ce1251" office:value-type="string" calcext:value-type="string">
            <text:p>kardvívás</text:p>
          </table:table-cell>
          <table:table-cell table:style-name="ce1258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Kard, kígyó</text:p>
          </table:table-cell>
          <table:table-cell table:style-name="ce1214" office:value-type="string" calcext:value-type="string">
            <text:p>egykezes</text:p>
          </table:table-cell>
          <table:table-cell table:style-name="ce1214" office:value-type="float" office:value="3" calcext:value-type="float">
            <text:p>3</text:p>
          </table:table-cell>
          <table:table-cell table:style-name="ce1233" office:value-type="string" calcext:value-type="string">
            <text:p><text:span text:style-name="T26"> </text:span><text:span text:style-name="T27">V/S</text:span>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/>
          <table:table-cell table:style-name="ce1214" office:value-type="string" calcext:value-type="string">
            <text:p>1 penge</text:p>
          </table:table-cell>
          <table:table-cell table:style-name="ce1214" office:value-type="float" office:value="5" calcext:value-type="float">
            <text:p>5</text:p>
          </table:table-cell>
          <table:table-cell table:number-columns-repeated="2" table:style-name="ce1214" office:value-type="float" office:value="11" calcext:value-type="float">
            <text:p>11</text:p>
          </table:table-cell>
          <table:table-cell table:style-name="ce1214" office:value-type="float" office:value="6" calcext:value-type="float">
            <text:p>6</text:p>
          </table:table-cell>
          <table:table-cell table:style-name="ce1251" office:value-type="string" calcext:value-type="string">
            <text:p>kardvívás</text:p>
          </table:table-cell>
          <table:table-cell table:style-name="ce1258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Kard, Lagoss </text:p>
          </table:table-cell>
          <table:table-cell table:style-name="ce1214" office:value-type="string" calcext:value-type="string">
            <text:p>egykezes</text:p>
          </table:table-cell>
          <table:table-cell table:style-name="ce1215" table:number-columns-repeated="2"/>
          <table:table-cell table:number-columns-repeated="2" table:style-name="ce1236" office:value-type="float" office:value="0" calcext:value-type="float">
            <text:p>0</text:p>
          </table:table-cell>
          <table:table-cell table:style-name="ce1236"/>
          <table:table-cell table:style-name="ce1215" table:number-columns-repeated="5"/>
          <table:table-cell table:style-name="ce1251" office:value-type="string" calcext:value-type="string">
            <text:p>kardvívás</text:p>
          </table:table-cell>
          <table:table-cell table:style-name="ce1258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Kard, lovag</text:p>
          </table:table-cell>
          <table:table-cell table:style-name="ce1214" office:value-type="string" calcext:value-type="string">
            <text:p>egykezes</text:p>
          </table:table-cell>
          <table:table-cell table:style-name="ce1214" office:value-type="float" office:value="6" calcext:value-type="float">
            <text:p>6</text:p>
          </table:table-cell>
          <table:table-cell table:style-name="ce1214" office:value-type="string" calcext:value-type="string">
            <text:p>V/S</text:p>
          </table:table-cell>
          <table:table-cell table:style-name="ce1214" office:value-type="float" office:value="1" calcext:value-type="float">
            <text:p>1</text:p>
          </table:table-cell>
          <table:table-cell table:style-name="ce1214" office:value-type="float" office:value="0" calcext:value-type="float">
            <text:p>0</text:p>
          </table:table-cell>
          <table:table-cell table:style-name="ce1214"/>
          <table:table-cell table:style-name="ce1214" office:value-type="string" calcext:value-type="string">
            <text:p>1 penge</text:p>
          </table:table-cell>
          <table:table-cell table:style-name="ce1214" office:value-type="float" office:value="7" calcext:value-type="float">
            <text:p>7</text:p>
          </table:table-cell>
          <table:table-cell table:style-name="ce1214" office:value-type="float" office:value="15" calcext:value-type="float">
            <text:p>15</text:p>
          </table:table-cell>
          <table:table-cell table:style-name="ce1214" office:value-type="float" office:value="12" calcext:value-type="float">
            <text:p>12</text:p>
          </table:table-cell>
          <table:table-cell table:style-name="ce1214" office:value-type="float" office:value="7" calcext:value-type="float">
            <text:p>7</text:p>
          </table:table-cell>
          <table:table-cell table:style-name="ce1251" office:value-type="string" calcext:value-type="string">
            <text:p>kardvívás</text:p>
          </table:table-cell>
          <table:table-cell table:style-name="ce1258" office:value-type="string" calcext:value-type="string">
            <text:p>Erő követelmény: +2</text:p>
          </table:table-cell>
          <table:table-cell table:number-columns-repeated="241"/>
        </table:table-row>
        <table:table-row table:style-name="ro23">
          <table:table-cell/>
          <table:table-cell table:style-name="ce1202" office:value-type="string" calcext:value-type="string">
            <text:p>Kard, másfélkezes</text:p>
          </table:table-cell>
          <table:table-cell table:style-name="ce1214" office:value-type="string" calcext:value-type="string">
            <text:p>kétkezes</text:p>
          </table:table-cell>
          <table:table-cell table:style-name="ce1214" office:value-type="float" office:value="5" calcext:value-type="float">
            <text:p>5</text:p>
          </table:table-cell>
          <table:table-cell table:style-name="ce1214" office:value-type="string" calcext:value-type="string">
            <text:p>V/S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 office:value-type="float" office:value="1" calcext:value-type="float">
            <text:p>1</text:p>
          </table:table-cell>
          <table:table-cell table:style-name="ce1214" office:value-type="string" calcext:value-type="string">
            <text:p>1,5 penge</text:p>
          </table:table-cell>
          <table:table-cell table:style-name="ce1214" office:value-type="float" office:value="8" calcext:value-type="float">
            <text:p>8</text:p>
          </table:table-cell>
          <table:table-cell table:number-columns-repeated="2" table:style-name="ce1214" office:value-type="float" office:value="16" calcext:value-type="float">
            <text:p>16</text:p>
          </table:table-cell>
          <table:table-cell table:style-name="ce1214" office:value-type="float" office:value="7" calcext:value-type="float">
            <text:p>7</text:p>
          </table:table-cell>
          <table:table-cell table:style-name="ce1251" office:value-type="string" calcext:value-type="string">
            <text:p>kardvívás</text:p>
          </table:table-cell>
          <table:table-cell table:style-name="ce1258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19">
          <table:table-cell/>
          <table:table-cell table:style-name="ce1202" office:value-type="string" calcext:value-type="string">
            <text:p>Kard, mesterkard</text:p>
          </table:table-cell>
          <table:table-cell table:style-name="ce1214" office:value-type="string" calcext:value-type="string">
            <text:p>kétkezes</text:p>
          </table:table-cell>
          <table:table-cell table:style-name="ce1214" office:value-type="float" office:value="5" calcext:value-type="float">
            <text:p>5</text:p>
          </table:table-cell>
          <table:table-cell table:style-name="ce1214" office:value-type="string" calcext:value-type="string">
            <text:p>V/S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 office:value-type="float" office:value="1" calcext:value-type="float">
            <text:p>1</text:p>
          </table:table-cell>
          <table:table-cell table:style-name="ce1214" office:value-type="string" calcext:value-type="string">
            <text:p>1,5 penge</text:p>
          </table:table-cell>
          <table:table-cell table:style-name="ce1214" office:value-type="float" office:value="9" calcext:value-type="float">
            <text:p>9</text:p>
          </table:table-cell>
          <table:table-cell table:style-name="ce1214" office:value-type="float" office:value="18" calcext:value-type="float">
            <text:p>18</text:p>
          </table:table-cell>
          <table:table-cell table:style-name="ce1214" office:value-type="float" office:value="13" calcext:value-type="float">
            <text:p>13</text:p>
          </table:table-cell>
          <table:table-cell table:style-name="ce1214" office:value-type="float" office:value="7" calcext:value-type="float">
            <text:p>7</text:p>
          </table:table-cell>
          <table:table-cell table:style-name="ce1251" office:value-type="string" calcext:value-type="string">
            <text:p>kardvívás</text:p>
          </table:table-cell>
          <table:table-cell table:style-name="ce1258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Kard, Pugoss </text:p>
          </table:table-cell>
          <table:table-cell table:style-name="ce1214" office:value-type="string" calcext:value-type="string">
            <text:p>egykezes</text:p>
          </table:table-cell>
          <table:table-cell table:style-name="ce1215" table:number-columns-repeated="2"/>
          <table:table-cell table:number-columns-repeated="2" table:style-name="ce1236" office:value-type="float" office:value="0" calcext:value-type="float">
            <text:p>0</text:p>
          </table:table-cell>
          <table:table-cell table:style-name="ce1236"/>
          <table:table-cell table:style-name="ce1215" table:number-columns-repeated="5"/>
          <table:table-cell table:style-name="ce1251" office:value-type="string" calcext:value-type="string">
            <text:p>kardvívás</text:p>
          </table:table-cell>
          <table:table-cell table:style-name="ce1259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Kard, rövid</text:p>
          </table:table-cell>
          <table:table-cell table:style-name="ce1214" office:value-type="string" calcext:value-type="string">
            <text:p>egykezes</text:p>
          </table:table-cell>
          <table:table-cell table:style-name="ce1214" office:value-type="float" office:value="2" calcext:value-type="float">
            <text:p>2</text:p>
          </table:table-cell>
          <table:table-cell table:style-name="ce1214" office:value-type="string" calcext:value-type="string">
            <text:p>S/V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/>
          <table:table-cell table:style-name="ce1214" office:value-type="string" calcext:value-type="string">
            <text:p>0,5 penge</text:p>
          </table:table-cell>
          <table:table-cell table:style-name="ce1214" office:value-type="float" office:value="4" calcext:value-type="float">
            <text:p>4</text:p>
          </table:table-cell>
          <table:table-cell table:number-columns-repeated="2" table:style-name="ce1214" office:value-type="float" office:value="8" calcext:value-type="float">
            <text:p>8</text:p>
          </table:table-cell>
          <table:table-cell table:style-name="ce1214" office:value-type="float" office:value="6" calcext:value-type="float">
            <text:p>6</text:p>
          </table:table-cell>
          <table:table-cell table:style-name="ce1251" office:value-type="string" calcext:value-type="string">
            <text:p>kardvívás</text:p>
          </table:table-cell>
          <table:table-cell table:style-name="ce1258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202" office:value-type="string" calcext:value-type="string">
            <text:p>Kard, Slan </text:p>
          </table:table-cell>
          <table:table-cell table:style-name="ce1214" office:value-type="string" calcext:value-type="string">
            <text:p>kétkezes</text:p>
          </table:table-cell>
          <table:table-cell table:style-name="ce1214" office:value-type="float" office:value="6" calcext:value-type="float">
            <text:p>6</text:p>
          </table:table-cell>
          <table:table-cell table:style-name="ce1214" office:value-type="string" calcext:value-type="string">
            <text:p>V/S</text:p>
          </table:table-cell>
          <table:table-cell table:style-name="ce1214" office:value-type="float" office:value="2" calcext:value-type="float">
            <text:p>2</text:p>
          </table:table-cell>
          <table:table-cell table:style-name="ce1214" office:value-type="float" office:value="0" calcext:value-type="float">
            <text:p>0</text:p>
          </table:table-cell>
          <table:table-cell table:style-name="ce1214" office:value-type="float" office:value="1" calcext:value-type="float">
            <text:p>1</text:p>
          </table:table-cell>
          <table:table-cell table:style-name="ce1214" office:value-type="string" calcext:value-type="string">
            <text:p>1,5 penge</text:p>
          </table:table-cell>
          <table:table-cell table:style-name="ce1214" office:value-type="float" office:value="9" calcext:value-type="float">
            <text:p>9</text:p>
          </table:table-cell>
          <table:table-cell table:style-name="ce1214" office:value-type="float" office:value="19" calcext:value-type="float">
            <text:p>19</text:p>
          </table:table-cell>
          <table:table-cell table:style-name="ce1214" office:value-type="float" office:value="13" calcext:value-type="float">
            <text:p>13</text:p>
          </table:table-cell>
          <table:table-cell table:style-name="ce1214" office:value-type="float" office:value="7" calcext:value-type="float">
            <text:p>7</text:p>
          </table:table-cell>
          <table:table-cell table:style-name="ce1251" office:value-type="string" calcext:value-type="string">
            <text:p>kardvívás</text:p>
          </table:table-cell>
          <table:table-cell table:style-name="ce1258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Kard, Slan rövid</text:p>
          </table:table-cell>
          <table:table-cell table:style-name="ce1214" office:value-type="string" calcext:value-type="string">
            <text:p>egykezes</text:p>
          </table:table-cell>
          <table:table-cell table:style-name="ce1214" office:value-type="float" office:value="4" calcext:value-type="float">
            <text:p>4</text:p>
          </table:table-cell>
          <table:table-cell table:style-name="ce1214" office:value-type="string" calcext:value-type="string">
            <text:p>V/S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/>
          <table:table-cell table:style-name="ce1214" office:value-type="string" calcext:value-type="string">
            <text:p>0,5 penge</text:p>
          </table:table-cell>
          <table:table-cell table:style-name="ce1214" office:value-type="float" office:value="5" calcext:value-type="float">
            <text:p>5</text:p>
          </table:table-cell>
          <table:table-cell table:style-name="ce1214" office:value-type="float" office:value="11" calcext:value-type="float">
            <text:p>11</text:p>
          </table:table-cell>
          <table:table-cell table:number-columns-repeated="2" table:style-name="ce1214" office:value-type="float" office:value="5" calcext:value-type="float">
            <text:p>5</text:p>
          </table:table-cell>
          <table:table-cell table:style-name="ce1251" office:value-type="string" calcext:value-type="string">
            <text:p>kardvívás</text:p>
          </table:table-cell>
          <table:table-cell table:style-name="ce1258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1">
          <table:table-cell/>
          <table:table-cell table:style-name="ce1202" office:value-type="string" calcext:value-type="string">
            <text:p>Kard, Slan csatakard</text:p>
          </table:table-cell>
          <table:table-cell table:style-name="ce1214" office:value-type="string" calcext:value-type="string">
            <text:p>kétkezes</text:p>
          </table:table-cell>
          <table:table-cell table:style-name="ce1214" office:value-type="float" office:value="9" calcext:value-type="float">
            <text:p>9</text:p>
          </table:table-cell>
          <table:table-cell table:style-name="ce1214" office:value-type="string" calcext:value-type="string">
            <text:p>V/S</text:p>
          </table:table-cell>
          <table:table-cell table:style-name="ce1214" office:value-type="float" office:value="2" calcext:value-type="float">
            <text:p>2</text:p>
          </table:table-cell>
          <table:table-cell table:style-name="ce1214" office:value-type="float" office:value="0" calcext:value-type="float">
            <text:p>0</text:p>
          </table:table-cell>
          <table:table-cell table:style-name="ce1214"/>
          <table:table-cell table:style-name="ce1214" office:value-type="string" calcext:value-type="string">
            <text:p>2 penge</text:p>
          </table:table-cell>
          <table:table-cell table:style-name="ce1214" office:value-type="float" office:value="9" calcext:value-type="float">
            <text:p>9</text:p>
          </table:table-cell>
          <table:table-cell table:style-name="ce1214" office:value-type="float" office:value="23" calcext:value-type="float">
            <text:p>23</text:p>
          </table:table-cell>
          <table:table-cell table:style-name="ce1214" office:value-type="float" office:value="17" calcext:value-type="float">
            <text:p>17</text:p>
          </table:table-cell>
          <table:table-cell table:style-name="ce1214" office:value-type="float" office:value="8" calcext:value-type="float">
            <text:p>8</text:p>
          </table:table-cell>
          <table:table-cell table:style-name="ce1251" office:value-type="string" calcext:value-type="string">
            <text:p>kardvívás</text:p>
          </table:table-cell>
          <table:table-cell table:style-name="ce125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19">
          <table:table-cell/>
          <table:table-cell table:style-name="ce1202" office:value-type="string" calcext:value-type="string">
            <text:p>Kard, szablya</text:p>
          </table:table-cell>
          <table:table-cell table:style-name="ce1214" office:value-type="string" calcext:value-type="string">
            <text:p>egykezes</text:p>
          </table:table-cell>
          <table:table-cell table:style-name="ce1214" office:value-type="float" office:value="3" calcext:value-type="float">
            <text:p>3</text:p>
          </table:table-cell>
          <table:table-cell table:style-name="ce1214" office:value-type="string" calcext:value-type="string">
            <text:p>V/S</text:p>
          </table:table-cell>
          <table:table-cell table:style-name="ce1214" office:value-type="float" office:value="0" calcext:value-type="float">
            <text:p>0</text:p>
          </table:table-cell>
          <table:table-cell table:style-name="ce1214" office:value-type="float" office:value="1" calcext:value-type="float">
            <text:p>1</text:p>
          </table:table-cell>
          <table:table-cell table:style-name="ce1214"/>
          <table:table-cell table:style-name="ce1214" office:value-type="string" calcext:value-type="string">
            <text:p>1 penge</text:p>
          </table:table-cell>
          <table:table-cell table:style-name="ce1214" office:value-type="float" office:value="6" calcext:value-type="float">
            <text:p>6</text:p>
          </table:table-cell>
          <table:table-cell table:number-columns-repeated="2" table:style-name="ce1214" office:value-type="float" office:value="12" calcext:value-type="float">
            <text:p>12</text:p>
          </table:table-cell>
          <table:table-cell table:style-name="ce1214" office:value-type="float" office:value="6" calcext:value-type="float">
            <text:p>6</text:p>
          </table:table-cell>
          <table:table-cell table:style-name="ce1251" office:value-type="string" calcext:value-type="string">
            <text:p>kardvívás</text:p>
          </table:table-cell>
          <table:table-cell table:style-name="ce125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Mara-sequor </text:p>
          </table:table-cell>
          <table:table-cell table:style-name="ce1214" office:value-type="string" calcext:value-type="string">
            <text:p>kétkezes</text:p>
          </table:table-cell>
          <table:table-cell table:style-name="ce1215" table:number-columns-repeated="2"/>
          <table:table-cell table:style-name="ce1215" office:value-type="float" office:value="0" calcext:value-type="float">
            <text:p>0</text:p>
          </table:table-cell>
          <table:table-cell table:style-name="ce1215"/>
          <table:table-cell table:style-name="ce1214" office:value-type="float" office:value="1" calcext:value-type="float">
            <text:p>1</text:p>
          </table:table-cell>
          <table:table-cell table:style-name="ce1215" table:number-columns-repeated="5"/>
          <table:table-cell table:style-name="ce1251" office:value-type="string" calcext:value-type="string">
            <text:p>kardvívás</text:p>
          </table:table-cell>
          <table:table-cell table:style-name="ce1259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Meneth</text:p>
          </table:table-cell>
          <table:table-cell table:style-name="ce1214" office:value-type="string" calcext:value-type="string">
            <text:p>egykezes</text:p>
          </table:table-cell>
          <table:table-cell table:style-name="ce1215" table:number-columns-repeated="2"/>
          <table:table-cell table:style-name="ce1215" office:value-type="float" office:value="0" calcext:value-type="float">
            <text:p>0</text:p>
          </table:table-cell>
          <table:table-cell table:style-name="ce1215" table:number-columns-repeated="7"/>
          <table:table-cell table:style-name="ce1251" office:value-type="string" calcext:value-type="string">
            <text:p>kardvívás</text:p>
          </table:table-cell>
          <table:table-cell table:style-name="ce1259"/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Predoci egyeneskard</text:p>
          </table:table-cell>
          <table:table-cell table:style-name="ce1214" office:value-type="string" calcext:value-type="string">
            <text:p>egykezes</text:p>
          </table:table-cell>
          <table:table-cell table:style-name="ce1215" table:number-columns-repeated="2"/>
          <table:table-cell table:style-name="ce1215" office:value-type="float" office:value="0" calcext:value-type="float">
            <text:p>0</text:p>
          </table:table-cell>
          <table:table-cell table:style-name="ce1215" table:number-columns-repeated="7"/>
          <table:table-cell table:style-name="ce1251" office:value-type="string" calcext:value-type="string">
            <text:p>kardvívás</text:p>
          </table:table-cell>
          <table:table-cell table:style-name="ce1259"/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Sequor </text:p>
          </table:table-cell>
          <table:table-cell table:style-name="ce1214" office:value-type="string" calcext:value-type="string">
            <text:p>egykezes</text:p>
          </table:table-cell>
          <table:table-cell table:style-name="ce1215" table:number-columns-repeated="2"/>
          <table:table-cell table:style-name="ce1215" office:value-type="float" office:value="0" calcext:value-type="float">
            <text:p>0</text:p>
          </table:table-cell>
          <table:table-cell table:style-name="ce1215" table:number-columns-repeated="7"/>
          <table:table-cell table:style-name="ce1251" office:value-type="string" calcext:value-type="string">
            <text:p>kardvívás</text:p>
          </table:table-cell>
          <table:table-cell table:style-name="ce1260" office:value-type="string" calcext:value-type="string">
            <text:p>(KF):</text:p>
          </table:table-cell>
          <table:table-cell table:number-columns-repeated="241"/>
        </table:table-row>
        <table:table-row table:style-name="ro23">
          <table:table-cell table:style-name="ce432"/>
          <table:table-cell table:style-name="ce1204" office:value-type="string" calcext:value-type="string">
            <text:p>Tőrkard</text:p>
          </table:table-cell>
          <table:table-cell table:style-name="ce1216" office:value-type="string" calcext:value-type="string">
            <text:p>egykezes</text:p>
          </table:table-cell>
          <table:table-cell table:style-name="ce1216" office:value-type="float" office:value="2" calcext:value-type="float">
            <text:p>2</text:p>
          </table:table-cell>
          <table:table-cell table:style-name="ce1216" office:value-type="string" calcext:value-type="string">
            <text:p>S</text:p>
          </table:table-cell>
          <table:table-cell table:number-columns-repeated="2" table:style-name="ce1216" office:value-type="float" office:value="0" calcext:value-type="float">
            <text:p>0</text:p>
          </table:table-cell>
          <table:table-cell table:style-name="ce1216"/>
          <table:table-cell table:style-name="ce1216" office:value-type="string" calcext:value-type="string">
            <text:p>1 penge</text:p>
          </table:table-cell>
          <table:table-cell table:style-name="ce1216" office:value-type="float" office:value="6" calcext:value-type="float">
            <text:p>6</text:p>
          </table:table-cell>
          <table:table-cell table:number-columns-repeated="2" table:style-name="ce1216" office:value-type="float" office:value="12" calcext:value-type="float">
            <text:p>12</text:p>
          </table:table-cell>
          <table:table-cell table:style-name="ce1216" office:value-type="float" office:value="5" calcext:value-type="float">
            <text:p>5</text:p>
          </table:table-cell>
          <table:table-cell table:style-name="ce1252" office:value-type="string" calcext:value-type="string">
            <text:p>kardvívás</text:p>
          </table:table-cell>
          <table:table-cell table:style-name="ce1258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432" table:number-columns-repeated="241"/>
        </table:table-row>
        <table:table-row table:style-name="ro1">
          <table:table-cell table:style-name="ce1197" office:value-type="string" calcext:value-type="string">
            <text:p>Pusztító fegyverek</text:p>
          </table:table-cell>
          <table:table-cell table:style-name="ce1201" office:value-type="string" calcext:value-type="string">
            <text:p>Bot, rövid</text:p>
          </table:table-cell>
          <table:table-cell table:style-name="ce1213" office:value-type="string" calcext:value-type="string">
            <text:p>egykezes</text:p>
          </table:table-cell>
          <table:table-cell table:style-name="ce1225" table:number-columns-repeated="2"/>
          <table:table-cell table:number-columns-repeated="2" table:style-name="ce1225" office:value-type="float" office:value="0" calcext:value-type="float">
            <text:p>0</text:p>
          </table:table-cell>
          <table:table-cell table:style-name="ce1225" table:number-columns-repeated="6"/>
          <table:table-cell table:style-name="ce1251" office:value-type="string" calcext:value-type="string">
            <text:p>pusztítás</text:p>
          </table:table-cell>
          <table:table-cell table:style-name="ce1257"/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Bot, furkós</text:p>
          </table:table-cell>
          <table:table-cell table:style-name="ce1214" office:value-type="string" calcext:value-type="string">
            <text:p>egykezes</text:p>
          </table:table-cell>
          <table:table-cell table:style-name="ce1215" table:number-columns-repeated="2"/>
          <table:table-cell table:number-columns-repeated="2" table:style-name="ce1215" office:value-type="float" office:value="0" calcext:value-type="float">
            <text:p>0</text:p>
          </table:table-cell>
          <table:table-cell table:style-name="ce1215" table:number-columns-repeated="6"/>
          <table:table-cell table:style-name="ce1251" office:value-type="string" calcext:value-type="string">
            <text:p>pusztítás</text:p>
          </table:table-cell>
          <table:table-cell table:style-name="ce1259"/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Buzogány, egykezes</text:p>
          </table:table-cell>
          <table:table-cell table:style-name="ce1214" office:value-type="string" calcext:value-type="string">
            <text:p>egykezes</text:p>
          </table:table-cell>
          <table:table-cell table:style-name="ce1214" office:value-type="float" office:value="5" calcext:value-type="float">
            <text:p>5</text:p>
          </table:table-cell>
          <table:table-cell table:style-name="ce1233" office:value-type="string" calcext:value-type="string">
            <text:p>Z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/>
          <table:table-cell table:style-name="ce1214" office:value-type="string" calcext:value-type="string">
            <text:p>1 penge</text:p>
          </table:table-cell>
          <table:table-cell table:style-name="ce1214" office:value-type="float" office:value="4" calcext:value-type="float">
            <text:p>4</text:p>
          </table:table-cell>
          <table:table-cell table:style-name="ce1214" office:value-type="float" office:value="12" calcext:value-type="float">
            <text:p>12</text:p>
          </table:table-cell>
          <table:table-cell table:style-name="ce1214" office:value-type="float" office:value="8" calcext:value-type="float">
            <text:p>8</text:p>
          </table:table-cell>
          <table:table-cell table:style-name="ce1214" office:value-type="float" office:value="7" calcext:value-type="float">
            <text:p>7</text:p>
          </table:table-cell>
          <table:table-cell table:style-name="ce1251" office:value-type="string" calcext:value-type="string">
            <text:p>pusztítás</text:p>
          </table:table-cell>
          <table:table-cell table:style-name="ce1259"/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Buzogány, kétkezes</text:p>
          </table:table-cell>
          <table:table-cell table:style-name="ce1214" office:value-type="string" calcext:value-type="string">
            <text:p>kétkezes</text:p>
          </table:table-cell>
          <table:table-cell table:style-name="ce1215" table:number-columns-repeated="3"/>
          <table:table-cell table:style-name="ce1215" office:value-type="float" office:value="0" calcext:value-type="float">
            <text:p>0</text:p>
          </table:table-cell>
          <table:table-cell table:style-name="ce1215" table:number-columns-repeated="6"/>
          <table:table-cell table:style-name="ce1251" office:value-type="string" calcext:value-type="string">
            <text:p>pusztítás</text:p>
          </table:table-cell>
          <table:table-cell table:style-name="ce1259"/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Buzogány, láncos</text:p>
          </table:table-cell>
          <table:table-cell table:style-name="ce1214" office:value-type="string" calcext:value-type="string">
            <text:p>egykezes</text:p>
          </table:table-cell>
          <table:table-cell table:style-name="ce1215" table:number-columns-repeated="3"/>
          <table:table-cell table:style-name="ce1215" office:value-type="float" office:value="0" calcext:value-type="float">
            <text:p>0</text:p>
          </table:table-cell>
          <table:table-cell table:style-name="ce1215" table:number-columns-repeated="6"/>
          <table:table-cell table:style-name="ce1251" office:value-type="string" calcext:value-type="string">
            <text:p>pusztítás</text:p>
          </table:table-cell>
          <table:table-cell table:style-name="ce1259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Buzogány, shadleki</text:p>
          </table:table-cell>
          <table:table-cell table:style-name="ce1214" office:value-type="string" calcext:value-type="string">
            <text:p>??</text:p>
          </table:table-cell>
          <table:table-cell table:style-name="ce1215" table:number-columns-repeated="3"/>
          <table:table-cell table:style-name="ce1215" office:value-type="float" office:value="0" calcext:value-type="float">
            <text:p>0</text:p>
          </table:table-cell>
          <table:table-cell table:style-name="ce1215" table:number-columns-repeated="6"/>
          <table:table-cell table:style-name="ce1251" office:value-type="string" calcext:value-type="string">
            <text:p>pusztítás</text:p>
          </table:table-cell>
          <table:table-cell table:style-name="ce1259"/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Buzogány, tollas</text:p>
          </table:table-cell>
          <table:table-cell table:style-name="ce1214" office:value-type="string" calcext:value-type="string">
            <text:p>egykezes</text:p>
          </table:table-cell>
          <table:table-cell table:style-name="ce1215" table:number-columns-repeated="2"/>
          <table:table-cell table:style-name="ce1215" office:value-type="string" calcext:value-type="string">
            <text:p>!</text:p>
          </table:table-cell>
          <table:table-cell table:style-name="ce1215" office:value-type="float" office:value="0" calcext:value-type="float">
            <text:p>0</text:p>
          </table:table-cell>
          <table:table-cell table:style-name="ce1215" table:number-columns-repeated="6"/>
          <table:table-cell table:style-name="ce1251" office:value-type="string" calcext:value-type="string">
            <text:p>pusztítás</text:p>
          </table:table-cell>
          <table:table-cell table:style-name="ce1259"/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Buzogány, tüskés</text:p>
          </table:table-cell>
          <table:table-cell table:style-name="ce1214" office:value-type="string" calcext:value-type="string">
            <text:p>egykezes</text:p>
          </table:table-cell>
          <table:table-cell table:style-name="ce1215" table:number-columns-repeated="2"/>
          <table:table-cell table:style-name="ce1215" office:value-type="string" calcext:value-type="string">
            <text:p>!!</text:p>
          </table:table-cell>
          <table:table-cell table:style-name="ce1215" office:value-type="float" office:value="0" calcext:value-type="float">
            <text:p>0</text:p>
          </table:table-cell>
          <table:table-cell table:style-name="ce1215" table:number-columns-repeated="6"/>
          <table:table-cell table:style-name="ce1251" office:value-type="string" calcext:value-type="string">
            <text:p>pusztítás</text:p>
          </table:table-cell>
          <table:table-cell table:style-name="ce1259"/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Csatabárd, egykezes</text:p>
          </table:table-cell>
          <table:table-cell table:style-name="ce1214" office:value-type="string" calcext:value-type="string">
            <text:p>egykezes</text:p>
          </table:table-cell>
          <table:table-cell table:style-name="ce1214" office:value-type="float" office:value="4" calcext:value-type="float">
            <text:p>4</text:p>
          </table:table-cell>
          <table:table-cell table:style-name="ce1234" office:value-type="string" calcext:value-type="string">
            <text:p>V(néha szúrás)</text:p>
          </table:table-cell>
          <table:table-cell table:style-name="ce1214" office:value-type="string" calcext:value-type="string">
            <text:p>??</text:p>
          </table:table-cell>
          <table:table-cell table:style-name="ce1214" office:value-type="float" office:value="0" calcext:value-type="float">
            <text:p>0</text:p>
          </table:table-cell>
          <table:table-cell table:style-name="ce1214"/>
          <table:table-cell table:style-name="ce1214" office:value-type="string" calcext:value-type="string">
            <text:p>0,5 penge</text:p>
          </table:table-cell>
          <table:table-cell table:style-name="ce1214" office:value-type="float" office:value="4" calcext:value-type="float">
            <text:p>4</text:p>
          </table:table-cell>
          <table:table-cell table:number-columns-repeated="2" table:style-name="ce1214" office:value-type="float" office:value="8" calcext:value-type="float">
            <text:p>8</text:p>
          </table:table-cell>
          <table:table-cell table:style-name="ce1214"/>
          <table:table-cell table:style-name="ce1251" office:value-type="string" calcext:value-type="string">
            <text:p>pusztítás</text:p>
          </table:table-cell>
          <table:table-cell table:style-name="ce1259"/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Csatabárd, kétkezes</text:p>
          </table:table-cell>
          <table:table-cell table:style-name="ce1214" office:value-type="string" calcext:value-type="string">
            <text:p>kétkezes</text:p>
          </table:table-cell>
          <table:table-cell table:style-name="ce1214" office:value-type="float" office:value="8" calcext:value-type="float">
            <text:p>8</text:p>
          </table:table-cell>
          <table:table-cell table:number-columns-repeated="2" table:style-name="ce1214" office:value-type="string" calcext:value-type="string">
            <text:p>??</text:p>
          </table:table-cell>
          <table:table-cell table:style-name="ce1214" office:value-type="float" office:value="0" calcext:value-type="float">
            <text:p>0</text:p>
          </table:table-cell>
          <table:table-cell table:style-name="ce1214"/>
          <table:table-cell table:style-name="ce1214" office:value-type="string" calcext:value-type="string">
            <text:p>1,5 penge</text:p>
          </table:table-cell>
          <table:table-cell table:style-name="ce1214" office:value-type="float" office:value="8" calcext:value-type="float">
            <text:p>8</text:p>
          </table:table-cell>
          <table:table-cell table:number-columns-repeated="2" table:style-name="ce1214" office:value-type="float" office:value="16" calcext:value-type="float">
            <text:p>16</text:p>
          </table:table-cell>
          <table:table-cell table:style-name="ce1214"/>
          <table:table-cell table:style-name="ce1251" office:value-type="string" calcext:value-type="string">
            <text:p>pusztítás</text:p>
          </table:table-cell>
          <table:table-cell table:style-name="ce1258"/>
          <table:table-cell table:number-columns-repeated="241"/>
        </table:table-row>
        <table:table-row table:style-name="ro19">
          <table:table-cell/>
          <table:table-cell table:style-name="ce1202" office:value-type="string" calcext:value-type="string">
            <text:p>Csatacsákány</text:p>
          </table:table-cell>
          <table:table-cell table:style-name="ce1214" office:value-type="string" calcext:value-type="string">
            <text:p>egykezes</text:p>
          </table:table-cell>
          <table:table-cell table:style-name="ce1214" office:value-type="float" office:value="3" calcext:value-type="float">
            <text:p>3</text:p>
          </table:table-cell>
          <table:table-cell table:style-name="ce1214" office:value-type="string" calcext:value-type="string">
            <text:p>S?</text:p>
          </table:table-cell>
          <table:table-cell table:style-name="ce1214" office:value-type="string" calcext:value-type="string">
            <text:p>10 !</text:p>
          </table:table-cell>
          <table:table-cell table:style-name="ce1214" office:value-type="float" office:value="0" calcext:value-type="float">
            <text:p>0</text:p>
          </table:table-cell>
          <table:table-cell table:style-name="ce1214"/>
          <table:table-cell table:style-name="ce1214" office:value-type="string" calcext:value-type="string">
            <text:p>0,5 penge</text:p>
          </table:table-cell>
          <table:table-cell table:style-name="ce1214" office:value-type="float" office:value="4" calcext:value-type="float">
            <text:p>4</text:p>
          </table:table-cell>
          <table:table-cell table:number-columns-repeated="2" table:style-name="ce1214" office:value-type="float" office:value="8" calcext:value-type="float">
            <text:p>8</text:p>
          </table:table-cell>
          <table:table-cell table:style-name="ce1214"/>
          <table:table-cell table:style-name="ce1251" office:value-type="string" calcext:value-type="string">
            <text:p>pusztítás</text:p>
          </table:table-cell>
          <table:table-cell table:style-name="ce125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Cséphadaró</text:p>
          </table:table-cell>
          <table:table-cell table:style-name="ce1214" office:value-type="string" calcext:value-type="string">
            <text:p>kétkezes</text:p>
          </table:table-cell>
          <table:table-cell table:style-name="ce1215" table:number-columns-repeated="2"/>
          <table:table-cell table:number-columns-repeated="2" table:style-name="ce1215" office:value-type="float" office:value="0" calcext:value-type="float">
            <text:p>0</text:p>
          </table:table-cell>
          <table:table-cell table:style-name="ce1215" table:number-columns-repeated="6"/>
          <table:table-cell table:style-name="ce1251" office:value-type="string" calcext:value-type="string">
            <text:p>pusztítás</text:p>
          </table:table-cell>
          <table:table-cell table:style-name="ce1259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432"/>
          <table:table-cell table:style-name="ce1204" office:value-type="string" calcext:value-type="string">
            <text:p>Harci kalapács</text:p>
          </table:table-cell>
          <table:table-cell table:style-name="ce1216" office:value-type="string" calcext:value-type="string">
            <text:p>??</text:p>
          </table:table-cell>
          <table:table-cell table:style-name="ce1226" table:number-columns-repeated="3"/>
          <table:table-cell table:style-name="ce1226" office:value-type="float" office:value="0" calcext:value-type="float">
            <text:p>0</text:p>
          </table:table-cell>
          <table:table-cell table:style-name="ce1226" table:number-columns-repeated="6"/>
          <table:table-cell table:style-name="ce1252" office:value-type="string" calcext:value-type="string">
            <text:p>pusztítás</text:p>
          </table:table-cell>
          <table:table-cell table:style-name="ce1259"/>
          <table:table-cell table:style-name="ce432" table:number-columns-repeated="241"/>
        </table:table-row>
        <table:table-row table:style-name="ro1">
          <table:table-cell table:style-name="ce1197" office:value-type="string" calcext:value-type="string">
            <text:p>Lándzsavívó fegyverek</text:p>
          </table:table-cell>
          <table:table-cell table:style-name="ce1201" office:value-type="string" calcext:value-type="string">
            <text:p>Alabárd</text:p>
          </table:table-cell>
          <table:table-cell table:style-name="ce1213" office:value-type="string" calcext:value-type="string">
            <text:p>kétkezes</text:p>
          </table:table-cell>
          <table:table-cell table:style-name="ce1225" table:number-columns-repeated="10"/>
          <table:table-cell table:style-name="ce1251" office:value-type="string" calcext:value-type="string">
            <text:p>lándzsavívás</text:p>
          </table:table-cell>
          <table:table-cell table:style-name="ce1261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Bot, hosszú</text:p>
          </table:table-cell>
          <table:table-cell table:style-name="ce1214" office:value-type="string" calcext:value-type="string">
            <text:p>kétkezes</text:p>
          </table:table-cell>
          <table:table-cell table:style-name="ce1215"/>
          <table:table-cell table:style-name="ce1214" office:value-type="string" calcext:value-type="string">
            <text:p>Z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/>
          <table:table-cell table:style-name="ce1215" table:number-columns-repeated="5"/>
          <table:table-cell table:style-name="ce1251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202" office:value-type="string" calcext:value-type="string">
            <text:p>Lándzsa</text:p>
          </table:table-cell>
          <table:table-cell table:style-name="ce1214" office:value-type="string" calcext:value-type="string">
            <text:p>kétkezes</text:p>
          </table:table-cell>
          <table:table-cell table:style-name="ce1214"/>
          <table:table-cell table:style-name="ce1214" office:value-type="string" calcext:value-type="string">
            <text:p>S</text:p>
          </table:table-cell>
          <table:table-cell table:style-name="ce1215"/>
          <table:table-cell table:style-name="ce1215" office:value-type="float" office:value="0" calcext:value-type="float">
            <text:p>0</text:p>
          </table:table-cell>
          <table:table-cell table:style-name="ce1215"/>
          <table:table-cell table:style-name="ce1214" office:value-type="string" calcext:value-type="string">
            <text:p>3 penge</text:p>
          </table:table-cell>
          <table:table-cell table:style-name="ce1214" office:value-type="float" office:value="12" calcext:value-type="float">
            <text:p>12</text:p>
          </table:table-cell>
          <table:table-cell table:number-columns-repeated="2" table:style-name="ce1214" office:value-type="float" office:value="24" calcext:value-type="float">
            <text:p>24</text:p>
          </table:table-cell>
          <table:table-cell table:style-name="ce1214"/>
          <table:table-cell table:style-name="ce1251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202" office:value-type="string" calcext:value-type="string">
            <text:p>Pika</text:p>
          </table:table-cell>
          <table:table-cell table:style-name="ce1214" office:value-type="string" calcext:value-type="string">
            <text:p>kétkezes</text:p>
          </table:table-cell>
          <table:table-cell table:style-name="ce1215"/>
          <table:table-cell table:style-name="ce1215" office:value-type="string" calcext:value-type="string">
            <text:p>S</text:p>
          </table:table-cell>
          <table:table-cell table:style-name="ce1215"/>
          <table:table-cell table:style-name="ce1215" office:value-type="float" office:value="0" calcext:value-type="float">
            <text:p>0</text:p>
          </table:table-cell>
          <table:table-cell table:style-name="ce1215" table:number-columns-repeated="6"/>
          <table:table-cell table:style-name="ce1251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202" office:value-type="string" calcext:value-type="string">
            <text:p>Szigony, egykezes</text:p>
          </table:table-cell>
          <table:table-cell table:style-name="ce1214" office:value-type="string" calcext:value-type="string">
            <text:p>egykezes</text:p>
          </table:table-cell>
          <table:table-cell table:style-name="ce1215" table:number-columns-repeated="3"/>
          <table:table-cell table:style-name="ce1215" office:value-type="float" office:value="0" calcext:value-type="float">
            <text:p>0</text:p>
          </table:table-cell>
          <table:table-cell table:style-name="ce1215" table:number-columns-repeated="6"/>
          <table:table-cell table:style-name="ce1251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432"/>
          <table:table-cell table:style-name="ce1204" office:value-type="string" calcext:value-type="string">
            <text:p>Szigony, kétkezes</text:p>
          </table:table-cell>
          <table:table-cell table:style-name="ce1216" office:value-type="string" calcext:value-type="string">
            <text:p>kétkezes</text:p>
          </table:table-cell>
          <table:table-cell table:style-name="ce1226" table:number-columns-repeated="3"/>
          <table:table-cell table:style-name="ce1226" office:value-type="float" office:value="0" calcext:value-type="float">
            <text:p>0</text:p>
          </table:table-cell>
          <table:table-cell table:style-name="ce1226" table:number-columns-repeated="6"/>
          <table:table-cell table:style-name="ce1252" office:value-type="string" calcext:value-type="string">
            <text:p>lándzsavívás</text:p>
          </table:table-cell>
          <table:table-cell table:style-name="ce432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198"/>
          <table:table-cell table:style-name="ce1198" office:value-type="string" calcext:value-type="string">
            <text:p>Fegyver</text:p>
          </table:table-cell>
          <table:table-cell table:style-name="ce1217" office:value-type="string" calcext:value-type="string">
            <text:p>Forgatás módja</text:p>
          </table:table-cell>
          <table:table-cell table:style-name="ce1198" office:value-type="string" calcext:value-type="string">
            <text:p>SP</text:p>
          </table:table-cell>
          <table:table-cell table:style-name="ce1217" office:value-type="string" calcext:value-type="string">
            <text:p>Sebzés módja</text:p>
          </table:table-cell>
          <table:table-cell table:style-name="ce1198" office:value-type="string" calcext:value-type="string">
            <text:p>Átütés</text:p>
          </table:table-cell>
          <table:table-cell table:style-name="ce1198" table:number-columns-repeated="2"/>
          <table:table-cell table:style-name="ce1198" office:value-type="string" calcext:value-type="string">
            <text:p>KÉ</text:p>
          </table:table-cell>
          <table:table-cell table:style-name="ce1198" office:value-type="string" calcext:value-type="string">
            <text:p>CÉ</text:p>
          </table:table-cell>
          <table:table-cell table:style-name="ce1198" office:value-type="string" calcext:value-type="string">
            <text:p>Osztó</text:p>
          </table:table-cell>
          <table:table-cell table:style-name="ce1198" office:value-type="string" calcext:value-type="string">
            <text:p>Hatótáv</text:p>
          </table:table-cell>
          <table:table-cell table:style-name="ce1244" office:value-type="string" calcext:value-type="string">
            <text:p>Sebesség</text:p>
          </table:table-cell>
          <table:table-cell table:style-name="ce1198" office:value-type="string" calcext:value-type="string">
            <text:p>Harcmodor</text:p>
          </table:table-cell>
          <table:table-cell table:style-name="ce1198" table:number-columns-repeated="242"/>
        </table:table-row>
        <table:table-row table:style-name="ro1">
          <table:table-cell table:style-name="ce1197" office:value-type="string" calcext:value-type="string">
            <text:p>Szál-hajítófegyverek</text:p>
          </table:table-cell>
          <table:table-cell table:style-name="ce1205" office:value-type="string" calcext:value-type="string">
            <text:p><text:s/>__</text:p>
          </table:table-cell>
          <table:table-cell table:number-columns-repeated="2" table:style-name="ce1218" office:value-type="string" calcext:value-type="string">
            <text:p>x</text:p>
          </table:table-cell>
          <table:table-cell table:number-columns-repeated="2" table:style-name="ce1205" office:value-type="string" calcext:value-type="string">
            <text:p>x</text:p>
          </table:table-cell>
          <table:table-cell table:style-name="ce1205" table:number-columns-repeated="2"/>
          <table:table-cell table:number-columns-repeated="3" table:style-name="ce1205" office:value-type="string" calcext:value-type="string">
            <text:p>x</text:p>
          </table:table-cell>
          <table:table-cell table:style-name="ce1205"/>
          <table:table-cell table:style-name="ce1219" office:value-type="string" calcext:value-type="string">
            <text:p>x</text:p>
          </table:table-cell>
          <table:table-cell table:style-name="ce1253" office:value-type="string" calcext:value-type="string">
            <text:p>x</text:p>
          </table:table-cell>
          <table:table-cell/>
          <table:table-cell table:style-name="ce1267" table:number-columns-repeated="241"/>
        </table:table-row>
        <table:table-row table:style-name="ro1">
          <table:table-cell/>
          <table:table-cell table:style-name="ce1206" office:value-type="string" calcext:value-type="string">
            <text:p>Könnyű kopja</text:p>
          </table:table-cell>
          <table:table-cell table:style-name="ce1219" office:value-type="string" calcext:value-type="string">
            <text:p>kétkezes</text:p>
          </table:table-cell>
          <table:table-cell table:style-name="ce1227"/>
          <table:table-cell table:style-name="ce1220" table:number-columns-repeated="6"/>
          <table:table-cell table:style-name="ce1206" office:value-type="float" office:value="1" calcext:value-type="float">
            <text:p>1</text:p>
          </table:table-cell>
          <table:table-cell table:style-name="ce1239" office:value-type="string" calcext:value-type="string">
            <text:p>60m</text:p>
          </table:table-cell>
          <table:table-cell table:style-name="ce1245" office:value-type="float" office:value="9" calcext:value-type="float">
            <text:p>9</text:p>
          </table:table-cell>
          <table:table-cell table:style-name="ce1251" office:value-type="string" calcext:value-type="string">
            <text:p>hajítás</text:p>
          </table:table-cell>
          <table:table-cell table:style-name="ce1262" office:value-type="string" calcext:value-type="string">
            <text:p>Követelmény: Erő +3</text:p>
          </table:table-cell>
          <table:table-cell table:style-name="ce1268" table:number-columns-repeated="241"/>
        </table:table-row>
        <table:table-row table:style-name="ro1">
          <table:table-cell/>
          <table:table-cell table:style-name="ce1206" office:value-type="string" calcext:value-type="string">
            <text:p>Lándzsa</text:p>
          </table:table-cell>
          <table:table-cell table:style-name="ce1220" table:number-columns-repeated="8"/>
          <table:table-cell table:style-name="ce1206" office:value-type="float" office:value="1" calcext:value-type="float">
            <text:p>1</text:p>
          </table:table-cell>
          <table:table-cell table:style-name="ce1239" office:value-type="string" calcext:value-type="string">
            <text:p>60m</text:p>
          </table:table-cell>
          <table:table-cell table:style-name="ce1246" office:value-type="float" office:value="8" calcext:value-type="float">
            <text:p>8</text:p>
          </table:table-cell>
          <table:table-cell table:style-name="ce1251" office:value-type="string" calcext:value-type="string">
            <text:p>hajítás</text:p>
          </table:table-cell>
          <table:table-cell table:style-name="ce1263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32"/>
          <table:table-cell table:style-name="ce1207" office:value-type="string" calcext:value-type="string">
            <text:p>Dárda, hajító</text:p>
          </table:table-cell>
          <table:table-cell table:style-name="ce1221"/>
          <table:table-cell table:style-name="ce1221" office:value-type="string" calcext:value-type="string">
            <text:p>a</text:p>
          </table:table-cell>
          <table:table-cell table:style-name="ce1221" table:number-columns-repeated="6"/>
          <table:table-cell table:style-name="ce1207" office:value-type="float" office:value="2" calcext:value-type="float">
            <text:p>2</text:p>
          </table:table-cell>
          <table:table-cell table:style-name="ce1240" office:value-type="string" calcext:value-type="string">
            <text:p>60m</text:p>
          </table:table-cell>
          <table:table-cell table:style-name="ce1247" office:value-type="float" office:value="7" calcext:value-type="float">
            <text:p>7</text:p>
          </table:table-cell>
          <table:table-cell table:style-name="ce1252" office:value-type="string" calcext:value-type="string">
            <text:p>hajítás</text:p>
          </table:table-cell>
          <table:table-cell table:style-name="ce1263" office:value-type="string" calcext:value-type="string">
            <text:p>Követelmény: Erő +0</text:p>
          </table:table-cell>
          <table:table-cell table:style-name="ce432" table:number-columns-repeated="241"/>
        </table:table-row>
        <table:table-row table:style-name="ro1">
          <table:table-cell table:style-name="ce1197" office:value-type="string" calcext:value-type="string">
            <text:p>Hajítófegyverek</text:p>
          </table:table-cell>
          <table:table-cell table:style-name="ce1208" office:value-type="string" calcext:value-type="string">
            <text:p>Bola</text:p>
          </table:table-cell>
          <table:table-cell table:style-name="ce1208" office:value-type="string" calcext:value-type="string">
            <text:p>egykezes</text:p>
          </table:table-cell>
          <table:table-cell table:style-name="ce1228" office:value-type="float" office:value="2" calcext:value-type="float">
            <text:p>2</text:p>
          </table:table-cell>
          <table:table-cell table:style-name="ce1228" office:value-type="string" calcext:value-type="string">
            <text:p>S</text:p>
          </table:table-cell>
          <table:table-cell table:style-name="ce1228" office:value-type="float" office:value="6" calcext:value-type="float">
            <text:p>6</text:p>
          </table:table-cell>
          <table:table-cell table:style-name="ce1228" table:number-columns-repeated="2"/>
          <table:table-cell table:style-name="ce1222"/>
          <table:table-cell table:style-name="ce1222" office:value-type="float" office:value="2" calcext:value-type="float">
            <text:p>2</text:p>
          </table:table-cell>
          <table:table-cell table:style-name="ce1208" office:value-type="float" office:value="1" calcext:value-type="float">
            <text:p>1</text:p>
          </table:table-cell>
          <table:table-cell table:style-name="ce1241" office:value-type="string" calcext:value-type="string">
            <text:p>20m</text:p>
          </table:table-cell>
          <table:table-cell table:style-name="ce1248" office:value-type="float" office:value="6" calcext:value-type="float">
            <text:p>6</text:p>
          </table:table-cell>
          <table:table-cell table:style-name="ce1251" office:value-type="string" calcext:value-type="string">
            <text:p>hajítás</text:p>
          </table:table-cell>
          <table:table-cell table:style-name="ce1262"/>
          <table:table-cell table:number-columns-repeated="241"/>
        </table:table-row>
        <table:table-row table:style-name="ro1">
          <table:table-cell/>
          <table:table-cell table:style-name="ce1209" office:value-type="string" calcext:value-type="string">
            <text:p>Hajítóbárd</text:p>
          </table:table-cell>
          <table:table-cell table:style-name="ce1209" office:value-type="string" calcext:value-type="string">
            <text:p>egykezes</text:p>
          </table:table-cell>
          <table:table-cell table:style-name="ce1229" table:number-columns-repeated="6"/>
          <table:table-cell table:style-name="ce1229" office:value-type="float" office:value="4" calcext:value-type="float">
            <text:p>4</text:p>
          </table:table-cell>
          <table:table-cell table:style-name="ce1209" office:value-type="float" office:value="1" calcext:value-type="float">
            <text:p>1</text:p>
          </table:table-cell>
          <table:table-cell table:style-name="ce1242" office:value-type="string" calcext:value-type="string">
            <text:p>20m</text:p>
          </table:table-cell>
          <table:table-cell table:style-name="ce1249" office:value-type="float" office:value="5" calcext:value-type="float">
            <text:p>5</text:p>
          </table:table-cell>
          <table:table-cell table:style-name="ce1251" office:value-type="string" calcext:value-type="string">
            <text:p>hajítás</text:p>
          </table:table-cell>
          <table:table-cell table:style-name="ce1263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4">
          <table:table-cell/>
          <table:table-cell table:style-name="ce1209" office:value-type="string" calcext:value-type="string">
            <text:p>Hajítótőr</text:p>
          </table:table-cell>
          <table:table-cell table:style-name="ce1209" office:value-type="string" calcext:value-type="string">
            <text:p>egykezes</text:p>
          </table:table-cell>
          <table:table-cell table:style-name="ce1209" office:value-type="float" office:value="0" calcext:value-type="float">
            <text:p>0</text:p>
          </table:table-cell>
          <table:table-cell table:style-name="ce1209" office:value-type="string" calcext:value-type="string">
            <text:p>S</text:p>
          </table:table-cell>
          <table:table-cell table:style-name="ce1229" table:number-columns-repeated="4"/>
          <table:table-cell table:style-name="ce1229" office:value-type="float" office:value="4" calcext:value-type="float">
            <text:p>4</text:p>
          </table:table-cell>
          <table:table-cell table:style-name="ce1209" office:value-type="float" office:value="2" calcext:value-type="float">
            <text:p>2</text:p>
          </table:table-cell>
          <table:table-cell table:style-name="ce1242" office:value-type="string" calcext:value-type="string">
            <text:p>15m</text:p>
          </table:table-cell>
          <table:table-cell table:style-name="ce1249" office:value-type="float" office:value="6" calcext:value-type="float">
            <text:p>6</text:p>
          </table:table-cell>
          <table:table-cell table:style-name="ce1251" office:value-type="string" calcext:value-type="string">
            <text:p>hajítás</text:p>
          </table:table-cell>
          <table:table-cell table:style-name="ce1264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30"> </text:span><text:span text:style-name="T31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209" office:value-type="string" calcext:value-type="string">
            <text:p>kő, alma</text:p>
          </table:table-cell>
          <table:table-cell table:style-name="ce1209" office:value-type="string" calcext:value-type="string">
            <text:p>egykezes</text:p>
          </table:table-cell>
          <table:table-cell table:style-name="ce1229" table:number-columns-repeated="6"/>
          <table:table-cell table:style-name="ce1229" office:value-type="float" office:value="0" calcext:value-type="float">
            <text:p>0</text:p>
          </table:table-cell>
          <table:table-cell table:style-name="ce1209" office:value-type="float" office:value="1" calcext:value-type="float">
            <text:p>1</text:p>
          </table:table-cell>
          <table:table-cell table:style-name="ce1242" office:value-type="string" calcext:value-type="string">
            <text:p>20m</text:p>
          </table:table-cell>
          <table:table-cell table:style-name="ce1249" office:value-type="float" office:value="7" calcext:value-type="float">
            <text:p>7</text:p>
          </table:table-cell>
          <table:table-cell table:style-name="ce1251" office:value-type="string" calcext:value-type="string">
            <text:p>hajítás</text:p>
          </table:table-cell>
          <table:table-cell table:style-name="ce1263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209" office:value-type="string" calcext:value-type="string">
            <text:p>Parittya</text:p>
          </table:table-cell>
          <table:table-cell table:style-name="ce1209" office:value-type="string" calcext:value-type="string">
            <text:p>egykezes</text:p>
          </table:table-cell>
          <table:table-cell table:style-name="ce1229" table:number-columns-repeated="6"/>
          <table:table-cell table:style-name="ce1229" office:value-type="float" office:value="4" calcext:value-type="float">
            <text:p>4</text:p>
          </table:table-cell>
          <table:table-cell table:style-name="ce1209" office:value-type="float" office:value="2" calcext:value-type="float">
            <text:p>2</text:p>
          </table:table-cell>
          <table:table-cell table:style-name="ce1242" office:value-type="string" calcext:value-type="string">
            <text:p>70m</text:p>
          </table:table-cell>
          <table:table-cell table:style-name="ce1249" office:value-type="float" office:value="5" calcext:value-type="float">
            <text:p>5</text:p>
          </table:table-cell>
          <table:table-cell table:style-name="ce1251" office:value-type="string" calcext:value-type="string">
            <text:p>hajítás</text:p>
          </table:table-cell>
          <table:table-cell table:style-name="ce1263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209" office:value-type="string" calcext:value-type="string">
            <text:p>Ramiera</text:p>
          </table:table-cell>
          <table:table-cell table:style-name="ce1209" office:value-type="string" calcext:value-type="string">
            <text:p>egykezes</text:p>
          </table:table-cell>
          <table:table-cell table:style-name="ce1229" table:number-columns-repeated="6"/>
          <table:table-cell table:style-name="ce1229" office:value-type="float" office:value="1" calcext:value-type="float">
            <text:p>1</text:p>
          </table:table-cell>
          <table:table-cell table:style-name="ce1209" office:value-type="float" office:value="1" calcext:value-type="float">
            <text:p>1</text:p>
          </table:table-cell>
          <table:table-cell table:style-name="ce1242" office:value-type="string" calcext:value-type="string">
            <text:p>10m</text:p>
          </table:table-cell>
          <table:table-cell table:style-name="ce1249" office:value-type="float" office:value="4" calcext:value-type="float">
            <text:p>4</text:p>
          </table:table-cell>
          <table:table-cell table:style-name="ce1251" office:value-type="string" calcext:value-type="string">
            <text:p>hajítás</text:p>
          </table:table-cell>
          <table:table-cell table:style-name="ce1263"/>
          <table:table-cell table:number-columns-repeated="241"/>
        </table:table-row>
        <table:table-row table:style-name="ro1">
          <table:table-cell/>
          <table:table-cell table:style-name="ce1209" office:value-type="string" calcext:value-type="string">
            <text:p>Slan csillag</text:p>
          </table:table-cell>
          <table:table-cell table:style-name="ce1209" office:value-type="string" calcext:value-type="string">
            <text:p>egykezes</text:p>
          </table:table-cell>
          <table:table-cell table:style-name="ce1229" table:number-columns-repeated="6"/>
          <table:table-cell table:style-name="ce1229" office:value-type="float" office:value="3" calcext:value-type="float">
            <text:p>3</text:p>
          </table:table-cell>
          <table:table-cell table:style-name="ce1209" office:value-type="float" office:value="1" calcext:value-type="float">
            <text:p>1</text:p>
          </table:table-cell>
          <table:table-cell table:style-name="ce1242" office:value-type="string" calcext:value-type="string">
            <text:p>15m</text:p>
          </table:table-cell>
          <table:table-cell table:style-name="ce1249" office:value-type="float" office:value="4" calcext:value-type="float">
            <text:p>4</text:p>
          </table:table-cell>
          <table:table-cell table:style-name="ce1251" office:value-type="string" calcext:value-type="string">
            <text:p>hajítás</text:p>
          </table:table-cell>
          <table:table-cell table:style-name="ce1263"/>
          <table:table-cell table:number-columns-repeated="241"/>
        </table:table-row>
        <table:table-row table:style-name="ro1">
          <table:table-cell table:style-name="ce432"/>
          <table:table-cell table:style-name="ce1210" office:value-type="string" calcext:value-type="string">
            <text:p>Tőr</text:p>
          </table:table-cell>
          <table:table-cell table:style-name="ce1210" office:value-type="string" calcext:value-type="string">
            <text:p>egykezes</text:p>
          </table:table-cell>
          <table:table-cell table:style-name="ce1230" table:number-columns-repeated="6"/>
          <table:table-cell table:style-name="ce1230" office:value-type="float" office:value="2" calcext:value-type="float">
            <text:p>2</text:p>
          </table:table-cell>
          <table:table-cell table:style-name="ce1210" office:value-type="float" office:value="2" calcext:value-type="float">
            <text:p>2</text:p>
          </table:table-cell>
          <table:table-cell table:style-name="ce1243" office:value-type="string" calcext:value-type="string">
            <text:p>10m</text:p>
          </table:table-cell>
          <table:table-cell table:style-name="ce1250" office:value-type="float" office:value="3" calcext:value-type="float">
            <text:p>3</text:p>
          </table:table-cell>
          <table:table-cell table:style-name="ce1252" office:value-type="string" calcext:value-type="string">
            <text:p>hajítás</text:p>
          </table:table-cell>
          <table:table-cell table:style-name="ce1263"/>
          <table:table-cell table:style-name="ce432" table:number-columns-repeated="241"/>
        </table:table-row>
        <table:table-row table:style-name="ro1">
          <table:table-cell table:style-name="ce1197" office:value-type="string" calcext:value-type="string">
            <text:p>Egyéb hajítófegyverek</text:p>
          </table:table-cell>
          <table:table-cell table:style-name="ce1208" office:value-type="string" calcext:value-type="string">
            <text:p>Dobóháló</text:p>
          </table:table-cell>
          <table:table-cell table:style-name="ce1222" table:number-columns-repeated="7"/>
          <table:table-cell table:style-name="ce1222" office:value-type="float" office:value="0" calcext:value-type="float">
            <text:p>0</text:p>
          </table:table-cell>
          <table:table-cell table:style-name="ce1208" office:value-type="float" office:value="1" calcext:value-type="float">
            <text:p>1</text:p>
          </table:table-cell>
          <table:table-cell table:style-name="ce1241" office:value-type="string" calcext:value-type="string">
            <text:p>4m</text:p>
          </table:table-cell>
          <table:table-cell table:style-name="ce1248" office:value-type="float" office:value="2" calcext:value-type="float">
            <text:p>2</text:p>
          </table:table-cell>
          <table:table-cell table:style-name="ce1251" office:value-type="string" calcext:value-type="string">
            <text:p>hajítás</text:p>
          </table:table-cell>
          <table:table-cell table:style-name="ce1265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209" office:value-type="string" calcext:value-type="string">
            <text:p>Köpeny</text:p>
          </table:table-cell>
          <table:table-cell table:style-name="ce1209" office:value-type="string" calcext:value-type="string">
            <text:p>egykezes</text:p>
          </table:table-cell>
          <table:table-cell table:style-name="ce1229" table:number-columns-repeated="6"/>
          <table:table-cell table:style-name="ce1229" office:value-type="float" office:value="0" calcext:value-type="float">
            <text:p>0</text:p>
          </table:table-cell>
          <table:table-cell table:style-name="ce1209" office:value-type="float" office:value="1" calcext:value-type="float">
            <text:p>1</text:p>
          </table:table-cell>
          <table:table-cell table:style-name="ce1242" office:value-type="string" calcext:value-type="string">
            <text:p>4m</text:p>
          </table:table-cell>
          <table:table-cell table:style-name="ce1249" office:value-type="float" office:value="7" calcext:value-type="float">
            <text:p>7</text:p>
          </table:table-cell>
          <table:table-cell table:style-name="ce1251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32"/>
          <table:table-cell table:style-name="ce1210" office:value-type="string" calcext:value-type="string">
            <text:p>Lasszó</text:p>
          </table:table-cell>
          <table:table-cell table:style-name="ce1210" office:value-type="string" calcext:value-type="string">
            <text:p>egykezes</text:p>
          </table:table-cell>
          <table:table-cell table:style-name="ce1230" table:number-columns-repeated="6"/>
          <table:table-cell table:style-name="ce1230" office:value-type="float" office:value="0" calcext:value-type="float">
            <text:p>0</text:p>
          </table:table-cell>
          <table:table-cell table:style-name="ce1210" office:value-type="float" office:value="1" calcext:value-type="float">
            <text:p>1</text:p>
          </table:table-cell>
          <table:table-cell table:style-name="ce1243" office:value-type="string" calcext:value-type="string">
            <text:p>10m</text:p>
          </table:table-cell>
          <table:table-cell table:style-name="ce1250" office:value-type="float" office:value="4" calcext:value-type="float">
            <text:p>4</text:p>
          </table:table-cell>
          <table:table-cell table:style-name="ce1252" office:value-type="string" calcext:value-type="string">
            <text:p>hajítás</text:p>
          </table:table-cell>
          <table:table-cell table:style-name="ce432" table:number-columns-repeated="242"/>
        </table:table-row>
        <table:table-row table:style-name="ro1">
          <table:table-cell table:style-name="ce1197" office:value-type="string" calcext:value-type="string">
            <text:p>Íjász lőfegyverek</text:p>
          </table:table-cell>
          <table:table-cell table:style-name="ce1208" office:value-type="string" calcext:value-type="string">
            <text:p>Rövid íj</text:p>
          </table:table-cell>
          <table:table-cell table:style-name="ce1208" office:value-type="string" calcext:value-type="string">
            <text:p>kétkezes</text:p>
          </table:table-cell>
          <table:table-cell table:style-name="ce1222" table:number-columns-repeated="6"/>
          <table:table-cell table:style-name="ce1222" office:value-type="float" office:value="10" calcext:value-type="float">
            <text:p>10</text:p>
          </table:table-cell>
          <table:table-cell table:style-name="ce1208" office:value-type="float" office:value="2" calcext:value-type="float">
            <text:p>2</text:p>
          </table:table-cell>
          <table:table-cell table:style-name="ce1241"/>
          <table:table-cell table:style-name="ce1248" office:value-type="float" office:value="4" calcext:value-type="float">
            <text:p>4</text:p>
          </table:table-cell>
          <table:table-cell table:style-name="ce1251" office:value-type="string" calcext:value-type="string">
            <text:p>íjászat</text:p>
          </table:table-cell>
          <table:table-cell table:style-name="ce1265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209" office:value-type="string" calcext:value-type="string">
            <text:p>Hosszú íj</text:p>
          </table:table-cell>
          <table:table-cell table:style-name="ce1209" office:value-type="string" calcext:value-type="string">
            <text:p>kétkezes</text:p>
          </table:table-cell>
          <table:table-cell table:style-name="ce1229" table:number-columns-repeated="6"/>
          <table:table-cell table:style-name="ce1229" office:value-type="float" office:value="12" calcext:value-type="float">
            <text:p>12</text:p>
          </table:table-cell>
          <table:table-cell table:style-name="ce1209" office:value-type="float" office:value="3" calcext:value-type="float">
            <text:p>3</text:p>
          </table:table-cell>
          <table:table-cell table:style-name="ce1242"/>
          <table:table-cell table:style-name="ce1249" office:value-type="float" office:value="6" calcext:value-type="float">
            <text:p>6</text:p>
          </table:table-cell>
          <table:table-cell table:style-name="ce1251" office:value-type="string" calcext:value-type="string">
            <text:p>íjászat</text:p>
          </table:table-cell>
          <table:table-cell table:style-name="ce1266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209" office:value-type="string" calcext:value-type="string">
            <text:p>Visszacsapó íj</text:p>
          </table:table-cell>
          <table:table-cell table:style-name="ce1209" office:value-type="string" calcext:value-type="string">
            <text:p>kétkezes</text:p>
          </table:table-cell>
          <table:table-cell table:style-name="ce1229" table:number-columns-repeated="6"/>
          <table:table-cell table:style-name="ce1229" office:value-type="float" office:value="10" calcext:value-type="float">
            <text:p>10</text:p>
          </table:table-cell>
          <table:table-cell table:style-name="ce1209" office:value-type="float" office:value="3" calcext:value-type="float">
            <text:p>3</text:p>
          </table:table-cell>
          <table:table-cell table:style-name="ce1242"/>
          <table:table-cell table:style-name="ce1249" office:value-type="float" office:value="7" calcext:value-type="float">
            <text:p>7</text:p>
          </table:table-cell>
          <table:table-cell table:style-name="ce1251" office:value-type="string" calcext:value-type="string">
            <text:p>íjászat</text:p>
          </table:table-cell>
          <table:table-cell table:style-name="ce1266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209" office:value-type="string" calcext:value-type="string">
            <text:p>Elf íj</text:p>
          </table:table-cell>
          <table:table-cell table:style-name="ce1209" office:value-type="string" calcext:value-type="string">
            <text:p>kétkezes</text:p>
          </table:table-cell>
          <table:table-cell table:style-name="ce1231" office:value-type="float" office:value="1" calcext:value-type="float">
            <text:p>1</text:p>
          </table:table-cell>
          <table:table-cell table:style-name="ce1231" office:value-type="string" calcext:value-type="string">
            <text:p>S</text:p>
          </table:table-cell>
          <table:table-cell table:style-name="ce1231" office:value-type="float" office:value="0" calcext:value-type="float">
            <text:p>0</text:p>
          </table:table-cell>
          <table:table-cell table:style-name="ce1231" table:number-columns-repeated="2"/>
          <table:table-cell table:style-name="ce1231" office:value-type="float" office:value="5" calcext:value-type="float">
            <text:p>5</text:p>
          </table:table-cell>
          <table:table-cell table:style-name="ce1229" office:value-type="float" office:value="13" calcext:value-type="float">
            <text:p>13</text:p>
          </table:table-cell>
          <table:table-cell table:style-name="ce1209" office:value-type="string" calcext:value-type="string">
            <text:p>3(4)</text:p>
          </table:table-cell>
          <table:table-cell table:style-name="ce1242"/>
          <table:table-cell table:style-name="ce1249" office:value-type="float" office:value="9" calcext:value-type="float">
            <text:p>9</text:p>
          </table:table-cell>
          <table:table-cell table:style-name="ce1251" office:value-type="string" calcext:value-type="string">
            <text:p>íjászat</text:p>
          </table:table-cell>
          <table:table-cell table:style-name="ce1266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209" office:value-type="string" calcext:value-type="string">
            <text:p>Fúvócső, kicsi</text:p>
          </table:table-cell>
          <table:table-cell table:style-name="ce1209" office:value-type="string" calcext:value-type="string">
            <text:p>egykezes</text:p>
          </table:table-cell>
          <table:table-cell table:style-name="ce1229" table:number-columns-repeated="6"/>
          <table:table-cell table:style-name="ce1229" office:value-type="float" office:value="8" calcext:value-type="float">
            <text:p>8</text:p>
          </table:table-cell>
          <table:table-cell table:style-name="ce1209" office:value-type="float" office:value="1" calcext:value-type="float">
            <text:p>1</text:p>
          </table:table-cell>
          <table:table-cell table:style-name="ce1242"/>
          <table:table-cell table:style-name="ce1249" office:value-type="float" office:value="3" calcext:value-type="float">
            <text:p>3</text:p>
          </table:table-cell>
          <table:table-cell table:style-name="ce1251" office:value-type="string" calcext:value-type="string">
            <text:p>íjászat</text:p>
          </table:table-cell>
          <table:table-cell table:style-name="ce1266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32"/>
          <table:table-cell table:style-name="ce1210" office:value-type="string" calcext:value-type="string">
            <text:p>Fúvócső, vadász</text:p>
          </table:table-cell>
          <table:table-cell table:style-name="ce1210" office:value-type="string" calcext:value-type="string">
            <text:p>kétkezes</text:p>
          </table:table-cell>
          <table:table-cell table:style-name="ce1230" table:number-columns-repeated="6"/>
          <table:table-cell table:style-name="ce1230" office:value-type="float" office:value="10" calcext:value-type="float">
            <text:p>10</text:p>
          </table:table-cell>
          <table:table-cell table:style-name="ce1210" office:value-type="float" office:value="1" calcext:value-type="float">
            <text:p>1</text:p>
          </table:table-cell>
          <table:table-cell table:style-name="ce1243"/>
          <table:table-cell table:style-name="ce1250" office:value-type="float" office:value="2" calcext:value-type="float">
            <text:p>2</text:p>
          </table:table-cell>
          <table:table-cell table:style-name="ce1252" office:value-type="string" calcext:value-type="string">
            <text:p>íjászat</text:p>
          </table:table-cell>
          <table:table-cell table:style-name="ce1266"/>
          <table:table-cell table:style-name="ce432" table:number-columns-repeated="241"/>
        </table:table-row>
        <table:table-row table:style-name="ro1">
          <table:table-cell table:style-name="ce1197" office:value-type="string" calcext:value-type="string">
            <text:p>Lövész lőfegyverek</text:p>
          </table:table-cell>
          <table:table-cell table:style-name="ce1208" office:value-type="string" calcext:value-type="string">
            <text:p>Kézi nyílpuska</text:p>
          </table:table-cell>
          <table:table-cell table:style-name="ce1208" office:value-type="string" calcext:value-type="string">
            <text:p>egykezes</text:p>
          </table:table-cell>
          <table:table-cell table:style-name="ce1208"/>
          <table:table-cell table:style-name="ce1208" office:value-type="string" calcext:value-type="string">
            <text:p>S</text:p>
          </table:table-cell>
          <table:table-cell table:style-name="ce1208" table:number-columns-repeated="4"/>
          <table:table-cell table:style-name="ce1208" office:value-type="float" office:value="10" calcext:value-type="float">
            <text:p>10</text:p>
          </table:table-cell>
          <table:table-cell table:style-name="ce1208" office:value-type="float" office:value="3" calcext:value-type="float">
            <text:p>3</text:p>
          </table:table-cell>
          <table:table-cell table:style-name="ce1241" office:value-type="string" calcext:value-type="string">
            <text:p>20m</text:p>
          </table:table-cell>
          <table:table-cell table:style-name="ce1248" office:value-type="float" office:value="3" calcext:value-type="float">
            <text:p>3</text:p>
          </table:table-cell>
          <table:table-cell table:style-name="ce1251" office:value-type="string" calcext:value-type="string">
            <text:p>lövészet</text:p>
          </table:table-cell>
          <table:table-cell table:style-name="ce1265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209" office:value-type="string" calcext:value-type="string">
            <text:p>Nyílpuska</text:p>
          </table:table-cell>
          <table:table-cell table:style-name="ce1209" office:value-type="string" calcext:value-type="string">
            <text:p>kétkezes</text:p>
          </table:table-cell>
          <table:table-cell table:style-name="ce1209" office:value-type="float" office:value="6" calcext:value-type="float">
            <text:p>6</text:p>
          </table:table-cell>
          <table:table-cell table:style-name="ce1209" office:value-type="string" calcext:value-type="string">
            <text:p>S</text:p>
          </table:table-cell>
          <table:table-cell table:style-name="ce1229" office:value-type="float" office:value="10" calcext:value-type="float">
            <text:p>10</text:p>
          </table:table-cell>
          <table:table-cell table:style-name="ce1229" table:number-columns-repeated="2"/>
          <table:table-cell table:style-name="ce1209"/>
          <table:table-cell table:style-name="ce1209" office:value-type="float" office:value="16" calcext:value-type="float">
            <text:p>16</text:p>
          </table:table-cell>
          <table:table-cell table:style-name="ce1209" office:value-type="float" office:value="4" calcext:value-type="float">
            <text:p>4</text:p>
          </table:table-cell>
          <table:table-cell table:style-name="ce1242" office:value-type="string" calcext:value-type="string">
            <text:p>50m</text:p>
          </table:table-cell>
          <table:table-cell table:style-name="ce1249" office:value-type="float" office:value="4" calcext:value-type="float">
            <text:p>4</text:p>
          </table:table-cell>
          <table:table-cell table:style-name="ce1251" office:value-type="string" calcext:value-type="string">
            <text:p>lövészet</text:p>
          </table:table-cell>
          <table:table-cell table:style-name="ce1266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209" office:value-type="string" calcext:value-type="string">
            <text:p>Nehéz nyílpuska</text:p>
          </table:table-cell>
          <table:table-cell table:style-name="ce1209" office:value-type="string" calcext:value-type="string">
            <text:p>kétkezes</text:p>
          </table:table-cell>
          <table:table-cell table:style-name="ce1209" office:value-type="float" office:value="14" calcext:value-type="float">
            <text:p>14</text:p>
          </table:table-cell>
          <table:table-cell table:style-name="ce1209" office:value-type="string" calcext:value-type="string">
            <text:p>S</text:p>
          </table:table-cell>
          <table:table-cell table:style-name="ce1229" office:value-type="float" office:value="10" calcext:value-type="float">
            <text:p>10</text:p>
          </table:table-cell>
          <table:table-cell table:style-name="ce1229" table:number-columns-repeated="2"/>
          <table:table-cell table:style-name="ce1209"/>
          <table:table-cell table:style-name="ce1209" office:value-type="float" office:value="16" calcext:value-type="float">
            <text:p>16</text:p>
          </table:table-cell>
          <table:table-cell table:style-name="ce1209" office:value-type="float" office:value="4" calcext:value-type="float">
            <text:p>4</text:p>
          </table:table-cell>
          <table:table-cell table:style-name="ce1242" office:value-type="string" calcext:value-type="string">
            <text:p>80m</text:p>
          </table:table-cell>
          <table:table-cell table:style-name="ce1249" office:value-type="float" office:value="5" calcext:value-type="float">
            <text:p>5</text:p>
          </table:table-cell>
          <table:table-cell table:style-name="ce1251" office:value-type="string" calcext:value-type="string">
            <text:p>lövészet</text:p>
          </table:table-cell>
          <table:table-cell table:style-name="ce1266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209" office:value-type="string" calcext:value-type="string">
            <text:p>Shadoni páncéltörő</text:p>
          </table:table-cell>
          <table:table-cell table:style-name="ce1209" office:value-type="string" calcext:value-type="string">
            <text:p>kétkezes</text:p>
          </table:table-cell>
          <table:table-cell table:style-name="ce1209"/>
          <table:table-cell table:style-name="ce1209" office:value-type="string" calcext:value-type="string">
            <text:p>Z</text:p>
          </table:table-cell>
          <table:table-cell table:style-name="ce1209" office:value-type="string" calcext:value-type="string">
            <text:p>??</text:p>
          </table:table-cell>
          <table:table-cell table:style-name="ce1209" table:number-columns-repeated="3"/>
          <table:table-cell table:number-columns-repeated="2" table:style-name="ce1209" office:value-type="float" office:value="4" calcext:value-type="float">
            <text:p>4</text:p>
          </table:table-cell>
          <table:table-cell table:style-name="ce1242" office:value-type="string" calcext:value-type="string">
            <text:p>120m</text:p>
          </table:table-cell>
          <table:table-cell table:style-name="ce1249" office:value-type="float" office:value="3" calcext:value-type="float">
            <text:p>3</text:p>
          </table:table-cell>
          <table:table-cell table:style-name="ce1251" office:value-type="string" calcext:value-type="string">
            <text:p>lövészet</text:p>
          </table:table-cell>
          <table:table-cell table:style-name="ce1266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209" office:value-type="string" calcext:value-type="string">
            <text:p>Kharei nyílpuska</text:p>
          </table:table-cell>
          <table:table-cell table:style-name="ce1209" office:value-type="string" calcext:value-type="string">
            <text:p>egykezes</text:p>
          </table:table-cell>
          <table:table-cell table:style-name="ce1209"/>
          <table:table-cell table:style-name="ce1209" office:value-type="string" calcext:value-type="string">
            <text:p>S</text:p>
          </table:table-cell>
          <table:table-cell table:style-name="ce1209" table:number-columns-repeated="4"/>
          <table:table-cell table:style-name="ce1209" office:value-type="float" office:value="14" calcext:value-type="float">
            <text:p>14</text:p>
          </table:table-cell>
          <table:table-cell table:style-name="ce1209" office:value-type="float" office:value="4" calcext:value-type="float">
            <text:p>4</text:p>
          </table:table-cell>
          <table:table-cell table:style-name="ce1242" office:value-type="string" calcext:value-type="string">
            <text:p>50m</text:p>
          </table:table-cell>
          <table:table-cell table:style-name="ce1249" office:value-type="float" office:value="2" calcext:value-type="float">
            <text:p>2</text:p>
          </table:table-cell>
          <table:table-cell table:style-name="ce1251" office:value-type="string" calcext:value-type="string">
            <text:p>lövészet</text:p>
          </table:table-cell>
          <table:table-cell table:style-name="ce1266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4">
          <table:table-cell table:style-name="ce432"/>
          <table:table-cell table:style-name="ce1210" office:value-type="string" calcext:value-type="string">
            <text:p>Aquir nyílpuska</text:p>
          </table:table-cell>
          <table:table-cell table:style-name="ce1210" office:value-type="string" calcext:value-type="string">
            <text:p>egykezes</text:p>
          </table:table-cell>
          <table:table-cell table:style-name="ce1210" office:value-type="string" calcext:value-type="string">
            <text:p>halál / +6</text:p>
          </table:table-cell>
          <table:table-cell table:style-name="ce1210" office:value-type="string" calcext:value-type="string">
            <text:p>S</text:p>
          </table:table-cell>
          <table:table-cell table:style-name="ce1210" table:number-columns-repeated="4"/>
          <table:table-cell table:style-name="ce1210" office:value-type="float" office:value="16" calcext:value-type="float">
            <text:p>16</text:p>
          </table:table-cell>
          <table:table-cell table:style-name="ce1210" office:value-type="float" office:value="3" calcext:value-type="float">
            <text:p>3</text:p>
          </table:table-cell>
          <table:table-cell table:style-name="ce1243" office:value-type="string" calcext:value-type="string">
            <text:p>50m</text:p>
          </table:table-cell>
          <table:table-cell table:style-name="ce1250" office:value-type="float" office:value="1" calcext:value-type="float">
            <text:p>1</text:p>
          </table:table-cell>
          <table:table-cell table:style-name="ce1252" office:value-type="string" calcext:value-type="string">
            <text:p>lövészet</text:p>
          </table:table-cell>
          <table:table-cell table:style-name="ce1266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432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223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office:forms form:automatic-focus="false" form:apply-design-mode="false"/>
        <table:table-column table:style-name="co47" table:default-cell-style-name="ce765"/>
        <table:table-column table:style-name="co48" table:default-cell-style-name="ce1113"/>
        <table:table-column table:style-name="co49" table:default-cell-style-name="ce1113"/>
        <table:table-column table:style-name="co50" table:default-cell-style-name="ce1113"/>
        <table:table-column table:style-name="co49" table:default-cell-style-name="ce281"/>
        <table:table-column table:style-name="co51" table:default-cell-style-name="ce811"/>
        <table:table-column table:style-name="co52" table:default-cell-style-name="ce281"/>
        <table:table-column table:style-name="co53" table:default-cell-style-name="ce281"/>
        <table:table-column table:style-name="co54" table:default-cell-style-name="ce281"/>
        <table:table-column table:style-name="co55" table:number-columns-repeated="2" table:default-cell-style-name="ce281"/>
        <table:table-column table:style-name="co56" table:default-cell-style-name="ce281"/>
        <table:table-column table:style-name="co57" table:default-cell-style-name="ce848"/>
        <table:table-column table:style-name="co58" table:default-cell-style-name="ce859"/>
        <table:table-column table:style-name="co59" table:default-cell-style-name="ce859"/>
        <table:table-column table:style-name="co60" table:default-cell-style-name="ce281"/>
        <table:table-column table:style-name="co61" table:default-cell-style-name="ce281"/>
        <table:table-column table:style-name="co13" table:number-columns-repeated="237" table:default-cell-style-name="ce281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773" office:value-type="string" calcext:value-type="string" table:number-columns-spanned="14" table:number-rows-spanned="1">
            <text:p>Ezt a munkalapot ne módosítsátok, a 'Tulajdonságok_képzettségek', 'Harcértékek' és 'Mágia_Pszi' füleken (alul) tudjátok megalkotni a karaktert.</text:p>
          </table:table-cell>
          <table:covered-table-cell table:style-name="ce1118"/>
          <table:covered-table-cell table:style-name="ce1123"/>
          <table:covered-table-cell table:style-name="ce1133"/>
          <table:covered-table-cell table:style-name="ce1141"/>
          <table:covered-table-cell table:number-columns-repeated="6" table:style-name="ce1133"/>
          <table:covered-table-cell table:number-columns-repeated="3" table:style-name="ce1193"/>
          <table:table-cell table:style-name="ce1133" table:number-columns-repeated="239"/>
          <table:table-cell table:style-name="ce860" table:number-columns-repeated="2"/>
        </table:table-row>
        <table:table-row table:style-name="ro25">
          <table:table-cell table:style-name="ce763"/>
          <table:table-cell table:style-name="ce774"/>
          <table:table-cell table:style-name="ce1118"/>
          <table:table-cell table:style-name="ce1123"/>
          <table:table-cell table:style-name="ce1133"/>
          <table:table-cell table:style-name="ce1141"/>
          <table:table-cell table:style-name="ce1133" table:number-columns-repeated="6"/>
          <table:table-cell table:style-name="ce1193" table:number-columns-repeated="3"/>
          <table:table-cell table:style-name="ce1133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134"/>
          <table:covered-table-cell table:style-name="ce806"/>
          <table:covered-table-cell table:number-columns-repeated="2" table:style-name="ce1134"/>
          <table:table-cell table:style-name="ce1134" table:number-columns-repeated="4"/>
          <table:table-cell/>
          <table:table-cell table:style-name="ce848" table:number-columns-repeated="2"/>
          <table:table-cell table:style-name="ce1134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110" office:value-type="string" calcext:value-type="string">
            <text:p>Szint</text:p>
          </table:table-cell>
          <table:table-cell table:style-name="ce1110" office:value-type="string" calcext:value-type="string" table:number-columns-spanned="2" table:number-rows-spanned="1">
            <text:p>Átfogó</text:p>
          </table:table-cell>
          <table:covered-table-cell table:style-name="ce1110"/>
          <table:table-cell table:style-name="ce1110" office:value-type="string" calcext:value-type="string" table:number-columns-spanned="2" table:number-rows-spanned="1">
            <text:p>Átlagos</text:p>
          </table:table-cell>
          <table:covered-table-cell table:style-name="ce1110"/>
          <table:table-cell table:style-name="ce1110" office:value-type="string" calcext:value-type="string" table:number-columns-spanned="2" table:number-rows-spanned="1">
            <text:p>Spec.</text:p>
          </table:table-cell>
          <table:covered-table-cell/>
          <table:table-cell table:style-name="ce1134" table:number-columns-repeated="4"/>
          <table:table-cell/>
          <table:table-cell table:style-name="ce848" table:number-columns-repeated="2"/>
          <table:table-cell table:style-name="ce1134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134" table:number-columns-repeated="3"/>
          <table:table-cell/>
          <table:table-cell table:style-name="ce848" table:number-columns-repeated="2"/>
          <table:table-cell table:style-name="ce1134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1.1122in" svg:height="0.2346in" svg:x="6.9697in" svg:y="0.0484in" draw:caption-point-x="1.7075in" draw:caption-point-y="0.8492in">
              <dc:creator>F.B.</dc:creator>
              <dc:date>2006-06-05T00:00:00</dc:date>
              <text:p text:style-name="P1"><text:span text:style-name="T1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113"/>
          <table:table-cell table:style-name="ce1134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70" calcext:value-type="float">
            <office:annotation draw:style-name="gr1" draw:text-style-name="P2" svg:width="1.1122in" svg:height="0.2346in" svg:x="6.9697in" svg:y="0.2059in" draw:caption-point-x="1.7075in" draw:caption-point-y="0.8697in">
              <dc:creator>F.B.</dc:creator>
              <dc:date>2006-06-05T00:00:00</dc:date>
              <text:p text:style-name="P1"><text:span text:style-name="T1">Kézzel megadni!</text:span></text:p>
            </office:annotation>
            <text:p>7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Kiegészítő KP/szint</text:p>
          </table:table-cell>
          <table:table-cell table:style-name="ce830" office:value-type="float" office:value="20" calcext:value-type="float">
            <office:annotation draw:style-name="gr1" draw:text-style-name="P2" svg:width="1.1161in" svg:height="0.2346in" svg:x="8.8413in" svg:y="0.5378in" draw:caption-point-x="-0.1642in" draw:caption-point-y="0.7154in">
              <dc:creator>F.B.</dc:creator>
              <dc:date>2006-06-05T00:00:00</dc:date>
              <text:p text:style-name="P1"><text:span text:style-name="T1">Kézzel megadni!</text:span></text:p>
            </office:annotation>
            <text:p>2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Képzettség max szint</text:p>
          </table:table-cell>
          <table:table-cell table:style-name="ce831" office:value-type="float" office:value="8" calcext:value-type="float">
            <text:p>Szint +8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Harci+miszt képz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14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8413in" svg:y="1.8319in" draw:caption-point-x="-0.1642in" draw:caption-point-y="0.8437in">
              <dc:date>2007-12-30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413in" svg:y="2.1461in" draw:caption-point-x="-0.1642in" draw:caption-point-y="0.885in">
              <dc:date>2023-11-08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1.1205in" svg:height="0.3902in" svg:x="8.8413in" svg:y="2.3028in" draw:caption-point-x="-0.1642in" draw:caption-point-y="0.9059in">
              <dc:date>2023-11-08T00:00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6 HM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/>
          <table:table-cell table:style-name="ce451" office:value-type="string" calcext:value-type="string" table:number-columns-spanned="3" table:number-rows-spanned="1">
            <text:p>Érzékek</text:p>
          </table:table-cell>
          <table:covered-table-cell table:style-name="ce477"/>
          <table:covered-table-cell table:style-name="Default"/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413in" svg:y="2.6169in" draw:caption-point-x="-0.1642in" draw:caption-point-y="0.9472in">
              <dc:creator>FB</dc:creator>
              <dc:date>2007-01-26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/>
          <table:table-cell table:style-name="ce854" office:value-type="string" calcext:value-type="string" table:number-columns-spanned="2" table:number-rows-spanned="1">
            <text:p>Érzék</text:p>
          </table:table-cell>
          <table:covered-table-cell table:style-name="Default"/>
          <table:table-cell table:style-name="ce854" office:value-type="string" calcext:value-type="string">
            <text:p>KP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8413in" svg:y="2.774in" draw:caption-point-x="-0.1642in" draw:caption-point-y="0.9681in">
              <dc:creator>FB</dc:creator>
              <dc:date>2007-01-26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/>
          <table:table-cell table:style-name="ce852" office:value-type="string" calcext:value-type="string" table:number-columns-spanned="2" table:number-rows-spanned="1">
            <text:p>Intuíció</text:p>
          </table:table-cell>
          <table:covered-table-cell table:style-name="Default"/>
          <table:table-cell table:style-name="ce172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/>
          <table:table-cell table:style-name="ce852" office:value-type="string" calcext:value-type="string" table:number-columns-spanned="2" table:number-rows-spanned="1">
            <text:p>Látás</text:p>
          </table:table-cell>
          <table:covered-table-cell table:style-name="Default"/>
          <table:table-cell table:style-name="ce172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43" office:value-type="string" calcext:value-type="string">
            <text:p>Egyik HM nagyobb lehet</text:p>
          </table:table-cell>
          <table:table-cell table:style-name="ce478" table:content-validation-name="val143" office:value-type="float" office:value="3" calcext:value-type="float">
            <text:p>3</text:p>
          </table:table-cell>
          <table:table-cell table:style-name="Default"/>
          <table:table-cell table:style-name="ce852" office:value-type="string" calcext:value-type="string" table:number-columns-spanned="2" table:number-rows-spanned="1">
            <text:p>Hallás</text:p>
          </table:table-cell>
          <table:covered-table-cell table:style-name="Default"/>
          <table:table-cell table:style-name="ce172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5"/>
          <table:table-cell table:style-name="ce853" office:value-type="string" calcext:value-type="string" table:number-columns-spanned="2" table:number-rows-spanned="1">
            <text:p>Ízlelés/Szaglás/Tapintás</text:p>
          </table:table-cell>
          <table:covered-table-cell table:style-name="Default"/>
          <table:table-cell table:style-name="ce172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2"/>
          <table:table-cell table:style-name="ce824" office:value-type="string" calcext:value-type="string">
            <text:p>Tradíció</text:p>
          </table:table-cell>
          <table:table-cell table:style-name="ce838" office:value-type="float" office:value="50" calcext:value-type="float">
            <text:p>50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824" office:value-type="string" calcext:value-type="string">
            <text:p>Céltradíció</text:p>
          </table:table-cell>
          <table:table-cell table:style-name="ce838" office:value-type="float" office:value="25" calcext:value-type="float">
            <text:p>25 KP</text:p>
          </table:table-cell>
          <table:table-cell table:style-name="Default"/>
          <table:table-cell table:style-name="ce1274" office:value-type="string" calcext:value-type="string" table:number-columns-spanned="2" table:number-rows-spanned="1">
            <text:p>Vakság</text:p>
          </table:table-cell>
          <table:covered-table-cell table:style-name="ce1274"/>
          <table:table-cell table:style-name="ce838" office:value-type="float" office:value="45" calcext:value-type="float">
            <text:p>45 KP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821" office:value-type="string" calcext:value-type="string">
            <text:p>1 Mana Pont</text:p>
          </table:table-cell>
          <table:table-cell table:style-name="ce835" office:value-type="float" office:value="3" calcext:value-type="float">
            <office:annotation draw:style-name="gr3" draw:text-style-name="P2" svg:width="1.1307in" svg:height="0.3685in" svg:x="8.8413in" svg:y="3.922in" draw:caption-point-x="-0.1642in" draw:caption-point-y="0.8866in">
              <dc:creator>FB</dc:creator>
              <dc:date>2007-01-26T00:00:00</dc:date>
              <text:p text:style-name="P1"><text:span text:style-name="T1">Ne módosítsd!</text:span></text:p>
            </office:annotation>
            <text:p>3 KP</text:p>
          </table:table-cell>
          <table:table-cell table:style-name="Default"/>
          <table:table-cell table:style-name="ce1274" office:value-type="string" calcext:value-type="string" table:number-columns-spanned="2" table:number-rows-spanned="1">
            <text:p>Süketség</text:p>
          </table:table-cell>
          <table:covered-table-cell table:style-name="ce1274"/>
          <table:table-cell table:style-name="ce838" office:value-type="float" office:value="35" calcext:value-type="float">
            <text:p>35 KP</text:p>
          </table:table-cell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821" office:value-type="string" calcext:value-type="string">
            <text:p>Max Mana/szint</text:p>
          </table:table-cell>
          <table:table-cell table:style-name="ce839" office:value-type="float" office:value="10" calcext:value-type="float">
            <office:annotation draw:style-name="gr6" draw:text-style-name="P2" svg:width="1.1307in" svg:height="0.6976in" svg:x="8.8413in" svg:y="4.089in" draw:caption-point-x="-0.1642in" draw:caption-point-y="0.8976in">
              <dc:creator>FB</dc:creator>
              <dc:date>2007-11-08T00:00:00</dc:date>
              <text:p text:style-name="P1"><text:span text:style-name="T1">Szintenként felvehető max MP szám.</text:span></text:p>
            </office:annotation>
            <text:p>10 MP</text:p>
          </table:table-cell>
          <table:table-cell table:style-name="Default"/>
          <table:table-cell table:style-name="ce1274" office:value-type="string" calcext:value-type="string" table:number-columns-spanned="2" table:number-rows-spanned="1">
            <text:p>Tartós sérülés / fok</text:p>
          </table:table-cell>
          <table:covered-table-cell table:style-name="ce1274"/>
          <table:table-cell table:style-name="ce838" office:value-type="float" office:value="10" calcext:value-type="float">
            <text:p>10 KP</text:p>
          </table:table-cell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2"/>
          <table:table-cell table:style-name="ce821" office:value-type="string" calcext:value-type="string">
            <text:p>1 <text:span text:style-name="T7">Ψ</text:span> pont</text:p>
          </table:table-cell>
          <table:table-cell table:style-name="ce835" office:value-type="float" office:value="2" calcext:value-type="float">
            <office:annotation draw:style-name="gr3" draw:text-style-name="P2" svg:width="1.1307in" svg:height="0.3685in" svg:x="8.8413in" svg:y="4.4224in" draw:caption-point-x="-0.1642in" draw:caption-point-y="0.9197in">
              <dc:creator>FB</dc:creator>
              <dc:date>2007-01-26T00:00:00</dc:date>
              <text:p text:style-name="P1"><text:span text:style-name="T1">Ne módosítsd!</text:span></text:p>
            </office:annotation>
            <text:p>2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2"/>
          <table:table-cell table:style-name="ce478" office:value-type="string" calcext:value-type="string">
            <text:p><text:span text:style-name="T7">Max Ψ</text:span> pont / szint</text:p>
          </table:table-cell>
          <table:table-cell table:style-name="ce841" office:value-type="float" office:value="4" calcext:value-type="float">
            <text:p>4 Ψ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478" office:value-type="string" calcext:value-type="string">
            <text:p>Erőbónusz</text:p>
          </table:table-cell>
          <table:table-cell table:style-name="ce478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151" office:value-type="string" calcext:value-type="string">
            <text:p>Nincs adat string</text:p>
          </table:table-cell>
          <table:table-cell table:style-name="ce478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151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478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3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. Gyorsaság köv.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130" office:value-type="string" calcext:value-type="string">
            <text:p>Fok</text:p>
          </table:table-cell>
          <table:table-cell table:style-name="ce1130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151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145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115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115" office:value-type="string" calcext:value-type="string">
            <text:p>VÉ</text:p>
          </table:table-cell>
          <table:table-cell table:style-name="ce1115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693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693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2" table:default-cell-style-name="ce1374"/>
        <table:table-row table:style-name="ro1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1">
          <table:table-cell office:value-type="string" calcext:value-type="string">
            <text:p>Ailtas, 20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75" office:value-type="string" calcext:value-type="string">
            <text:p>Creative Commons License</text:p>
          </table:table-cell>
        </table:table-row>
        <table:table-row table:style-name="ro16">
          <table:table-cell office:value-type="string" calcext:value-type="string">
            <text:p><text:span text:style-name="T32">Ezen dokumentum maga </text:span>és minden benne található szöveges, vagy bináris elem, azok egyes részletei, másolatai, valamint kapcsolódó részei mind a [Creative Commons BY-NC-SA 4.0](https://creativecommons.org/licenses/by-nc-sa/4.0/deed.hu), azaz a „Nevezd meg! – Ne add el! – Így add tovább!” 4.0 licenc feltételeinek megfelelően használható fel.</text:p>
            <text:p/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adornments="Normál" style:font-family-generic="swiss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2P0"/>
    </number:currency-style>
    <number:number-style style:name="N123">
      <number:text>Limit túllépés!</number:text>
    </number:number-style>
    <number:number-style style:name="N124">
      <number:text>Fok&gt;Max!</number:text>
    </number:number-style>
    <number:number-style style:name="N125">
      <number:text>Negatív!</number:text>
    </number:number-style>
    <number:number-style style:name="N126">
      <number:text>fok&gt;max!</number:text>
    </number:number-style>
    <number:number-style style:name="N127">
      <number:text>Túllépés</number:text>
    </number:number-style>
    <number:number-style style:name="N128">
      <number:text>Túllépés!</number:text>
    </number:number-style>
    <number:number-style style:name="N129">
      <number:text>Túllépted a harci+misztikus KP limitet!</number:text>
    </number:number-style>
    <number:text-style style:name="N130">
      <number:text-content/>
      <number:text> (tradícióból)</number:text>
    </number:text-style>
    <number:number-style style:name="N131">
      <number:text>Mesterfegyver harcmodor szint követelménye nincs meg!</number:text>
    </number:number-style>
    <number:number-style style:name="N132">
      <number:text>Gyors!</number:text>
    </number:number-style>
    <number:number-style style:name="N133">
      <number:number number:min-integer-digits="1"/>
      <number:text> (Limit túllépés!!)</number:text>
    </number:number-style>
    <number:number-style style:name="N134">
      <number:number number:min-integer-digits="1"/>
      <number:text> KP</number:text>
    </number:number-style>
    <number:text-style style:name="N135">
      <number:text-content/>
      <number:text> KP</number:text>
    </number:text-style>
    <number:number-style style:name="N136">
      <number:number number:decimal-places="0" number:min-decimal-places="0" number:min-integer-digits="1" number:display-factor="1000"/>
      <number:text>KP</number:text>
    </number:number-style>
    <number:number-style style:name="N137">
      <number:text>+</number:text>
      <number:number number:decimal-places="0" number:min-decimal-places="0" number:min-integer-digits="1" number:display-factor="1000"/>
      <number:text>KP</number:text>
    </number:number-style>
    <number:number-style style:name="N138">
      <number:text>+</number:text>
      <number:number number:decimal-places="0" number:min-decimal-places="0" number:min-integer-digits="1"/>
      <number:text>KP</number:text>
    </number:number-style>
    <number:number-style style:name="N139">
      <number:text>Max </number:text>
      <number:number number:min-integer-digits="1"/>
      <number:text> KP</number:text>
    </number:number-style>
    <number:percentage-style style:name="N140">
      <number:number number:decimal-places="0" number:min-decimal-places="0" number:min-integer-digits="1"/>
      <number:text>%-a</number:text>
    </number:percentage-style>
    <number:percentage-style style:name="N141">
      <number:text>Össz KP-nak </number:text>
      <number:number number:decimal-places="0" number:min-decimal-places="0" number:min-integer-digits="1"/>
      <number:text>%-a</number:text>
    </number:percentage-style>
    <number:percentage-style style:name="N142">
      <number:text>Ey az össz KP-nak a </number:text>
      <number:number number:decimal-places="0" number:min-decimal-places="0" number:min-integer-digits="1"/>
      <number:text>%-a</number:text>
    </number:percentage-style>
    <number:percentage-style style:name="N143">
      <number:text>Ez az össz KP-nak a </number:text>
      <number:number number:decimal-places="0" number:min-decimal-places="0" number:min-integer-digits="1"/>
      <number:text>%-a</number:text>
    </number:percentage-style>
    <number:percentage-style style:name="N144">
      <number:text>Ez az össz KP </number:text>
      <number:number number:decimal-places="0" number:min-decimal-places="0" number:min-integer-digits="1"/>
      <number:text>%-a</number:text>
    </number:percentage-style>
    <number:percentage-style style:name="N145">
      <number:text>(Ez az össz KP </number:text>
      <number:number number:decimal-places="0" number:min-decimal-places="0" number:min-integer-digits="1"/>
      <number:text>%-a)</number:text>
    </number:percentage-style>
    <number:number-style style:name="N146">
      <number:number number:min-integer-digits="1"/>
      <number:text>!</number:text>
    </number:number-style>
    <number:number-style style:name="N147">
      <number:number number:min-integer-digits="1"/>
      <number:text> (Limit túllépés)</number:text>
    </number:number-style>
    <number:number-style style:name="N148">
      <number:text>+</number:text>
      <number:number number:decimal-places="0" number:min-decimal-places="0" number:min-integer-digits="1"/>
    </number:number-style>
    <number:number-style style:name="N149">
      <number:number number:min-integer-digits="1"/>
      <number:text> db</number:text>
    </number:number-style>
    <number:number-style style:name="N150">
      <number:number number:decimal-places="0" number:min-decimal-places="0" number:min-integer-digits="1"/>
      <number:text> db</number:text>
    </number:number-style>
    <number:number-style style:name="N151">
      <number:text>Nincs ennyi fok!</number:text>
    </number:number-style>
    <number:number-style style:name="N152">
      <number:number number:min-integer-digits="1"/>
      <number:text> szint</number:text>
    </number:number-style>
    <number:number-style style:name="N153">
      <number:text>+</number:text>
      <number:number number:decimal-places="0" number:min-decimal-places="0" number:min-integer-digits="1"/>
      <number:text> szint</number:text>
    </number:number-style>
    <number:number-style style:name="N154">
      <number:number number:decimal-places="0" number:min-decimal-places="0" number:min-integer-digits="1"/>
      <number:text> szint</number:text>
    </number:number-style>
    <number:number-style style:name="N155">
      <number:number number:decimal-places="1" number:min-decimal-places="1" number:min-integer-digits="1"/>
    </number:number-style>
    <number:number-style style:name="N156">
      <number:number number:min-integer-digits="1"/>
      <number:text> fok</number:text>
    </number:number-style>
    <number:number-style style:name="N157">
      <number:number number:decimal-places="1" number:min-decimal-places="1" number:min-integer-digits="1"/>
      <number:text> szint</number:text>
    </number:number-style>
    <number:number-style style:name="N158">
      <number:text>Szint +</number:text>
      <number:number number:min-integer-digits="1"/>
      <number:text> fok</number:text>
    </number:number-style>
    <number:number-style style:name="N159">
      <number:text>Szint +</number:text>
      <number:number number:min-integer-digits="1"/>
    </number:number-style>
    <number:number-style style:name="N160">
      <number:number number:min-integer-digits="1"/>
      <number:text> HM</number:text>
    </number:number-style>
    <number:number-style style:name="N161">
      <number:number number:decimal-places="2" number:min-decimal-places="2" number:min-integer-digits="1" number:display-factor="1000"/>
      <number:text> HM/szint</number:text>
    </number:number-style>
    <number:number-style style:name="N162">
      <number:number number:decimal-places="1" number:min-decimal-places="1" number:min-integer-digits="1" number:display-factor="1000"/>
      <number:text> HM/sz</number:text>
    </number:number-style>
    <number:number-style style:name="N163">
      <number:number number:decimal-places="1" number:min-decimal-places="1" number:min-integer-digits="1"/>
      <number:text> HM/sz</number:text>
    </number:number-style>
    <number:number-style style:name="N164">
      <number:text>+</number:text>
      <number:number number:min-integer-digits="1"/>
      <number:text> KP</number:text>
    </number:number-style>
    <number:number-style style:name="N165">
      <number:number number:decimal-places="0" number:min-decimal-places="0" number:min-integer-digits="1"/>
      <number:text> KP</number:text>
    </number:number-style>
    <number:number-style style:name="N166">
      <number:number number:min-integer-digits="1"/>
      <number:text> CÉ</number:text>
    </number:number-style>
    <number:number-style style:name="N167">
      <number:number number:decimal-places="1" number:min-decimal-places="1" number:min-integer-digits="1"/>
      <number:text> HM/szint</number:text>
    </number:number-style>
    <number:number-style style:name="N168">
      <number:number number:min-integer-digits="1"/>
      <number:text> MP</number:text>
    </number:number-style>
    <number:percentage-style style:name="N169">
      <number:text>(Össz KP </number:text>
      <number:number number:decimal-places="0" number:min-decimal-places="0" number:min-integer-digits="1"/>
      <number:text>%-a)</number:text>
    </number:percentage-style>
    <number:number-style style:name="N170">
      <number:number number:min-integer-digits="1"/>
      <number:text> Pp</number:text>
    </number:number-style>
    <number:number-style style:name="N171">
      <number:number number:decimal-places="1" number:min-decimal-places="1" number:min-integer-digits="1"/>
      <number:text> MP/szint</number:text>
    </number:number-style>
    <number:number-style style:name="N172">
      <number:number number:min-integer-digits="1"/>
      <number:text>. fok</number:text>
    </number:number-style>
    <number:number-style style:name="N173">
      <number:number number:min-integer-digits="1"/>
      <number:text> CHM</number:text>
    </number:number-style>
    <number:number-style style:name="N174">
      <number:number number:min-integer-digits="1"/>
      <number:text> Ψp</number:text>
    </number:number-style>
    <number:number-style style:name="N175">
      <number:number number:min-integer-digits="1"/>
      <number:text>,</number:text>
    </number:number-style>
    <number:number-style style:name="N176">
      <number:number number:min-integer-digits="1"/>
      <number:text>+k20</number:text>
    </number:number-style>
    <number:number-style style:name="N177">
      <number:number number:min-integer-digits="1"/>
      <number:text> MFP</number:text>
    </number:number-style>
    <number:number-style style:name="N178">
      <number:text>Táp túllépés!</number:text>
    </number:number-style>
    <number:number-style style:name="N179">
      <number:text>Túllépted a harci és misztikus </number:text>
    </number:number-style>
    <number:number-style style:name="N180">
      <number:text>Túllépted a</number:text>
    </number:number-style>
    <number:number-style style:name="N181">
      <number:text>CÉ: +</number:text>
      <number:number number:min-integer-digits="1"/>
    </number:number-style>
    <number:number-style style:name="N182">
      <number:text>CÉ: </number:text>
      <number:number number:min-integer-digits="1"/>
    </number:number-style>
    <number:number-style style:name="N183">
      <number:number number:min-integer-digits="1"/>
      <number:text> Z</number:text>
    </number:number-style>
    <number:number-style style:name="N184">
      <number:number number:decimal-places="1" number:min-decimal-places="1" number:min-integer-digits="2"/>
    </number:number-style>
    <number:number-style style:name="N185">
      <number:text>Többet költöttél harci+misztikus értékekre, mint a limit!</number:text>
    </number:number-style>
    <number:number-style style:name="N186">
      <number:text>Többet költöttél harci+!</number:text>
    </number:number-style>
    <number:number-style style:name="N187">
      <number:text>Túllépés! Több KP-t tettél harci+misztikus ismeretre, mint a limit!</number:text>
    </number:number-style>
    <number:number-style style:name="N188" number:title="Szöveg">
      <number:text>Írástudó (tradícióból)</number:text>
    </number:number-style>
    <number:text-style style:name="N189">
      <number:text-content/>
      <number:text> tradícióból</number:text>
    </number:text-style>
    <number:number-style style:name="N190">
      <number:number number:min-integer-digits="1"/>
      <number:text>" fok)</number:text>
    </number:number-style>
    <number:number-style style:name="N191">
      <number:number number:min-integer-digits="1"/>
      <number:text>Ψ pont</number:text>
    </number:number-style>
    <number:number-style style:name="N192">
      <number:number number:min-integer-digits="1"/>
      <number:text>.szint a harcmodorban</number:text>
    </number:number-style>
    <number:number-style style:name="N193">
      <number:text>Harcmodor szint kevés a követelményhez!</number:text>
    </number:number-style>
    <number:number-style style:name="N194">
      <number:text>Harcmodor szint kevé</number:text>
    </number:number-style>
    <number:number-style style:name="N195">
      <number:text>Harcmodor</number:text>
    </number:number-style>
    <number:number-style style:name="N196">
      <number:text>jajj</number:text>
    </number:number-style>
    <number:number-style style:name="N197">
      <number:text>+</number:text>
      <number:number number:min-integer-digits="1"/>
      <number:text> SP</number:text>
    </number:number-style>
    <number:number-style style:name="N198">
      <number:text>+</number:text>
      <number:number number:decimal-places="0" number:min-decimal-places="0" number:min-integer-digits="1"/>
      <number:text>"</number:text>
    </number:number-style>
    <number:number-style style:name="N199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23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24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25"/>
    <style:style style:name="Warning_5f_foktúllépés" style:display-name="Warning_foktúllépés" style:family="table-cell" style:parent-style-name="Warning" style:data-style-name="N126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27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28"/>
    <style:style style:name="Warning_5f_TáposKP_5f_Túllépés" style:display-name="Warning_TáposKP_Túllépés" style:family="table-cell" style:parent-style-name="Warning" style:data-style-name="N128">
      <style:text-properties fo:font-size="7pt"/>
    </style:style>
    <style:style style:name="Warning_5f_harcmiszt_5f_túllépve" style:display-name="Warning_harcmiszt_túllépve" style:family="table-cell" style:parent-style-name="Warning_5f_HM" style:data-style-name="N129">
      <style:text-properties fo:font-size="8pt"/>
    </style:style>
    <style:style style:name="Írástudó_5f_tradícióból" style:display-name="Írástudó_tradícióból" style:family="table-cell" style:parent-style-name="Result" style:data-style-name="N130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1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2">
      <style:text-properties fo:font-size="5pt"/>
    </style:style>
    <draw:marker draw:name="Nyílhegyek_20_1" draw:display-name="Nyílhegy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6">00/00/0000</text:date>, <text:time style:data-style-name="N2" text:time-value="16:32:47.950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3-12-06T16:45:41.036000000</dc:date>
    <meta:editing-cycles>36</meta:editing-cycles>
    <meta:editing-duration>PT16H20M35S</meta:editing-duration>
    <meta:document-statistic meta:table-count="9" meta:cell-count="2297" meta:object-count="0"/>
    <meta:user-defined meta:name="Info 1"/>
    <meta:user-defined meta:name="Info 2"/>
    <meta:user-defined meta:name="Info 3"/>
    <meta:user-defined meta:name="Info 4"/>
  </office:meta>
</office:document-meta>
</file>